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Pas Opere Bellavis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nkexgwzsc3cabcwz2</text:p>
          </table:table-cell>
          <table:table-cell office:value-type="string">
            <text:p>SPARKLING</text:p>
          </table:table-cell>
          <table:table-cell office:value-type="string">
            <text:p>Franciacorta Pas Operé</text:p>
          </table:table-cell>
          <table:table-cell office:value-type="string">
            <text:p>Bellavista</text:p>
          </table:table-cell>
          <table:table-cell office:value-type="float" office:value="47.540195">
            <text:p>47.5401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erra di 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94.46255">
            <text:p>94.46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an del Ciampolo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v6zdef7agyymtn75</text:p>
          </table:table-cell>
          <table:table-cell office:value-type="string">
            <text:p>RED</text:p>
          </table:table-cell>
          <table:table-cell office:value-type="string">
            <text:p>Pian del Ciampolo</text:p>
          </table:table-cell>
          <table:table-cell office:value-type="string">
            <text:p>Montevertine</text:p>
          </table:table-cell>
          <table:table-cell office:value-type="float" office:value="54.659645">
            <text:p>54.6596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tin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93.216385">
            <text:p>93.2163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tin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93.216385">
            <text:p>93.2163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tin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93.216385">
            <text:p>93.2163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700">
            <text:p>1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1400">
            <text:p>21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9300">
            <text:p>1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200">
            <text:p>2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0800">
            <text:p>20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62000">
            <text:p>6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59900">
            <text:p>5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1500">
            <text:p>3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l Pareto Cabernet Sauvignon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550">
            <text:p>9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ptp4r68vg492ppq5</text:p>
          </table:table-cell>
          <table:table-cell office:value-type="string">
            <text:p>RED</text:p>
          </table:table-cell>
          <table:table-cell office:value-type="string">
            <text:p>Cabernet Sauvignon Il Pareto</text:p>
          </table:table-cell>
          <table:table-cell office:value-type="string">
            <text:p>Tenuta di Nozzole</text:p>
          </table:table-cell>
          <table:table-cell office:value-type="float" office:value="52.711758">
            <text:p>52.7117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l Pareto Cabernet Sauvignon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ptp4r68vg492ppq5</text:p>
          </table:table-cell>
          <table:table-cell office:value-type="string">
            <text:p>RED</text:p>
          </table:table-cell>
          <table:table-cell office:value-type="string">
            <text:p>Cabernet Sauvignon Il Pareto</text:p>
          </table:table-cell>
          <table:table-cell office:value-type="string">
            <text:p>Tenuta di Nozzole</text:p>
          </table:table-cell>
          <table:table-cell office:value-type="float" office:value="52.711758">
            <text:p>52.7117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ummus Banf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apqdmyk8t8k2armvq</text:p>
          </table:table-cell>
          <table:table-cell office:value-type="string">
            <text:p>RED</text:p>
          </table:table-cell>
          <table:table-cell office:value-type="string">
            <text:p>SummuS</text:p>
          </table:table-cell>
          <table:table-cell office:value-type="string">
            <text:p>Banfi</text:p>
          </table:table-cell>
          <table:table-cell office:value-type="float" office:value="34.023647">
            <text:p>34.023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ummus Banf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apqdmyk8t8k2armvq</text:p>
          </table:table-cell>
          <table:table-cell office:value-type="string">
            <text:p>RED</text:p>
          </table:table-cell>
          <table:table-cell office:value-type="string">
            <text:p>SummuS</text:p>
          </table:table-cell>
          <table:table-cell office:value-type="string">
            <text:p>Banfi</text:p>
          </table:table-cell>
          <table:table-cell office:value-type="float" office:value="34.023647">
            <text:p>34.023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otenti Cabernet Sauvignon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cfa8m2nmd86k6qx4</text:p>
          </table:table-cell>
          <table:table-cell office:value-type="string">
            <text:p>RED</text:p>
          </table:table-cell>
          <table:table-cell office:value-type="string">
            <text:p>Cabernet Sauvignon Potenti</text:p>
          </table:table-cell>
          <table:table-cell office:value-type="string">
            <text:p>Petra</text:p>
          </table:table-cell>
          <table:table-cell office:value-type="float" office:value="35.760773">
            <text:p>35.7607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iorgio Primo La Mas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0crfbq5ea5ydtdv5e</text:p>
          </table:table-cell>
          <table:table-cell office:value-type="string">
            <text:p>RED</text:p>
          </table:table-cell>
          <table:table-cell office:value-type="string">
            <text:p>Giorgio Primo</text:p>
          </table:table-cell>
          <table:table-cell office:value-type="string">
            <text:p>La Massa</text:p>
          </table:table-cell>
          <table:table-cell office:value-type="float" office:value="45.232105">
            <text:p>45.2321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uisassi Syrah Dueman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em1k3te2penx8yzf</text:p>
          </table:table-cell>
          <table:table-cell office:value-type="string">
            <text:p>RED</text:p>
          </table:table-cell>
          <table:table-cell office:value-type="string">
            <text:p>Syrah Suisassi Bio</text:p>
          </table:table-cell>
          <table:table-cell office:value-type="string">
            <text:p>Duemani</text:p>
          </table:table-cell>
          <table:table-cell office:value-type="float" office:value="55.786263">
            <text:p>55.7862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estro Raro Cabernet Sauvignon Fels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eb58kv6ez4g6w8bc</text:p>
          </table:table-cell>
          <table:table-cell office:value-type="string">
            <text:p>RED</text:p>
          </table:table-cell>
          <table:table-cell office:value-type="string">
            <text:p>Cabernet Sauvignon Maestro Raro</text:p>
          </table:table-cell>
          <table:table-cell office:value-type="string">
            <text:p>Fèlsina</text:p>
          </table:table-cell>
          <table:table-cell office:value-type="float" office:value="47.368355">
            <text:p>47.3683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Hebo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xrm36kfr5qb0r92w</text:p>
          </table:table-cell>
          <table:table-cell office:value-type="string">
            <text:p>RED</text:p>
          </table:table-cell>
          <table:table-cell office:value-type="string">
            <text:p>HEBO</text:p>
          </table:table-cell>
          <table:table-cell office:value-type="string">
            <text:p>Petra</text:p>
          </table:table-cell>
          <table:table-cell office:value-type="float" office:value="35.0024">
            <text:p>35.00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1100">
            <text:p>21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verro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21700">
            <text:p>21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92.99254">
            <text:p>92.99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llezione Privata Cabernet Sauvignon Isole e Ole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1850">
            <text:p>11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g7embvffj1cbg9fc</text:p>
          </table:table-cell>
          <table:table-cell office:value-type="string">
            <text:p>RED</text:p>
          </table:table-cell>
          <table:table-cell office:value-type="string">
            <text:p>Cabernet Sauvignon Collezione Privata</text:p>
          </table:table-cell>
          <table:table-cell office:value-type="string">
            <text:p>Isole e Olena</text:p>
          </table:table-cell>
          <table:table-cell office:value-type="float" office:value="49.89279">
            <text:p>49.892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chioppettino Ermaco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8zkwbsx6ammprx06t2</text:p>
          </table:table-cell>
          <table:table-cell office:value-type="string">
            <text:p>RED</text:p>
          </table:table-cell>
          <table:table-cell office:value-type="string">
            <text:p>Schioppettino</text:p>
          </table:table-cell>
          <table:table-cell office:value-type="string">
            <text:p>Ermacora</text:p>
          </table:table-cell>
          <table:table-cell office:value-type="float" office:value="40.501358">
            <text:p>40.5013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Pergole Torte Sangiovese Monteverti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65500">
            <text:p>6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0.722862">
            <text:p>50.7228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igaffi Merlot Tua Ri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64000">
            <text:p>6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1rdvrbyv7h58ryhy</text:p>
          </table:table-cell>
          <table:table-cell office:value-type="string">
            <text:p>RED</text:p>
          </table:table-cell>
          <table:table-cell office:value-type="string">
            <text:p>Merlot Redigaffi</text:p>
          </table:table-cell>
          <table:table-cell office:value-type="string">
            <text:p>Tua Rita</text:p>
          </table:table-cell>
          <table:table-cell office:value-type="float" office:value="54.35088">
            <text:p>54.35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iusto di Notri Tua Ri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1600">
            <text:p>21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s7nnbwfdt30yq4qf</text:p>
          </table:table-cell>
          <table:table-cell office:value-type="string">
            <text:p>RED</text:p>
          </table:table-cell>
          <table:table-cell office:value-type="string">
            <text:p>Giusto di Notri</text:p>
          </table:table-cell>
          <table:table-cell office:value-type="string">
            <text:p>Tua Rita</text:p>
          </table:table-cell>
          <table:table-cell office:value-type="float" office:value="57.519005">
            <text:p>57.5190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Massa La Mass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st37yy388e347hdw5te0e</text:p>
          </table:table-cell>
          <table:table-cell office:value-type="string">
            <text:p>RED</text:p>
          </table:table-cell>
          <table:table-cell office:value-type="string">
            <text:p>La Massa</text:p>
          </table:table-cell>
          <table:table-cell office:value-type="string">
            <text:p>La Massa</text:p>
          </table:table-cell>
          <table:table-cell office:value-type="float" office:value="81.65487">
            <text:p>81.6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Massa La Mass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st37yy388e347hdw5te0e</text:p>
          </table:table-cell>
          <table:table-cell office:value-type="string">
            <text:p>RED</text:p>
          </table:table-cell>
          <table:table-cell office:value-type="string">
            <text:p>La Massa</text:p>
          </table:table-cell>
          <table:table-cell office:value-type="string">
            <text:p>La Massa</text:p>
          </table:table-cell>
          <table:table-cell office:value-type="float" office:value="81.65487">
            <text:p>81.6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Vasco Sassetti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8">
            <text:p>2018</text:p>
          </table:table-cell>
          <table:table-cell office:value-type="float" office:value="36500">
            <text:p>3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dbp3y3mdzpc7n9aw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Vasco Sassetti</text:p>
          </table:table-cell>
          <table:table-cell office:value-type="float" office:value="58.273903">
            <text:p>58.2739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 del Conte Tasca d’Almeri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76yn3fkn6r9pbn6y31jmw</text:p>
          </table:table-cell>
          <table:table-cell office:value-type="string">
            <text:p>RED</text:p>
          </table:table-cell>
          <table:table-cell office:value-type="string">
            <text:p>Rosso del Conte</text:p>
          </table:table-cell>
          <table:table-cell office:value-type="string">
            <text:p>Tasca d’Almerita</text:p>
          </table:table-cell>
          <table:table-cell office:value-type="float" office:value="52.901302">
            <text:p>52.9013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loxe Corton Domaine Cauvar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200">
            <text:p>13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kpfsk0hsj1703y9dv</text:p>
          </table:table-cell>
          <table:table-cell office:value-type="string">
            <text:p>RED</text:p>
          </table:table-cell>
          <table:table-cell office:value-type="string">
            <text:p>Aloxe-Corton</text:p>
          </table:table-cell>
          <table:table-cell office:value-type="string">
            <text:p>Domaine Cauvard</text:p>
          </table:table-cell>
          <table:table-cell office:value-type="float" office:value="44.132446">
            <text:p>44.132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Ginestra Casa Maté Elio Grass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6hecmax2xajjj926</text:p>
          </table:table-cell>
          <table:table-cell office:value-type="string">
            <text:p>RED</text:p>
          </table:table-cell>
          <table:table-cell office:value-type="string">
            <text:p>Barolo Ginestra Casa Maté</text:p>
          </table:table-cell>
          <table:table-cell office:value-type="string">
            <text:p>Elio Grasso</text:p>
          </table:table-cell>
          <table:table-cell office:value-type="float" office:value="62.424576">
            <text:p>62.424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enmuskateller Muri Grie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36jgr2922054npqrhp3rfem</text:p>
          </table:table-cell>
          <table:table-cell office:value-type="string">
            <text:p>DESSERT</text:p>
          </table:table-cell>
          <table:table-cell office:value-type="string">
            <text:p>Rosenmuskateller</text:p>
          </table:table-cell>
          <table:table-cell office:value-type="string">
            <text:p>Muri Gries</text:p>
          </table:table-cell>
          <table:table-cell office:value-type="float" office:value="50.956608">
            <text:p>50.9566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Quintessenz Passito Goldmuskateller Kellerei Kalter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56.349483">
            <text:p>56.349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Quintessenz Passito Goldmuskateller Kellerei Kalter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56.349483">
            <text:p>56.349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n Santo del Chianti Classico Tenuta di Nozzole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94g3rcmfjmda15r6</text:p>
          </table:table-cell>
          <table:table-cell office:value-type="string">
            <text:p>DESSERT</text:p>
          </table:table-cell>
          <table:table-cell office:value-type="string">
            <text:p>Chianti Classico Vin Santo Del</text:p>
          </table:table-cell>
          <table:table-cell office:value-type="string">
            <text:p>Tenuta di Nozzole</text:p>
          </table:table-cell>
          <table:table-cell office:value-type="float" office:value="54.837303">
            <text:p>54.8373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okaji Aszu 5 Puttonyos Disznokö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10">
            <text:p>2010</text:p>
          </table:table-cell>
          <table:table-cell office:value-type="float" office:value="10650">
            <text:p>10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as2fd2xeseevzq0ra</text:p>
          </table:table-cell>
          <table:table-cell office:value-type="string">
            <text:p>DESSERT</text:p>
          </table:table-cell>
          <table:table-cell office:value-type="string">
            <text:p>Tokaji Aszú 5 Puttonyos</text:p>
          </table:table-cell>
          <table:table-cell office:value-type="string">
            <text:p>Disznókó</text:p>
          </table:table-cell>
          <table:table-cell office:value-type="float" office:value="53.13097">
            <text:p>53.13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Pergole Torte Sangiovese Monteverti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65000">
            <text:p>6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0.722862">
            <text:p>50.7228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rzio Baron di Paul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7834">
            <text:p>40.9478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rzio Baron di Paul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7834">
            <text:p>40.9478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siano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7.50388">
            <text:p>47.503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Löwengang Alois Lagede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4200">
            <text:p>2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57.87386">
            <text:p>57.87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Gant Kellerei Andr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48.12612">
            <text:p>48.126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ubatsch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rzm01jgvzqnvxkz</text:p>
          </table:table-cell>
          <table:table-cell office:value-type="string">
            <text:p>RED</text:p>
          </table:table-cell>
          <table:table-cell office:value-type="string">
            <text:p>Lagrein Rubatsch Bio</text:p>
          </table:table-cell>
          <table:table-cell office:value-type="string">
            <text:p>Manincor</text:p>
          </table:table-cell>
          <table:table-cell office:value-type="float" office:value="52.86245">
            <text:p>52.862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Carano Baron di Paul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300">
            <text:p>1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5.415966">
            <text:p>45.4159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Tor di Lupo Kellerei Andr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600">
            <text:p>17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</text:p>
          </table:table-cell>
          <table:table-cell office:value-type="float" office:value="58.63417">
            <text:p>58.63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no Nobile di Montepulciano Avignonesi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3050">
            <text:p>3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81zfn733zbm1gzcr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vignonesi</text:p>
          </table:table-cell>
          <table:table-cell office:value-type="float" office:value="44.618496">
            <text:p>44.6184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ontalloro Sangiovese Felsina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8.261574">
            <text:p>48.261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l Pino di Biserno Tenuta di Bisern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float" office:value="88.69739">
            <text:p>88.697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aide Alte Livo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zwdpr3nh4r689gr3y</text:p>
          </table:table-cell>
          <table:table-cell office:value-type="string">
            <text:p>WHITE</text:p>
          </table:table-cell>
          <table:table-cell office:value-type="string">
            <text:p>Braide Alte</text:p>
          </table:table-cell>
          <table:table-cell office:value-type="string">
            <text:p>Livon</text:p>
          </table:table-cell>
          <table:table-cell office:value-type="float" office:value="40.64015">
            <text:p>40.640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iulano Ermaco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8zmns4mh8x8pazzswb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Ermacora</text:p>
          </table:table-cell>
          <table:table-cell office:value-type="float" office:value="38.51297">
            <text:p>38.51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ardellino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3223">
            <text:p>54.32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ully Chaponniere Domaine Nin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cdnwtdf6va9wtt01s</text:p>
          </table:table-cell>
          <table:table-cell office:value-type="string">
            <text:p>RED</text:p>
          </table:table-cell>
          <table:table-cell office:value-type="string">
            <text:p>Rully 'Chaponnière'</text:p>
          </table:table-cell>
          <table:table-cell office:value-type="string">
            <text:p>Domaine Ninot</text:p>
          </table:table-cell>
          <table:table-cell office:value-type="float" office:value="45.333485">
            <text:p>45.3334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rnand Vergelesses Andre Goich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hdtxhn22p7j51whjcv</text:p>
          </table:table-cell>
          <table:table-cell office:value-type="string">
            <text:p>RED</text:p>
          </table:table-cell>
          <table:table-cell office:value-type="string">
            <text:p>Pernand-Vergelesses</text:p>
          </table:table-cell>
          <table:table-cell office:value-type="string">
            <text:p>André Goichot</text:p>
          </table:table-cell>
          <table:table-cell office:value-type="float" office:value="47.400085">
            <text:p>47.4000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igaffi Merlot Tua Ri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1rdvrbyv7h58ryhy</text:p>
          </table:table-cell>
          <table:table-cell office:value-type="string">
            <text:p>RED</text:p>
          </table:table-cell>
          <table:table-cell office:value-type="string">
            <text:p>Merlot Redigaffi</text:p>
          </table:table-cell>
          <table:table-cell office:value-type="string">
            <text:p>Tua Rita</text:p>
          </table:table-cell>
          <table:table-cell office:value-type="float" office:value="54.35088">
            <text:p>54.35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l Pino di Biserno Tenuta di Bise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float" office:value="88.69739">
            <text:p>88.697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emant de Bourgogne Brut Pierre Ponnel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fn53a0sd4d39rqgnq</text:p>
          </table:table-cell>
          <table:table-cell office:value-type="string">
            <text:p>SPARKLING</text:p>
          </table:table-cell>
          <table:table-cell office:value-type="string">
            <text:p>Crémant de Bourgogne Brut</text:p>
          </table:table-cell>
          <table:table-cell office:value-type="string">
            <text:p>Pierre Ponnelle</text:p>
          </table:table-cell>
          <table:table-cell office:value-type="float" office:value="42.630764">
            <text:p>42.6307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ner Graf von Meran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5txme3rqm9xk39x79</text:p>
          </table:table-cell>
          <table:table-cell office:value-type="string">
            <text:p>WHITE</text:p>
          </table:table-cell>
          <table:table-cell office:value-type="string">
            <text:p>Graf von Meran Kerner</text:p>
          </table:table-cell>
          <table:table-cell office:value-type="string">
            <text:p>Kellerei Meran</text:p>
          </table:table-cell>
          <table:table-cell office:value-type="float" office:value="78.63866">
            <text:p>78.638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Pitzon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m9kds5a3bb9jxmw6</text:p>
          </table:table-cell>
          <table:table-cell office:value-type="string">
            <text:p>WHITE</text:p>
          </table:table-cell>
          <table:table-cell office:value-type="string">
            <text:p>Riesling Pitzon</text:p>
          </table:table-cell>
          <table:table-cell office:value-type="string">
            <text:p>Nals Margreid</text:p>
          </table:table-cell>
          <table:table-cell office:value-type="float" office:value="54.646812">
            <text:p>54.646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üner Veltliner Pa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kgx777xh1sy1a38x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Pacherhof</text:p>
          </table:table-cell>
          <table:table-cell office:value-type="float" office:value="42.499268">
            <text:p>42.4992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Damian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stjm5s3ejsvkwfjvp8</text:p>
          </table:table-cell>
          <table:table-cell office:value-type="string">
            <text:p>WHITE</text:p>
          </table:table-cell>
          <table:table-cell office:value-type="string">
            <text:p>Damian Gewurztraminer</text:p>
          </table:table-cell>
          <table:table-cell office:value-type="string">
            <text:p>Kornell</text:p>
          </table:table-cell>
          <table:table-cell office:value-type="float" office:value="42.28061">
            <text:p>42.280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Söll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13gkk8124nw30a22</text:p>
          </table:table-cell>
          <table:table-cell office:value-type="string">
            <text:p>WHITE</text:p>
          </table:table-cell>
          <table:table-cell office:value-type="string">
            <text:p>Soll Pinot Grigio</text:p>
          </table:table-cell>
          <table:table-cell office:value-type="string">
            <text:p>Kellerei Kaltern</text:p>
          </table:table-cell>
          <table:table-cell office:value-type="float" office:value="48.073536">
            <text:p>48.073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kunst.stück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jhjy1ak44xx50df3yk</text:p>
          </table:table-cell>
          <table:table-cell office:value-type="string">
            <text:p>WHITE</text:p>
          </table:table-cell>
          <table:table-cell office:value-type="string">
            <text:p>Kunst.Stück Pinot Grigio</text:p>
          </table:table-cell>
          <table:table-cell office:value-type="string">
            <text:p>Kellerei Kaltern</text:p>
          </table:table-cell>
          <table:table-cell office:value-type="float" office:value="57.81836">
            <text:p>57.818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üller Thurgau Pa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e80gk8f0f496j1ab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Pacherhof</text:p>
          </table:table-cell>
          <table:table-cell office:value-type="float" office:value="43.555054">
            <text:p>43.555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tit Manseng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jrcd0y6s8222gmcp</text:p>
          </table:table-cell>
          <table:table-cell office:value-type="string">
            <text:p>WHITE</text:p>
          </table:table-cell>
          <table:table-cell office:value-type="string">
            <text:p>Petit Manseng</text:p>
          </table:table-cell>
          <table:table-cell office:value-type="string">
            <text:p>Franz Haas</text:p>
          </table:table-cell>
          <table:table-cell office:value-type="float" office:value="44.418262">
            <text:p>44.4182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 Domaine Osterta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npef9b77gmmdss3xmc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Domaine Ostertag</text:p>
          </table:table-cell>
          <table:table-cell office:value-type="float" office:value="34.0039">
            <text:p>34.00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no del Passo Solaris Lieselehof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y68k5r6f4457naw</text:p>
          </table:table-cell>
          <table:table-cell office:value-type="string">
            <text:p>WHITE</text:p>
          </table:table-cell>
          <table:table-cell office:value-type="string">
            <text:p>Solaris Vino del Passo Bio</text:p>
          </table:table-cell>
          <table:table-cell office:value-type="string">
            <text:p>Lieselehof</text:p>
          </table:table-cell>
          <table:table-cell office:value-type="float" office:value="56.224533">
            <text:p>56.2245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iulano Ermaco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8zmns4mh8x8pazzswb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Ermacora</text:p>
          </table:table-cell>
          <table:table-cell office:value-type="float" office:value="38.51297">
            <text:p>38.51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Vie di Roman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16">
            <text:p>35.680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aide Alte Liv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zwdpr3nh4r689gr3y</text:p>
          </table:table-cell>
          <table:table-cell office:value-type="string">
            <text:p>WHITE</text:p>
          </table:table-cell>
          <table:table-cell office:value-type="string">
            <text:p>Braide Alte</text:p>
          </table:table-cell>
          <table:table-cell office:value-type="string">
            <text:p>Livon</text:p>
          </table:table-cell>
          <table:table-cell office:value-type="float" office:value="40.64015">
            <text:p>40.640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Jurosa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jb5adb74v49z5qc6</text:p>
          </table:table-cell>
          <table:table-cell office:value-type="string">
            <text:p>WHITE</text:p>
          </table:table-cell>
          <table:table-cell office:value-type="string">
            <text:p>Chardonnay Jurosa</text:p>
          </table:table-cell>
          <table:table-cell office:value-type="string">
            <text:p>Lis Neris</text:p>
          </table:table-cell>
          <table:table-cell office:value-type="float" office:value="41.945927">
            <text:p>41.945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Jurosa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jb5adb74v49z5qc6</text:p>
          </table:table-cell>
          <table:table-cell office:value-type="string">
            <text:p>WHITE</text:p>
          </table:table-cell>
          <table:table-cell office:value-type="string">
            <text:p>Chardonnay Jurosa</text:p>
          </table:table-cell>
          <table:table-cell office:value-type="string">
            <text:p>Lis Neris</text:p>
          </table:table-cell>
          <table:table-cell office:value-type="float" office:value="41.945927">
            <text:p>41.945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Pitzon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m9kds5a3bb9jxmw6</text:p>
          </table:table-cell>
          <table:table-cell office:value-type="string">
            <text:p>WHITE</text:p>
          </table:table-cell>
          <table:table-cell office:value-type="string">
            <text:p>Riesling Pitzon</text:p>
          </table:table-cell>
          <table:table-cell office:value-type="string">
            <text:p>Nals Margreid</text:p>
          </table:table-cell>
          <table:table-cell office:value-type="float" office:value="54.646812">
            <text:p>54.646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Marinus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f64vjgd50qzxnzyqr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Marinushof</text:p>
          </table:table-cell>
          <table:table-cell office:value-type="float" office:value="31.819384">
            <text:p>31.8193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The Wine Collection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hjp0ptj1mn4wbnh0</text:p>
          </table:table-cell>
          <table:table-cell office:value-type="string">
            <text:p>WHITE</text:p>
          </table:table-cell>
          <table:table-cell office:value-type="string">
            <text:p>Sauvignon The Wine Collection</text:p>
          </table:table-cell>
          <table:table-cell office:value-type="string">
            <text:p>St. Michael-Eppan</text:p>
          </table:table-cell>
          <table:table-cell office:value-type="float" office:value="52.139977">
            <text:p>52.1399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Mervin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paj7140r16784jjd4</text:p>
          </table:table-cell>
          <table:table-cell office:value-type="string">
            <text:p>WHITE</text:p>
          </table:table-cell>
          <table:table-cell office:value-type="string">
            <text:p>Sauvignon Mervin</text:p>
          </table:table-cell>
          <table:table-cell office:value-type="string">
            <text:p>Kellerei Meran</text:p>
          </table:table-cell>
          <table:table-cell office:value-type="float" office:value="44.68357">
            <text:p>44.68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Mantele Nals –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Sauvignon Mantele</text:p>
          </table:table-cell>
          <table:table-cell office:value-type="string">
            <text:p>Nals Margreid</text:p>
          </table:table-cell>
          <table:table-cell office:value-type="float" office:value="55.28454">
            <text:p>55.284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5.336033">
            <text:p>45.3360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5.336033">
            <text:p>45.3360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Gennen Nals -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xnw8qc37kjyqympg</text:p>
          </table:table-cell>
          <table:table-cell office:value-type="string">
            <text:p>WHITE</text:p>
          </table:table-cell>
          <table:table-cell office:value-type="string">
            <text:p>Gennen Sauvignon</text:p>
          </table:table-cell>
          <table:table-cell office:value-type="string">
            <text:p>Nals Margreid</text:p>
          </table:table-cell>
          <table:table-cell office:value-type="float" office:value="56.817436">
            <text:p>56.8174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e2jazj3hxd6ybk6f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Franz Haas</text:p>
          </table:table-cell>
          <table:table-cell office:value-type="float" office:value="32.975708">
            <text:p>32.9757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erva Belasy Schloss Engla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xrfm4v05ah96xrsme</text:p>
          </table:table-cell>
          <table:table-cell office:value-type="string">
            <text:p>WHITE</text:p>
          </table:table-cell>
          <table:table-cell office:value-type="string">
            <text:p>Chardonnay Riserva Belasy</text:p>
          </table:table-cell>
          <table:table-cell office:value-type="string">
            <text:p>Schloss Englar</text:p>
          </table:table-cell>
          <table:table-cell office:value-type="float" office:value="51.84775">
            <text:p>51.84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öwengang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8.15303">
            <text:p>58.153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öwengang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8.15303">
            <text:p>58.153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Sophie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45.91883">
            <text:p>45.91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ardellino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3223">
            <text:p>54.32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Terlaner Weingut Do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50">
            <text:p>4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gmmge0rgthpshn03</text:p>
          </table:table-cell>
          <table:table-cell office:value-type="string">
            <text:p>WHITE</text:p>
          </table:table-cell>
          <table:table-cell office:value-type="string">
            <text:p>Terlaner Chardonnay</text:p>
          </table:table-cell>
          <table:table-cell office:value-type="string">
            <text:p>Weingut Donà</text:p>
          </table:table-cell>
          <table:table-cell office:value-type="float" office:value="36.575317">
            <text:p>36.5753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Tyrol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zt02hbqr3h0473xp</text:p>
          </table:table-cell>
          <table:table-cell office:value-type="string">
            <text:p>WHITE</text:p>
          </table:table-cell>
          <table:table-cell office:value-type="string">
            <text:p>Tyrol Weissburgunder</text:p>
          </table:table-cell>
          <table:table-cell office:value-type="string">
            <text:p>Kellerei Meran</text:p>
          </table:table-cell>
          <table:table-cell office:value-type="float" office:value="52.63682">
            <text:p>52.63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Prologue Grand Cru J.M. Labruye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p7qty0zx5yrtqwb4bc</text:p>
          </table:table-cell>
          <table:table-cell office:value-type="string">
            <text:p>SPARKLING</text:p>
          </table:table-cell>
          <table:table-cell office:value-type="string">
            <text:p>Prologue Champagne Grand Cru</text:p>
          </table:table-cell>
          <table:table-cell office:value-type="string">
            <text:p>J.M.Labruyere</text:p>
          </table:table-cell>
          <table:table-cell office:value-type="float" office:value="54.66521">
            <text:p>54.665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ero Arneis Bruno Giaco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fddxje37nb8mgzdsg</text:p>
          </table:table-cell>
          <table:table-cell office:value-type="string">
            <text:p>WHITE</text:p>
          </table:table-cell>
          <table:table-cell office:value-type="string">
            <text:p>Roero Arneis</text:p>
          </table:table-cell>
          <table:table-cell office:value-type="string">
            <text:p>Bruno Giacosa</text:p>
          </table:table-cell>
          <table:table-cell office:value-type="float" office:value="50.10776">
            <text:p>50.10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d Pfarrweingarten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dsfvqcyxag6nqeebvm</text:p>
          </table:table-cell>
          <table:table-cell office:value-type="string">
            <text:p>WHITE</text:p>
          </table:table-cell>
          <table:table-cell office:value-type="string">
            <text:p>Ried Pfarrweingarten</text:p>
          </table:table-cell>
          <table:table-cell office:value-type="string">
            <text:p>Sattlerhof</text:p>
          </table:table-cell>
          <table:table-cell office:value-type="float" office:value="43.433197">
            <text:p>43.4331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rah Collezione Privata Isole e Ole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0yav67tygzhbs0k4</text:p>
          </table:table-cell>
          <table:table-cell office:value-type="string">
            <text:p>RED</text:p>
          </table:table-cell>
          <table:table-cell office:value-type="string">
            <text:p>Syrah Collezione Privata</text:p>
          </table:table-cell>
          <table:table-cell office:value-type="string">
            <text:p>Isole e Olena</text:p>
          </table:table-cell>
          <table:table-cell office:value-type="float" office:value="50.632607">
            <text:p>50.6326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Fanoi Cante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yb41dg218245w9598</text:p>
          </table:table-cell>
          <table:table-cell office:value-type="string">
            <text:p>RED</text:p>
          </table:table-cell>
          <table:table-cell office:value-type="string">
            <text:p>Fanòi Primitivo</text:p>
          </table:table-cell>
          <table:table-cell office:value-type="string">
            <text:p>Cantele</text:p>
          </table:table-cell>
          <table:table-cell office:value-type="float" office:value="46.51291">
            <text:p>46.512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ugum Merlot | Cabernet Sauvignon Peter Dip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7.73259">
            <text:p>57.732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ugum Merlot | Cabernet Sauvignon Peter Dip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7.73259">
            <text:p>57.732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gnolo Ermaco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050">
            <text:p>6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8zf5f7zxtxb6tskv8b</text:p>
          </table:table-cell>
          <table:table-cell office:value-type="string">
            <text:p>RED</text:p>
          </table:table-cell>
          <table:table-cell office:value-type="string">
            <text:p>Pignolo</text:p>
          </table:table-cell>
          <table:table-cell office:value-type="string">
            <text:p>Ermacora</text:p>
          </table:table-cell>
          <table:table-cell office:value-type="float" office:value="41.270164">
            <text:p>41.2701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olo di Campofiorin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4x3kdp4ntz34pcps</text:p>
          </table:table-cell>
          <table:table-cell office:value-type="string">
            <text:p>RED</text:p>
          </table:table-cell>
          <table:table-cell office:value-type="string">
            <text:p>Brolo di Campofiorin</text:p>
          </table:table-cell>
          <table:table-cell office:value-type="string">
            <text:p>Masi</text:p>
          </table:table-cell>
          <table:table-cell office:value-type="float" office:value="37.754303">
            <text:p>37.7543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Es Gianfranco 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8666">
            <text:p>50.468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Es Gianfranco 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8666">
            <text:p>50.468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ille e una Notte Donnafuga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4.332203">
            <text:p>54.3322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é 20/26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nrdqg2p9xwq3hhk</text:p>
          </table:table-cell>
          <table:table-cell office:value-type="string">
            <text:p>ROSE</text:p>
          </table:table-cell>
          <table:table-cell office:value-type="string">
            <text:p>Rosé 20/26</text:p>
          </table:table-cell>
          <table:table-cell office:value-type="string">
            <text:p>Elena Walch</text:p>
          </table:table-cell>
          <table:table-cell office:value-type="float" office:value="58.309525">
            <text:p>58.3095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’Alba Vigna Martina Elio Gra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c10f78tp7bd3kqfq</text:p>
          </table:table-cell>
          <table:table-cell office:value-type="string">
            <text:p>RED</text:p>
          </table:table-cell>
          <table:table-cell office:value-type="string">
            <text:p>Barbera d’Alba Vigna Martina</text:p>
          </table:table-cell>
          <table:table-cell office:value-type="string">
            <text:p>Elio Grasso</text:p>
          </table:table-cell>
          <table:table-cell office:value-type="float" office:value="60.11123">
            <text:p>60.11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bbiolo d’Alba Bruno Giaco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hy4krjk8xfkph63yw</text:p>
          </table:table-cell>
          <table:table-cell office:value-type="string">
            <text:p>RED</text:p>
          </table:table-cell>
          <table:table-cell office:value-type="string">
            <text:p>Nebbiolo d’alba</text:p>
          </table:table-cell>
          <table:table-cell office:value-type="string">
            <text:p>Bruno Giacosa</text:p>
          </table:table-cell>
          <table:table-cell office:value-type="float" office:value="48.438267">
            <text:p>48.4382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pra Conterno Fant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cxj45kvtaz1ykbh0</text:p>
          </table:table-cell>
          <table:table-cell office:value-type="string">
            <text:p>RED</text:p>
          </table:table-cell>
          <table:table-cell office:value-type="string">
            <text:p>Monprà</text:p>
          </table:table-cell>
          <table:table-cell office:value-type="string">
            <text:p>Conterno Fantino</text:p>
          </table:table-cell>
          <table:table-cell office:value-type="float" office:value="53.15905">
            <text:p>53.15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Castiglion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dhtxd58ffrnwvvjq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tiglion del Bosco</text:p>
          </table:table-cell>
          <table:table-cell office:value-type="float" office:value="52.57624">
            <text:p>52.57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ontalloro Sangiovese Fels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8.261574">
            <text:p>48.261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l Blu Branc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3.516083">
            <text:p>43.516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rzio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50">
            <text:p>7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7834">
            <text:p>40.9478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peraia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47w415nv7n8w3shhg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float" office:value="41.904537">
            <text:p>41.9045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tel Campan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50.247536">
            <text:p>50.247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siano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7.50388">
            <text:p>47.503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Lagrein Weingut Doná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ksxaw2katp3varzng</text:p>
          </table:table-cell>
          <table:table-cell office:value-type="string">
            <text:p>RED</text:p>
          </table:table-cell>
          <table:table-cell office:value-type="string">
            <text:p>Merlot - Lagrein</text:p>
          </table:table-cell>
          <table:table-cell office:value-type="string">
            <text:p>Weingut Donà</text:p>
          </table:table-cell>
          <table:table-cell office:value-type="float" office:value="33.168793">
            <text:p>33.168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Nero Maso Thal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5jmxwhjstx5fcjt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Maso Thaler</text:p>
          </table:table-cell>
          <table:table-cell office:value-type="float" office:value="42.14056">
            <text:p>42.14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Vinschgau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me1g80nm4fwcj7ra</text:p>
          </table:table-cell>
          <table:table-cell office:value-type="string">
            <text:p>RED</text:p>
          </table:table-cell>
          <table:table-cell office:value-type="string">
            <text:p>Blauburgunder Vinschgau</text:p>
          </table:table-cell>
          <table:table-cell office:value-type="string">
            <text:p>Kellerei Meran</text:p>
          </table:table-cell>
          <table:table-cell office:value-type="float" office:value="52.71668">
            <text:p>52.716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Levad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 Margreid</text:p>
          </table:table-cell>
          <table:table-cell office:value-type="float" office:value="58.003597">
            <text:p>58.003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Gant Kellerei Andr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48.12612">
            <text:p>48.126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Staffes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42.50234">
            <text:p>42.502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Löwengang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57.87386">
            <text:p>57.87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Segen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djfgwfcy9b346c9t</text:p>
          </table:table-cell>
          <table:table-cell office:value-type="string">
            <text:p>RED</text:p>
          </table:table-cell>
          <table:table-cell office:value-type="string">
            <text:p>Lagrein Riserva Segen</text:p>
          </table:table-cell>
          <table:table-cell office:value-type="string">
            <text:p>Kellerei Meran</text:p>
          </table:table-cell>
          <table:table-cell office:value-type="float" office:value="51.931576">
            <text:p>51.931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ubatsch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rzm01jgvzqnvxkz</text:p>
          </table:table-cell>
          <table:table-cell office:value-type="string">
            <text:p>RED</text:p>
          </table:table-cell>
          <table:table-cell office:value-type="string">
            <text:p>Lagrein Rubatsch Bio</text:p>
          </table:table-cell>
          <table:table-cell office:value-type="string">
            <text:p>Manincor</text:p>
          </table:table-cell>
          <table:table-cell office:value-type="float" office:value="52.86245">
            <text:p>52.862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Staffes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72fk9hzmravcwa2ef</text:p>
          </table:table-cell>
          <table:table-cell office:value-type="string">
            <text:p>RED</text:p>
          </table:table-cell>
          <table:table-cell office:value-type="string">
            <text:p>Lagrein Riserva Staffes</text:p>
          </table:table-cell>
          <table:table-cell office:value-type="string">
            <text:p>Kornell</text:p>
          </table:table-cell>
          <table:table-cell office:value-type="float" office:value="46.43815">
            <text:p>46.438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Zweigelt Marinus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dzspex5yh88h1c5a7</text:p>
          </table:table-cell>
          <table:table-cell office:value-type="string">
            <text:p>RED</text:p>
          </table:table-cell>
          <table:table-cell office:value-type="string">
            <text:p>Zweigelt</text:p>
          </table:table-cell>
          <table:table-cell office:value-type="string">
            <text:p>Marinushof</text:p>
          </table:table-cell>
          <table:table-cell office:value-type="float" office:value="35.342278">
            <text:p>35.3422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rnatsch Weingut Doná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qbeskpr85hmgdwsrh</text:p>
          </table:table-cell>
          <table:table-cell office:value-type="string">
            <text:p>RED</text:p>
          </table:table-cell>
          <table:table-cell office:value-type="string">
            <text:p>Vernatsch</text:p>
          </table:table-cell>
          <table:table-cell office:value-type="string">
            <text:p>Weingut Donà</text:p>
          </table:table-cell>
          <table:table-cell office:value-type="float" office:value="33.035683">
            <text:p>33.0356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Rose de Manincor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050">
            <text:p>5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88.01172">
            <text:p>88.011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okaji Aszu 6 Puttonyos Disznokö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02">
            <text:p>2002</text:p>
          </table:table-cell>
          <table:table-cell office:value-type="float" office:value="14550">
            <text:p>14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a2y4d63c62n64qfrm</text:p>
          </table:table-cell>
          <table:table-cell office:value-type="string">
            <text:p>DESSERT</text:p>
          </table:table-cell>
          <table:table-cell office:value-type="string">
            <text:p>Tokaji Aszú 6 Puttonyos</text:p>
          </table:table-cell>
          <table:table-cell office:value-type="string">
            <text:p>Disznókó</text:p>
          </table:table-cell>
          <table:table-cell office:value-type="float" office:value="53.633404">
            <text:p>53.6334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xtra Brut Cuvée Marianna Arun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Metodo Classico Cuvée Marianna Extra Brut</text:p>
          </table:table-cell>
          <table:table-cell office:value-type="string">
            <text:p>Arunda</text:p>
          </table:table-cell>
          <table:table-cell office:value-type="float" office:value="40.122967">
            <text:p>40.122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xtra Brut Cuvée Marianna Arund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Metodo Classico Cuvée Marianna Extra Brut</text:p>
          </table:table-cell>
          <table:table-cell office:value-type="string">
            <text:p>Arunda</text:p>
          </table:table-cell>
          <table:table-cell office:value-type="float" office:value="40.122967">
            <text:p>40.122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inkler Lamm No. 12 Sektmanufaktur Winkl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ab0cbegytt0wk7ksan</text:p>
          </table:table-cell>
          <table:table-cell office:value-type="string">
            <text:p>SPARKLING</text:p>
          </table:table-cell>
          <table:table-cell office:value-type="string">
            <text:p>Metodo Classico Lamm No 12 Extra Brut</text:p>
          </table:table-cell>
          <table:table-cell office:value-type="string">
            <text:p>Sektmanufaktur Winkler</text:p>
          </table:table-cell>
          <table:table-cell office:value-type="float" office:value="72.73158">
            <text:p>72.73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Riserva 36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45.072502">
            <text:p>45.0725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Riserva 36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45.072502">
            <text:p>45.0725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osecco Loggia del Colle Carm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pmaek2kxvp6gc1bphv</text:p>
          </table:table-cell>
          <table:table-cell office:value-type="string">
            <text:p>SPARKLING</text:p>
          </table:table-cell>
          <table:table-cell office:value-type="string">
            <text:p>Prosecco Loggia Extra Dry</text:p>
          </table:table-cell>
          <table:table-cell office:value-type="string">
            <text:p>Carmina</text:p>
          </table:table-cell>
          <table:table-cell office:value-type="float" office:value="36.858932">
            <text:p>36.858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Brut Chardonnay Antica Frat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hn3jk456wzgh34z4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Antica Fratta</text:p>
          </table:table-cell>
          <table:table-cell office:value-type="float" office:value="47.365364">
            <text:p>47.3653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Saten Chardonnay Antica Frat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c4h8skn0ezzsrxejq</text:p>
          </table:table-cell>
          <table:table-cell office:value-type="string">
            <text:p>SPARKLING</text:p>
          </table:table-cell>
          <table:table-cell office:value-type="string">
            <text:p>Franciacorta Satén</text:p>
          </table:table-cell>
          <table:table-cell office:value-type="string">
            <text:p>Antica Fratta</text:p>
          </table:table-cell>
          <table:table-cell office:value-type="float" office:value="53.60327">
            <text:p>53.603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Gran Cuvée Rosé Bellavis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52xp80594dk5dgt4</text:p>
          </table:table-cell>
          <table:table-cell office:value-type="string">
            <text:p>ROSE_SPARKLING</text:p>
          </table:table-cell>
          <table:table-cell office:value-type="string">
            <text:p>Franciacorta Rosé Gran Cuvée Brut</text:p>
          </table:table-cell>
          <table:table-cell office:value-type="string">
            <text:p>Bellavista</text:p>
          </table:table-cell>
          <table:table-cell office:value-type="float" office:value="38.628334">
            <text:p>38.6283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Brut Teatro a. Scala Bellavis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gj1bf537eztnq8f6</text:p>
          </table:table-cell>
          <table:table-cell office:value-type="string">
            <text:p>SPARKLING</text:p>
          </table:table-cell>
          <table:table-cell office:value-type="string">
            <text:p>Franciacorta Teatro Alla Scala Brut</text:p>
          </table:table-cell>
          <table:table-cell office:value-type="string">
            <text:p>Bellavista</text:p>
          </table:table-cell>
          <table:table-cell office:value-type="float" office:value="48.23954">
            <text:p>48.23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Cuvée Prestige Ca’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750">
            <text:p>6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tkafqr60hga5xms</text:p>
          </table:table-cell>
          <table:table-cell office:value-type="string">
            <text:p>SPARKLING</text:p>
          </table:table-cell>
          <table:table-cell office:value-type="string">
            <text:p>Franciacorta Cuvée Prestige</text:p>
          </table:table-cell>
          <table:table-cell office:value-type="string">
            <text:p>Ca' del Bosco</text:p>
          </table:table-cell>
          <table:table-cell office:value-type="float" office:value="43.11012">
            <text:p>43.110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Blanc de Blanc Montenis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4yry3fr02nhkhekv</text:p>
          </table:table-cell>
          <table:table-cell office:value-type="string">
            <text:p>SPARKLING</text:p>
          </table:table-cell>
          <table:table-cell office:value-type="string">
            <text:p>Tenuta Montenisa 'Marchese Antinori' Blanc de Blancs</text:p>
          </table:table-cell>
          <table:table-cell office:value-type="string">
            <text:p>Antinori</text:p>
          </table:table-cell>
          <table:table-cell office:value-type="float" office:value="47.062244">
            <text:p>47.062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Perle Chardonnay Ferra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j35519kgnp4kw2ym</text:p>
          </table:table-cell>
          <table:table-cell office:value-type="string">
            <text:p>SPARKLING</text:p>
          </table:table-cell>
          <table:table-cell office:value-type="string">
            <text:p>Metodo Classico Perlé Brut</text:p>
          </table:table-cell>
          <table:table-cell office:value-type="string">
            <text:p>Ferrari</text:p>
          </table:table-cell>
          <table:table-cell office:value-type="float" office:value="31.697407">
            <text:p>31.697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nquette de Limoux Ante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q7tda1frpqwnws34j</text:p>
          </table:table-cell>
          <table:table-cell office:value-type="string">
            <text:p>SPARKLING</text:p>
          </table:table-cell>
          <table:table-cell office:value-type="string">
            <text:p>Blanquette de Limoux Brut</text:p>
          </table:table-cell>
          <table:table-cell office:value-type="string">
            <text:p>Antech</text:p>
          </table:table-cell>
          <table:table-cell office:value-type="float" office:value="42.71154">
            <text:p>42.711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Dom Perign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7500">
            <text:p>3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1.29687">
            <text:p>41.29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Dom Perign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1.29687">
            <text:p>41.29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Reserve Palmer &amp; 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2dye36htsyz9jm1d</text:p>
          </table:table-cell>
          <table:table-cell office:value-type="string">
            <text:p>SPARKLING</text:p>
          </table:table-cell>
          <table:table-cell office:value-type="string">
            <text:p>Champagne Gran Cru La Réserve Brut</text:p>
          </table:table-cell>
          <table:table-cell office:value-type="string">
            <text:p>Palmer &amp; Co.</text:p>
          </table:table-cell>
          <table:table-cell office:value-type="float" office:value="34.15941">
            <text:p>34.159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adition Brut Michel Lav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fvrbjfnjsh52ph6t12</text:p>
          </table:table-cell>
          <table:table-cell office:value-type="string">
            <text:p>SPARKLING</text:p>
          </table:table-cell>
          <table:table-cell office:value-type="string">
            <text:p>Champagne Tradition Brut</text:p>
          </table:table-cell>
          <table:table-cell office:value-type="string">
            <text:p>Michel Laval</text:p>
          </table:table-cell>
          <table:table-cell office:value-type="float" office:value="40.371586">
            <text:p>40.3715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Blanc de Blanc Pierre Legr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tjam4kyvmtn8qvf87q</text:p>
          </table:table-cell>
          <table:table-cell office:value-type="string">
            <text:p>ROSE_SPARKLING</text:p>
          </table:table-cell>
          <table:table-cell office:value-type="string">
            <text:p>Blanc de Blancs Champagne</text:p>
          </table:table-cell>
          <table:table-cell office:value-type="string">
            <text:p>Louis Blanc</text:p>
          </table:table-cell>
          <table:table-cell office:value-type="float" office:value="46.843605">
            <text:p>46.8436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Blauburgunder Mor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sxndwgtpm1x4vat8jp</text:p>
          </table:table-cell>
          <table:table-cell office:value-type="string">
            <text:p>ROSE_SPARKLING</text:p>
          </table:table-cell>
          <table:table-cell office:value-type="string">
            <text:p>Brut Champagne</text:p>
          </table:table-cell>
          <table:table-cell office:value-type="string">
            <text:p>Yves Morel</text:p>
          </table:table-cell>
          <table:table-cell office:value-type="float" office:value="24.901546">
            <text:p>24.901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Rosé Blauburgunder Mor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qee8sx0yt8g0n8aezb</text:p>
          </table:table-cell>
          <table:table-cell office:value-type="string">
            <text:p>ROSE_SPARKLING</text:p>
          </table:table-cell>
          <table:table-cell office:value-type="string">
            <text:p>Brut Rosé Champagne</text:p>
          </table:table-cell>
          <table:table-cell office:value-type="string">
            <text:p>Yves Morel</text:p>
          </table:table-cell>
          <table:table-cell office:value-type="float" office:value="26.70225">
            <text:p>26.702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Apanage Pommery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6900">
            <text:p>1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mzgazva4gh55cjkzvg</text:p>
          </table:table-cell>
          <table:table-cell office:value-type="string">
            <text:p>SPARKLING</text:p>
          </table:table-cell>
          <table:table-cell office:value-type="string">
            <text:p>Champagne Apanage Brut</text:p>
          </table:table-cell>
          <table:table-cell office:value-type="string">
            <text:p>Pommery</text:p>
          </table:table-cell>
          <table:table-cell office:value-type="float" office:value="40.778515">
            <text:p>40.7785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Apanage Rosé Pomme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va32k22xsh2haccqj</text:p>
          </table:table-cell>
          <table:table-cell office:value-type="string">
            <text:p>SPARKLING</text:p>
          </table:table-cell>
          <table:table-cell office:value-type="string">
            <text:p>Brut Apanage Rosé Champagne</text:p>
          </table:table-cell>
          <table:table-cell office:value-type="string">
            <text:p>Pommery</text:p>
          </table:table-cell>
          <table:table-cell office:value-type="float" office:value="41.55998">
            <text:p>41.559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Joseph Perr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r9rkkjend94zwk6d</text:p>
          </table:table-cell>
          <table:table-cell office:value-type="string">
            <text:p>SPARKLING</text:p>
          </table:table-cell>
          <table:table-cell office:value-type="string">
            <text:p>Brut Champagne (Cuvée Royale)</text:p>
          </table:table-cell>
          <table:table-cell office:value-type="string">
            <text:p>Joseph Perrier</text:p>
          </table:table-cell>
          <table:table-cell office:value-type="float" office:value="33.823696">
            <text:p>33.8236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é Prestige Brut Taittin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n4nh4nvffj7y524xn</text:p>
          </table:table-cell>
          <table:table-cell office:value-type="string">
            <text:p>ROSE_SPARKLING</text:p>
          </table:table-cell>
          <table:table-cell office:value-type="string">
            <text:p>Champagne Rosé Prestige Brut</text:p>
          </table:table-cell>
          <table:table-cell office:value-type="string">
            <text:p>Taittinger</text:p>
          </table:table-cell>
          <table:table-cell office:value-type="float" office:value="36.648296">
            <text:p>36.6482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Lepus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vrvwc92n3qezry2w</text:p>
          </table:table-cell>
          <table:table-cell office:value-type="string">
            <text:p>WHITE</text:p>
          </table:table-cell>
          <table:table-cell office:value-type="string">
            <text:p>Pinot Bianco Lepus</text:p>
          </table:table-cell>
          <table:table-cell office:value-type="string">
            <text:p>Franz Haas</text:p>
          </table:table-cell>
          <table:table-cell office:value-type="float" office:value="40.55863">
            <text:p>40.558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Eichhorn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37.9021">
            <text:p>37.90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Delago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q5y8j99jkpbbghbdh</text:p>
          </table:table-cell>
          <table:table-cell office:value-type="string">
            <text:p>WHITE</text:p>
          </table:table-cell>
          <table:table-cell office:value-type="string">
            <text:p>Dellago Weissburgunder</text:p>
          </table:table-cell>
          <table:table-cell office:value-type="string">
            <text:p>Kellerei Bozen / Cantina Bolzano</text:p>
          </table:table-cell>
          <table:table-cell office:value-type="float" office:value="41.786682">
            <text:p>41.786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Kristallberg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51.687775">
            <text:p>51.687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Sirmian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0.978306">
            <text:p>50.978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Hofstatt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7c5rqz4rwa8p28wax</text:p>
          </table:table-cell>
          <table:table-cell office:value-type="string">
            <text:p>WHITE</text:p>
          </table:table-cell>
          <table:table-cell office:value-type="string">
            <text:p>Hofstatt Weissburgunder</text:p>
          </table:table-cell>
          <table:table-cell office:value-type="string">
            <text:p>Cantina Kurtatsch</text:p>
          </table:table-cell>
          <table:table-cell office:value-type="float" office:value="41.17342">
            <text:p>41.173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Berg Kellerei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xx5x185hnmbtd80n</text:p>
          </table:table-cell>
          <table:table-cell office:value-type="string">
            <text:p>WHITE</text:p>
          </table:table-cell>
          <table:table-cell office:value-type="string">
            <text:p>Weissburgunder Berg</text:p>
          </table:table-cell>
          <table:table-cell office:value-type="string">
            <text:p>Colterenzio (Schreckbichl)</text:p>
          </table:table-cell>
          <table:table-cell office:value-type="float" office:value="34.534542">
            <text:p>34.5345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Lapis Ober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2h2jcjxnaf6f47mma</text:p>
          </table:table-cell>
          <table:table-cell office:value-type="string">
            <text:p>WHITE</text:p>
          </table:table-cell>
          <table:table-cell office:value-type="string">
            <text:p>Weissburgunder Lapis</text:p>
          </table:table-cell>
          <table:table-cell office:value-type="string">
            <text:p>Weingut Oberstein</text:p>
          </table:table-cell>
          <table:table-cell office:value-type="float" office:value="41.407455">
            <text:p>41.4074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Vorberg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6.941544">
            <text:p>46.941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2.115524">
            <text:p>42.115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aliz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z2g5pt28ec66n3dx</text:p>
          </table:table-cell>
          <table:table-cell office:value-type="string">
            <text:p>WHITE</text:p>
          </table:table-cell>
          <table:table-cell office:value-type="string">
            <text:p>Chardonnay Caliz</text:p>
          </table:table-cell>
          <table:table-cell office:value-type="string">
            <text:p>Cantina Kurtatsch</text:p>
          </table:table-cell>
          <table:table-cell office:value-type="float" office:value="36.3553">
            <text:p>36.3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50432">
            <text:p>35.504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Kleinstein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pvfyetcny0g0eb412</text:p>
          </table:table-cell>
          <table:table-cell office:value-type="string">
            <text:p>WHITE</text:p>
          </table:table-cell>
          <table:table-cell office:value-type="string">
            <text:p>Chardonnay Kleinstein</text:p>
          </table:table-cell>
          <table:table-cell office:value-type="string">
            <text:p>Kellerei Bozen / Cantina Bolzano</text:p>
          </table:table-cell>
          <table:table-cell office:value-type="float" office:value="42.20337">
            <text:p>42.20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Kreuth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8b7921b25az154dy</text:p>
          </table:table-cell>
          <table:table-cell office:value-type="string">
            <text:p>WHITE</text:p>
          </table:table-cell>
          <table:table-cell office:value-type="string">
            <text:p>Chardonnay Selection Kreuth</text:p>
          </table:table-cell>
          <table:table-cell office:value-type="string">
            <text:p>Kellerei Terlan / Cantina Terlano</text:p>
          </table:table-cell>
          <table:table-cell office:value-type="float" office:value="50.04991">
            <text:p>50.049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Baron Salvador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8.85839">
            <text:p>58.858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Baron Salvador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8.85839">
            <text:p>58.858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. Burgum Novum Castelf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7fhrj2s1gzrq7hz</text:p>
          </table:table-cell>
          <table:table-cell office:value-type="string">
            <text:p>WHITE</text:p>
          </table:table-cell>
          <table:table-cell office:value-type="string">
            <text:p>Chardonnay Riserva Burgum Novum</text:p>
          </table:table-cell>
          <table:table-cell office:value-type="string">
            <text:p>Castelfeder</text:p>
          </table:table-cell>
          <table:table-cell office:value-type="float" office:value="45.08877">
            <text:p>45.088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erva Freienfeld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z61c48n6cea8e6rtf</text:p>
          </table:table-cell>
          <table:table-cell office:value-type="string">
            <text:p>WHITE</text:p>
          </table:table-cell>
          <table:table-cell office:value-type="string">
            <text:p>Chardonnay Riserva Freienfeld</text:p>
          </table:table-cell>
          <table:table-cell office:value-type="string">
            <text:p>Cantina Kurtatsch</text:p>
          </table:table-cell>
          <table:table-cell office:value-type="float" office:value="38.798477">
            <text:p>38.798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Vigna AU Tiefenbrun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6.287342">
            <text:p>36.2873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De Sil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jcbyzhfx2cy2w2kwm</text:p>
          </table:table-cell>
          <table:table-cell office:value-type="string">
            <text:p>WHITE</text:p>
          </table:table-cell>
          <table:table-cell office:value-type="string">
            <text:p>Sauvignon De Silva</text:p>
          </table:table-cell>
          <table:table-cell office:value-type="string">
            <text:p>Peter Sölva</text:p>
          </table:table-cell>
          <table:table-cell office:value-type="float" office:value="52.212166">
            <text:p>52.212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De Sil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jcbyzhfx2cy2w2kwm</text:p>
          </table:table-cell>
          <table:table-cell office:value-type="string">
            <text:p>WHITE</text:p>
          </table:table-cell>
          <table:table-cell office:value-type="string">
            <text:p>Sauvignon De Silva</text:p>
          </table:table-cell>
          <table:table-cell office:value-type="string">
            <text:p>Peter Sölva</text:p>
          </table:table-cell>
          <table:table-cell office:value-type="float" office:value="52.212166">
            <text:p>52.212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Winkl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khy5h5v8sa71dfk</text:p>
          </table:table-cell>
          <table:table-cell office:value-type="string">
            <text:p>WHITE</text:p>
          </table:table-cell>
          <table:table-cell office:value-type="string">
            <text:p>Sauvignon Selection Winkl</text:p>
          </table:table-cell>
          <table:table-cell office:value-type="string">
            <text:p>Kellerei Terlan / Cantina Terlano</text:p>
          </table:table-cell>
          <table:table-cell office:value-type="float" office:value="51.714622">
            <text:p>51.7146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Quarz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50.374443">
            <text:p>50.374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Mock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z7gye66gy86pdwrz</text:p>
          </table:table-cell>
          <table:table-cell office:value-type="string">
            <text:p>WHITE</text:p>
          </table:table-cell>
          <table:table-cell office:value-type="string">
            <text:p>Sauvignon Mock</text:p>
          </table:table-cell>
          <table:table-cell office:value-type="string">
            <text:p>Kellerei Bozen / Cantina Bolzano</text:p>
          </table:table-cell>
          <table:table-cell office:value-type="float" office:value="35.775047">
            <text:p>35.775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Kinesis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83c961m6ebdb1t41</text:p>
          </table:table-cell>
          <table:table-cell office:value-type="string">
            <text:p>WHITE</text:p>
          </table:table-cell>
          <table:table-cell office:value-type="string">
            <text:p>Kinesis</text:p>
          </table:table-cell>
          <table:table-cell office:value-type="string">
            <text:p>Baron Di Pauli</text:p>
          </table:table-cell>
          <table:table-cell office:value-type="float" office:value="38.66588">
            <text:p>38.665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Andrius Kellerei Andr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50">
            <text:p>5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71ed8zvxghawenwh</text:p>
          </table:table-cell>
          <table:table-cell office:value-type="string">
            <text:p>WHITE</text:p>
          </table:table-cell>
          <table:table-cell office:value-type="string">
            <text:p>Sauvignon Blanc Andrius</text:p>
          </table:table-cell>
          <table:table-cell office:value-type="string">
            <text:p>Kellerei Andrian</text:p>
          </table:table-cell>
          <table:table-cell office:value-type="float" office:value="52.048927">
            <text:p>52.048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ieben Aich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29846">
            <text:p>48.5298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ieben Aich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29846">
            <text:p>48.5298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Praepositus Kloster Neustif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xy7znx9ckcz7p9vn</text:p>
          </table:table-cell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0.153337">
            <text:p>30.153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Aristos Kellerei Eisackt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pqzdqpn4ytpfre86</text:p>
          </table:table-cell>
          <table:table-cell office:value-type="string">
            <text:p>WHITE</text:p>
          </table:table-cell>
          <table:table-cell office:value-type="string">
            <text:p>Riesling Aristos</text:p>
          </table:table-cell>
          <table:table-cell office:value-type="string">
            <text:p>Kellerei Eisacktal - Cantina Valle Isarco</text:p>
          </table:table-cell>
          <table:table-cell office:value-type="float" office:value="35.40016">
            <text:p>35.400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üner Veltliner Aristos Kellerei Eisackt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crhxdpgex8cw5vf8w</text:p>
          </table:table-cell>
          <table:table-cell office:value-type="string">
            <text:p>WHITE</text:p>
          </table:table-cell>
          <table:table-cell office:value-type="string">
            <text:p>Aristos Grüner Veltliner</text:p>
          </table:table-cell>
          <table:table-cell office:value-type="string">
            <text:p>Kellerei Eisacktal - Cantina Valle Isarco</text:p>
          </table:table-cell>
          <table:table-cell office:value-type="float" office:value="41.18567">
            <text:p>41.18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Joseph Josef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5g6wsr3ychsek0rg</text:p>
          </table:table-cell>
          <table:table-cell office:value-type="string">
            <text:p>WHITE</text:p>
          </table:table-cell>
          <table:table-cell office:value-type="string">
            <text:p>Gewürztraminer Joseph</text:p>
          </table:table-cell>
          <table:table-cell office:value-type="string">
            <text:p>J. Hofstätter</text:p>
          </table:table-cell>
          <table:table-cell office:value-type="float" office:value="32.55394">
            <text:p>32.553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whrjytxh158w9afd</text:p>
          </table:table-cell>
          <table:table-cell office:value-type="string">
            <text:p>WHITE</text:p>
          </table:table-cell>
          <table:table-cell office:value-type="string">
            <text:p>Gewürztraminer Lafóa</text:p>
          </table:table-cell>
          <table:table-cell office:value-type="string">
            <text:p>Colterenzio (Schreckbichl)</text:p>
          </table:table-cell>
          <table:table-cell office:value-type="float" office:value="37.43941">
            <text:p>37.439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Kastelatz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50">
            <text:p>6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mjdffxj8sm2hnsw9</text:p>
          </table:table-cell>
          <table:table-cell office:value-type="string">
            <text:p>WHITE</text:p>
          </table:table-cell>
          <table:table-cell office:value-type="string">
            <text:p>Gewürztraminer Vigna Kastelaz</text:p>
          </table:table-cell>
          <table:table-cell office:value-type="string">
            <text:p>Elena Walch</text:p>
          </table:table-cell>
          <table:table-cell office:value-type="float" office:value="53.86619">
            <text:p>53.866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Brenntal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zzh17zkb90cw26ex</text:p>
          </table:table-cell>
          <table:table-cell office:value-type="string">
            <text:p>WHITE</text:p>
          </table:table-cell>
          <table:table-cell office:value-type="string">
            <text:p>Brenntal Gewürztraminer Riserva</text:p>
          </table:table-cell>
          <table:table-cell office:value-type="string">
            <text:p>Cantina Kurtatsch</text:p>
          </table:table-cell>
          <table:table-cell office:value-type="float" office:value="36.345184">
            <text:p>36.345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Brenntal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zzh17zkb90cw26ex</text:p>
          </table:table-cell>
          <table:table-cell office:value-type="string">
            <text:p>WHITE</text:p>
          </table:table-cell>
          <table:table-cell office:value-type="string">
            <text:p>Brenntal Gewürztraminer Riserva</text:p>
          </table:table-cell>
          <table:table-cell office:value-type="string">
            <text:p>Cantina Kurtatsch</text:p>
          </table:table-cell>
          <table:table-cell office:value-type="float" office:value="36.345184">
            <text:p>36.345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Kolbenhof Josef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50">
            <text:p>6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6.96219">
            <text:p>36.962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 Praepositus Kloster Neustif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148376">
            <text:p>33.1483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De Sil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hs9q6x3ejykschns</text:p>
          </table:table-cell>
          <table:table-cell office:value-type="string">
            <text:p>WHITE</text:p>
          </table:table-cell>
          <table:table-cell office:value-type="string">
            <text:p>De Silva Pinot Grigio</text:p>
          </table:table-cell>
          <table:table-cell office:value-type="string">
            <text:p>Peter Sölva</text:p>
          </table:table-cell>
          <table:table-cell office:value-type="float" office:value="54.14775">
            <text:p>54.14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De Sil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hs9q6x3ejykschns</text:p>
          </table:table-cell>
          <table:table-cell office:value-type="string">
            <text:p>WHITE</text:p>
          </table:table-cell>
          <table:table-cell office:value-type="string">
            <text:p>De Silva Pinot Grigio</text:p>
          </table:table-cell>
          <table:table-cell office:value-type="string">
            <text:p>Peter Sölva</text:p>
          </table:table-cell>
          <table:table-cell office:value-type="float" office:value="54.14775">
            <text:p>54.14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8k2ckp5payht89de</text:p>
          </table:table-cell>
          <table:table-cell office:value-type="string">
            <text:p>WHITE</text:p>
          </table:table-cell>
          <table:table-cell office:value-type="string">
            <text:p>Pinot Grigio Alto Adige</text:p>
          </table:table-cell>
          <table:table-cell office:value-type="string">
            <text:p>Franz Haas</text:p>
          </table:table-cell>
          <table:table-cell office:value-type="float" office:value="36.25556">
            <text:p>36.255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Castel Ringberg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59.92878">
            <text:p>59.928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Puiten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djz02r2jrx04daep</text:p>
          </table:table-cell>
          <table:table-cell office:value-type="string">
            <text:p>WHITE</text:p>
          </table:table-cell>
          <table:table-cell office:value-type="string">
            <text:p>Pinot Grigio Puiten</text:p>
          </table:table-cell>
          <table:table-cell office:value-type="string">
            <text:p>Colterenzio (Schreckbichl)</text:p>
          </table:table-cell>
          <table:table-cell office:value-type="float" office:value="37.144028">
            <text:p>37.1440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Penon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q2f1ffh7tkm9ttrfe</text:p>
          </table:table-cell>
          <table:table-cell office:value-type="string">
            <text:p>WHITE</text:p>
          </table:table-cell>
          <table:table-cell office:value-type="string">
            <text:p>Pinot Grigio Penon</text:p>
          </table:table-cell>
          <table:table-cell office:value-type="string">
            <text:p>Cantina Kurtatsch</text:p>
          </table:table-cell>
          <table:table-cell office:value-type="float" office:value="39.758728">
            <text:p>39.7587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Unterebner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1509">
            <text:p>47.115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Unterebner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1509">
            <text:p>47.115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ner Praepositus Kloster Neustif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663406">
            <text:p>33.6634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istar Weiss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28.760067">
            <text:p>28.7600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loria Dei Weingut Eich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9qy8b3ma5exsekcy63</text:p>
          </table:table-cell>
          <table:table-cell office:value-type="string">
            <text:p>WHITE</text:p>
          </table:table-cell>
          <table:table-cell office:value-type="string">
            <text:p>Gloria Dei</text:p>
          </table:table-cell>
          <table:table-cell office:value-type="string">
            <text:p>Eichenstein</text:p>
          </table:table-cell>
          <table:table-cell office:value-type="float" office:value="44.76127">
            <text:p>44.76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erlaner Klassisch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0.146336">
            <text:p>50.1463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 Vite J.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kf7b6s583vd9fwy3</text:p>
          </table:table-cell>
          <table:table-cell office:value-type="string">
            <text:p>WHITE</text:p>
          </table:table-cell>
          <table:table-cell office:value-type="string">
            <text:p>Cuvée de ViTe</text:p>
          </table:table-cell>
          <table:table-cell office:value-type="string">
            <text:p>J. Hofstätter</text:p>
          </table:table-cell>
          <table:table-cell office:value-type="float" office:value="37.606224">
            <text:p>37.6062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eyond the Clouds Chardonnay | Diverse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191185">
            <text:p>53.1911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os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dc1mc21dcvk401ka1</text:p>
          </table:table-cell>
          <table:table-cell office:value-type="string">
            <text:p>WHITE</text:p>
          </table:table-cell>
          <table:table-cell office:value-type="string">
            <text:p>Cuvée Amos</text:p>
          </table:table-cell>
          <table:table-cell office:value-type="string">
            <text:p>Cantina Kurtatsch</text:p>
          </table:table-cell>
          <table:table-cell office:value-type="float" office:value="28.926105">
            <text:p>28.9261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va Domus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562683">
            <text:p>52.5626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va Domus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562683">
            <text:p>52.5626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nosi Riesling | Sauvignon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s01rz5kt15atcnwr</text:p>
          </table:table-cell>
          <table:table-cell office:value-type="string">
            <text:p>WHITE</text:p>
          </table:table-cell>
          <table:table-cell office:value-type="string">
            <text:p>Enosi</text:p>
          </table:table-cell>
          <table:table-cell office:value-type="string">
            <text:p>Baron Di Pauli</text:p>
          </table:table-cell>
          <table:table-cell office:value-type="float" office:value="41.53265">
            <text:p>41.53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nosi Riesling | Sauvignon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s01rz5kt15atcnwr</text:p>
          </table:table-cell>
          <table:table-cell office:value-type="string">
            <text:p>WHITE</text:p>
          </table:table-cell>
          <table:table-cell office:value-type="string">
            <text:p>Enosi</text:p>
          </table:table-cell>
          <table:table-cell office:value-type="string">
            <text:p>Baron Di Pauli</text:p>
          </table:table-cell>
          <table:table-cell office:value-type="float" office:value="41.53265">
            <text:p>41.53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Julian Bronner | Johanniter Lieselehof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xmngpc50t0j4311c8</text:p>
          </table:table-cell>
          <table:table-cell office:value-type="string">
            <text:p>WHITE</text:p>
          </table:table-cell>
          <table:table-cell office:value-type="string">
            <text:p>Julian Bio</text:p>
          </table:table-cell>
          <table:table-cell office:value-type="string">
            <text:p>Lieselehof</text:p>
          </table:table-cell>
          <table:table-cell office:value-type="float" office:value="46.512627">
            <text:p>46.5126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Julian Bronner | Johanniter Lieselehof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xmngpc50t0j4311c8</text:p>
          </table:table-cell>
          <table:table-cell office:value-type="string">
            <text:p>WHITE</text:p>
          </table:table-cell>
          <table:table-cell office:value-type="string">
            <text:p>Julian Bio</text:p>
          </table:table-cell>
          <table:table-cell office:value-type="string">
            <text:p>Lieselehof</text:p>
          </table:table-cell>
          <table:table-cell office:value-type="float" office:value="46.512627">
            <text:p>46.5126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on Bianco Viognier | Petit Manseng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bg41e2rphqrdq16</text:p>
          </table:table-cell>
          <table:table-cell office:value-type="string">
            <text:p>WHITE</text:p>
          </table:table-cell>
          <table:table-cell office:value-type="string">
            <text:p>Casòn Hirschprunn Bianco Bio</text:p>
          </table:table-cell>
          <table:table-cell office:value-type="string">
            <text:p>Alois Lageder</text:p>
          </table:table-cell>
          <table:table-cell office:value-type="float" office:value="53.42831">
            <text:p>53.428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ppius Weiss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889412">
            <text:p>50.8894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ppius Weiss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889412">
            <text:p>50.8894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737">
            <text:p>38.93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737">
            <text:p>38.93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737">
            <text:p>38.93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737">
            <text:p>38.93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r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6.11061">
            <text:p>36.110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r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6.11061">
            <text:p>36.110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Famèi Corvé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6cwfpbgdnnkckv3t4</text:p>
          </table:table-cell>
          <table:table-cell office:value-type="string">
            <text:p>WHITE</text:p>
          </table:table-cell>
          <table:table-cell office:value-type="string">
            <text:p>Famèi Riesling Renano</text:p>
          </table:table-cell>
          <table:table-cell office:value-type="string">
            <text:p>Corvée</text:p>
          </table:table-cell>
          <table:table-cell office:value-type="float" office:value="42.204124">
            <text:p>42.204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Majerla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z35ggdprvpjtag8vy</text:p>
          </table:table-cell>
          <table:table-cell office:value-type="string">
            <text:p>WHITE</text:p>
          </table:table-cell>
          <table:table-cell office:value-type="string">
            <text:p>Chardonnay Riserva Majerla</text:p>
          </table:table-cell>
          <table:table-cell office:value-type="string">
            <text:p>Dorigati</text:p>
          </table:table-cell>
          <table:table-cell office:value-type="float" office:value="41.641655">
            <text:p>41.6416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Were Dreams… Jerma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zwqe7p05923rhgpz</text:p>
          </table:table-cell>
          <table:table-cell office:value-type="string">
            <text:p>WHITE</text:p>
          </table:table-cell>
          <table:table-cell office:value-type="string">
            <text:p>Chardonnay Where Dreams have no end</text:p>
          </table:table-cell>
          <table:table-cell office:value-type="string">
            <text:p>Jermann</text:p>
          </table:table-cell>
          <table:table-cell office:value-type="float" office:value="32.291683">
            <text:p>32.2916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is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150">
            <text:p>6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54.328888">
            <text:p>54.3288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gana Fornaci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0mxa4zymv6hwwsfd</text:p>
          </table:table-cell>
          <table:table-cell office:value-type="string">
            <text:p>WHITE</text:p>
          </table:table-cell>
          <table:table-cell office:value-type="string">
            <text:p>Le Fornaci Lugana</text:p>
          </table:table-cell>
          <table:table-cell office:value-type="string">
            <text:p>Tommasi</text:p>
          </table:table-cell>
          <table:table-cell office:value-type="float" office:value="42.776966">
            <text:p>42.7769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gana Riserva Fornaci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np0qnt6785q9n7907</text:p>
          </table:table-cell>
          <table:table-cell office:value-type="string">
            <text:p>WHITE</text:p>
          </table:table-cell>
          <table:table-cell office:value-type="string">
            <text:p>Le Fornaci Lugana Riserva</text:p>
          </table:table-cell>
          <table:table-cell office:value-type="string">
            <text:p>Tommasi</text:p>
          </table:table-cell>
          <table:table-cell office:value-type="float" office:value="43.620674">
            <text:p>43.6206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rdicchio Primo Ballo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756aea4e8gh845qmq</text:p>
          </table:table-cell>
          <table:table-cell office:value-type="string">
            <text:p>WHITE</text:p>
          </table:table-cell>
          <table:table-cell office:value-type="string">
            <text:p>Primo Ballo</text:p>
          </table:table-cell>
          <table:table-cell office:value-type="string">
            <text:p>Tenuta di Fra'</text:p>
          </table:table-cell>
          <table:table-cell office:value-type="float" office:value="50.080254">
            <text:p>50.080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rdicchio Primo Ballo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756aea4e8gh845qmq</text:p>
          </table:table-cell>
          <table:table-cell office:value-type="string">
            <text:p>WHITE</text:p>
          </table:table-cell>
          <table:table-cell office:value-type="string">
            <text:p>Primo Ballo</text:p>
          </table:table-cell>
          <table:table-cell office:value-type="string">
            <text:p>Tenuta di Fra'</text:p>
          </table:table-cell>
          <table:table-cell office:value-type="float" office:value="50.080254">
            <text:p>50.080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rdicchio Lorenzo ‘’Superiore’’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nfvv3qacxd3zwntsc2</text:p>
          </table:table-cell>
          <table:table-cell office:value-type="string">
            <text:p>WHITE</text:p>
          </table:table-cell>
          <table:table-cell office:value-type="string">
            <text:p>Verdicchio dei Castelli di Jesi Classico Superiore Lorenzo</text:p>
          </table:table-cell>
          <table:table-cell office:value-type="string">
            <text:p>Tenuta di Fra'</text:p>
          </table:table-cell>
          <table:table-cell office:value-type="float" office:value="44.823967">
            <text:p>44.823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rdicchio Lorenzo ‘’Superiore’’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nfvv3qacxd3zwntsc2</text:p>
          </table:table-cell>
          <table:table-cell office:value-type="string">
            <text:p>WHITE</text:p>
          </table:table-cell>
          <table:table-cell office:value-type="string">
            <text:p>Verdicchio dei Castelli di Jesi Classico Superiore Lorenzo</text:p>
          </table:table-cell>
          <table:table-cell office:value-type="string">
            <text:p>Tenuta di Fra'</text:p>
          </table:table-cell>
          <table:table-cell office:value-type="float" office:value="44.823967">
            <text:p>44.823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e Brun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jxwrvz9f0gyk19h</text:p>
          </table:table-cell>
          <table:table-cell office:value-type="string">
            <text:p>WHITE</text:p>
          </table:table-cell>
          <table:table-cell office:value-type="string">
            <text:p>Chardonnay Toscana Le Bruniche</text:p>
          </table:table-cell>
          <table:table-cell office:value-type="string">
            <text:p>Tenuta di Nozzole</text:p>
          </table:table-cell>
          <table:table-cell office:value-type="float" office:value="50.291992">
            <text:p>50.2919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e Brun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cjxwrvz9f0gyk19h</text:p>
          </table:table-cell>
          <table:table-cell office:value-type="string">
            <text:p>WHITE</text:p>
          </table:table-cell>
          <table:table-cell office:value-type="string">
            <text:p>Chardonnay Toscana Le Bruniche</text:p>
          </table:table-cell>
          <table:table-cell office:value-type="string">
            <text:p>Tenuta di Nozzole</text:p>
          </table:table-cell>
          <table:table-cell office:value-type="float" office:value="50.291992">
            <text:p>50.2919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 Pietra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jx2dh8nats728ew13</text:p>
          </table:table-cell>
          <table:table-cell office:value-type="string">
            <text:p>WHITE</text:p>
          </table:table-cell>
          <table:table-cell office:value-type="string">
            <text:p>Chardonnay La Pietra</text:p>
          </table:table-cell>
          <table:table-cell office:value-type="string">
            <text:p>Cabreo</text:p>
          </table:table-cell>
          <table:table-cell office:value-type="float" office:value="44.429817">
            <text:p>44.4298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ervaro Castello della Sal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ervaro della Sala</text:p>
          </table:table-cell>
          <table:table-cell office:value-type="string">
            <text:p>Antinori - Castello della Sala</text:p>
          </table:table-cell>
          <table:table-cell office:value-type="float" office:value="72.056725">
            <text:p>72.0567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ervaro Castello della Sal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ervaro della Sala</text:p>
          </table:table-cell>
          <table:table-cell office:value-type="string">
            <text:p>Antinori - Castello della Sala</text:p>
          </table:table-cell>
          <table:table-cell office:value-type="float" office:value="72.056725">
            <text:p>72.0567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Tonschiefer Dönnhof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3cx444k5r00xkf8cm3</text:p>
          </table:table-cell>
          <table:table-cell office:value-type="string">
            <text:p>WHITE</text:p>
          </table:table-cell>
          <table:table-cell office:value-type="string">
            <text:p>Riesling Trocken Tonschiefer</text:p>
          </table:table-cell>
          <table:table-cell office:value-type="string">
            <text:p>Dönnhoff</text:p>
          </table:table-cell>
          <table:table-cell office:value-type="float" office:value="38.71432">
            <text:p>38.714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GG Sonnenuhr Wehlen S.A. Prü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mf987sbmsxdjvne0pp</text:p>
          </table:table-cell>
          <table:table-cell office:value-type="string">
            <text:p>DESSERT</text:p>
          </table:table-cell>
          <table:table-cell office:value-type="string">
            <text:p>Wehlener Sonnenuhr Devon Riesling GG</text:p>
          </table:table-cell>
          <table:table-cell office:value-type="string">
            <text:p>S.A. Prüm</text:p>
          </table:table-cell>
          <table:table-cell office:value-type="float" office:value="49.855606">
            <text:p>49.8556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GG Bernkastel Lay S.A. Prü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sk74fdf3zhcr3y9s5r</text:p>
          </table:table-cell>
          <table:table-cell office:value-type="string">
            <text:p>DESSERT</text:p>
          </table:table-cell>
          <table:table-cell office:value-type="string">
            <text:p>Bernkasteler Lay Grand Ley Riesling GG</text:p>
          </table:table-cell>
          <table:table-cell office:value-type="string">
            <text:p>S.A. Prüm</text:p>
          </table:table-cell>
          <table:table-cell office:value-type="float" office:value="51.657692">
            <text:p>51.657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s Schoffit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709hxzbwn1hpfjcwfr</text:p>
          </table:table-cell>
          <table:table-cell office:value-type="string">
            <text:p>WHITE</text:p>
          </table:table-cell>
          <table:table-cell office:value-type="string">
            <text:p>Pinot Gris Tradition</text:p>
          </table:table-cell>
          <table:table-cell office:value-type="string">
            <text:p>Domaine Schoffit</text:p>
          </table:table-cell>
          <table:table-cell office:value-type="float" office:value="26.257063">
            <text:p>26.2570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evre et Maine Gras Mouton Domaine H. Fevri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4v8pp81sp57s2rha1e</text:p>
          </table:table-cell>
          <table:table-cell office:value-type="string">
            <text:p>WHITE</text:p>
          </table:table-cell>
          <table:table-cell office:value-type="string">
            <text:p>Gras Moutons Muscadet-Sèvre et Maine Sur Lie</text:p>
          </table:table-cell>
          <table:table-cell office:value-type="string">
            <text:p>Domaine Haute ‎Févrie</text:p>
          </table:table-cell>
          <table:table-cell office:value-type="float" office:value="38.831818">
            <text:p>38.8318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illou Blanc Sauvignon | Sémillion Chateau Talb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dyf4d95766t5ty8wx</text:p>
          </table:table-cell>
          <table:table-cell office:value-type="string">
            <text:p>WHITE</text:p>
          </table:table-cell>
          <table:table-cell office:value-type="string">
            <text:p>Caillou Blanc</text:p>
          </table:table-cell>
          <table:table-cell office:value-type="string">
            <text:p>Château Talbot</text:p>
          </table:table-cell>
          <table:table-cell office:value-type="float" office:value="42.38977">
            <text:p>42.389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Saint Pierre Chardonnay Albert Pi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gbckbx4am8dwv5c6v</text:p>
          </table:table-cell>
          <table:table-cell office:value-type="string">
            <text:p>WHITE</text:p>
          </table:table-cell>
          <table:table-cell office:value-type="string">
            <text:p>Chablis Saint Pierre</text:p>
          </table:table-cell>
          <table:table-cell office:value-type="string">
            <text:p>Albert Pic</text:p>
          </table:table-cell>
          <table:table-cell office:value-type="float" office:value="48.83384">
            <text:p>48.833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AOC Chardonnay Droin Jean Pau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50">
            <text:p>6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r5wkfhgxqtbpkv1wr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Jean-Paul &amp; Benoit Droin</text:p>
          </table:table-cell>
          <table:table-cell office:value-type="float" office:value="38.718906">
            <text:p>38.718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1er Cru Fourchaume Domaine Fev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14t79cyascxv4n0n8</text:p>
          </table:table-cell>
          <table:table-cell office:value-type="string">
            <text:p>WHITE</text:p>
          </table:table-cell>
          <table:table-cell office:value-type="string">
            <text:p>Chablis Premier Cru Fourchaume</text:p>
          </table:table-cell>
          <table:table-cell office:value-type="string">
            <text:p>Domaine William Fèvre</text:p>
          </table:table-cell>
          <table:table-cell office:value-type="float" office:value="35.78785">
            <text:p>35.787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Grand Cru Les Preuses Domaine Fev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fata8gqz47f5w5etb8</text:p>
          </table:table-cell>
          <table:table-cell office:value-type="string">
            <text:p>WHITE</text:p>
          </table:table-cell>
          <table:table-cell office:value-type="string">
            <text:p>Chablis Grand Cru 'Les Preuses'</text:p>
          </table:table-cell>
          <table:table-cell office:value-type="string">
            <text:p>Domaine William Fèvre</text:p>
          </table:table-cell>
          <table:table-cell office:value-type="float" office:value="40.498405">
            <text:p>40.4984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int Aubin 1er cru En Creot Dom. Lamy-P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1bvng4yexpgk665wqt</text:p>
          </table:table-cell>
          <table:table-cell office:value-type="string">
            <text:p>WHITE</text:p>
          </table:table-cell>
          <table:table-cell office:value-type="string">
            <text:p>Saint-Aubin 1er Cru 'En Créot'</text:p>
          </table:table-cell>
          <table:table-cell office:value-type="string">
            <text:p>Lamy-Pillot</text:p>
          </table:table-cell>
          <table:table-cell office:value-type="float" office:value="62.57248">
            <text:p>62.572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ully Montmorin Dom. Jacques Du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6hh0ckdn13pqgkh6kg</text:p>
          </table:table-cell>
          <table:table-cell office:value-type="string">
            <text:p>RED</text:p>
          </table:table-cell>
          <table:table-cell office:value-type="string">
            <text:p>Rully ''''Montmorin''''</text:p>
          </table:table-cell>
          <table:table-cell office:value-type="string">
            <text:p>Domaine Jacques Dury</text:p>
          </table:table-cell>
          <table:table-cell office:value-type="float" office:value="48.269897">
            <text:p>48.2698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ouilly Fumé Sauvignon De Ladoucet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150">
            <text:p>6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4tx0qfvhw7081cfsc030q9</text:p>
          </table:table-cell>
          <table:table-cell office:value-type="string">
            <text:p>WHITE</text:p>
          </table:table-cell>
          <table:table-cell office:value-type="string">
            <text:p>Pouilly Fumé de Ladoucette</text:p>
          </table:table-cell>
          <table:table-cell office:value-type="string">
            <text:p>Domaine de Ladoucette</text:p>
          </table:table-cell>
          <table:table-cell office:value-type="float" office:value="47.449394">
            <text:p>47.4493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re’ Clesse’ Chardonnay Seguin Manu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z5tv6yz1abjf2g5fj</text:p>
          </table:table-cell>
          <table:table-cell office:value-type="string">
            <text:p>WHITE</text:p>
          </table:table-cell>
          <table:table-cell office:value-type="string">
            <text:p>Viré-Clessé</text:p>
          </table:table-cell>
          <table:table-cell office:value-type="string">
            <text:p>Seguin-Manuel</text:p>
          </table:table-cell>
          <table:table-cell office:value-type="float" office:value="49.651226">
            <text:p>49.6512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ntoulan blanc Sec Clos Lapey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na8hsn386zekfxkbhw</text:p>
          </table:table-cell>
          <table:table-cell office:value-type="string">
            <text:p>WHITE</text:p>
          </table:table-cell>
          <table:table-cell office:value-type="string">
            <text:p>Mantoulan Sec</text:p>
          </table:table-cell>
          <table:table-cell office:value-type="string">
            <text:p>Clos Lapeyre</text:p>
          </table:table-cell>
          <table:table-cell office:value-type="float" office:value="53.496517">
            <text:p>53.496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amlitz Sauvignon Blanc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s59a1cssv3ytskznh6</text:p>
          </table:table-cell>
          <table:table-cell office:value-type="string">
            <text:p>WHITE</text:p>
          </table:table-cell>
          <table:table-cell office:value-type="string">
            <text:p>Gamlitzer Sauvignon Blanc</text:p>
          </table:table-cell>
          <table:table-cell office:value-type="string">
            <text:p>Sattlerhof</text:p>
          </table:table-cell>
          <table:table-cell office:value-type="float" office:value="39.041733">
            <text:p>39.041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amlitz Morillon (Chardonnay)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0nqgcd7bvcxe20vevk</text:p>
          </table:table-cell>
          <table:table-cell office:value-type="string">
            <text:p>WHITE</text:p>
          </table:table-cell>
          <table:table-cell office:value-type="string">
            <text:p>Gamlitzer Morillon</text:p>
          </table:table-cell>
          <table:table-cell office:value-type="string">
            <text:p>Sattlerhof</text:p>
          </table:table-cell>
          <table:table-cell office:value-type="float" office:value="44.190834">
            <text:p>44.1908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30 Ried Kranachberg BIO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dqkbnfwtrp8g610er6</text:p>
          </table:table-cell>
          <table:table-cell office:value-type="string">
            <text:p>WHITE</text:p>
          </table:table-cell>
          <table:table-cell office:value-type="string">
            <text:p>Sauvignon Blanc Ried Alter Kranachberg Bio</text:p>
          </table:table-cell>
          <table:table-cell office:value-type="string">
            <text:p>Sattlerhof</text:p>
          </table:table-cell>
          <table:table-cell office:value-type="float" office:value="41.014973">
            <text:p>41.0149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ltliner Ried Klaus Federspiel Weingut Jä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s4e5hmr4g12ah1fq</text:p>
          </table:table-cell>
          <table:table-cell office:value-type="string">
            <text:p>WHITE</text:p>
          </table:table-cell>
          <table:table-cell office:value-type="string">
            <text:p>Federspiel Ried Klaus Grüner Veltliner</text:p>
          </table:table-cell>
          <table:table-cell office:value-type="string">
            <text:p>Weingut Jäger</text:p>
          </table:table-cell>
          <table:table-cell office:value-type="float" office:value="48.753746">
            <text:p>48.7537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ltliner Ried Achleiten Smaragd Weingut Jä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350">
            <text:p>6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jrn7sd9yagc4ynrg</text:p>
          </table:table-cell>
          <table:table-cell office:value-type="string">
            <text:p>WHITE</text:p>
          </table:table-cell>
          <table:table-cell office:value-type="string">
            <text:p>Grüner Veltliner Smaragd Ried Achleiten</text:p>
          </table:table-cell>
          <table:table-cell office:value-type="string">
            <text:p>Weingut Jäger</text:p>
          </table:table-cell>
          <table:table-cell office:value-type="float" office:value="48.66143">
            <text:p>48.661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stone Chenin Blanc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fhyk9ab3s2kxcr8waj</text:p>
          </table:table-cell>
          <table:table-cell office:value-type="string">
            <text:p>WHITE</text:p>
          </table:table-cell>
          <table:table-cell office:value-type="string">
            <text:p>Whitestone Chenin Blanc</text:p>
          </table:table-cell>
          <table:table-cell office:value-type="string">
            <text:p>Capelands</text:p>
          </table:table-cell>
          <table:table-cell office:value-type="float" office:value="50.50921">
            <text:p>50.509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stone Sauvignon Blanc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20g6dzt0cmadyjzrqw</text:p>
          </table:table-cell>
          <table:table-cell office:value-type="string">
            <text:p>WHITE</text:p>
          </table:table-cell>
          <table:table-cell office:value-type="string">
            <text:p>Whitestone Sauvignon Blanc</text:p>
          </table:table-cell>
          <table:table-cell office:value-type="string">
            <text:p>Capelands</text:p>
          </table:table-cell>
          <table:table-cell office:value-type="float" office:value="47.50517">
            <text:p>47.50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GT Rosé Weinberg Dolomiten Popp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ce2ax2hmey9570ngm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Popphof</text:p>
          </table:table-cell>
          <table:table-cell office:value-type="float" office:value="33.746365">
            <text:p>33.7463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osé Pinosé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xe587cgfq9ctge0h</text:p>
          </table:table-cell>
          <table:table-cell office:value-type="string">
            <text:p>ROSE</text:p>
          </table:table-cell>
          <table:table-cell office:value-type="string">
            <text:p>Pinosé Pinot Nero Rosé</text:p>
          </table:table-cell>
          <table:table-cell office:value-type="string">
            <text:p>Cantina Kurtatsch</text:p>
          </table:table-cell>
          <table:table-cell office:value-type="float" office:value="32.64712">
            <text:p>32.647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osé Pinosé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xe587cgfq9ctge0h</text:p>
          </table:table-cell>
          <table:table-cell office:value-type="string">
            <text:p>ROSE</text:p>
          </table:table-cell>
          <table:table-cell office:value-type="string">
            <text:p>Pinosé Pinot Nero Rosé</text:p>
          </table:table-cell>
          <table:table-cell office:value-type="string">
            <text:p>Cantina Kurtatsch</text:p>
          </table:table-cell>
          <table:table-cell office:value-type="float" office:value="32.64712">
            <text:p>32.647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é Marinus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ewvf7s7gba9gw1snc</text:p>
          </table:table-cell>
          <table:table-cell office:value-type="string">
            <text:p>ROSE</text:p>
          </table:table-cell>
          <table:table-cell office:value-type="string">
            <text:p>Mitterberg Rosé</text:p>
          </table:table-cell>
          <table:table-cell office:value-type="string">
            <text:p>Marinushof</text:p>
          </table:table-cell>
          <table:table-cell office:value-type="float" office:value="30.726616">
            <text:p>30.7266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’Anna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8ann9hyf6pcczg7za</text:p>
          </table:table-cell>
          <table:table-cell office:value-type="string">
            <text:p>ROSE</text:p>
          </table:table-cell>
          <table:table-cell office:value-type="string">
            <text:p>Rosato Ros'Anna</text:p>
          </table:table-cell>
          <table:table-cell office:value-type="string">
            <text:p>Tenuta di Fra'</text:p>
          </table:table-cell>
          <table:table-cell office:value-type="float" office:value="44.918137">
            <text:p>44.9181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’Anna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8ann9hyf6pcczg7za</text:p>
          </table:table-cell>
          <table:table-cell office:value-type="string">
            <text:p>ROSE</text:p>
          </table:table-cell>
          <table:table-cell office:value-type="string">
            <text:p>Rosato Ros'Anna</text:p>
          </table:table-cell>
          <table:table-cell office:value-type="string">
            <text:p>Tenuta di Fra'</text:p>
          </table:table-cell>
          <table:table-cell office:value-type="float" office:value="44.918137">
            <text:p>44.9181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aner*in Vernatsch Popp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hg5zd56qztrj5jjqg</text:p>
          </table:table-cell>
          <table:table-cell office:value-type="string">
            <text:p>RED</text:p>
          </table:table-cell>
          <table:table-cell office:value-type="string">
            <text:p>Meraner</text:p>
          </table:table-cell>
          <table:table-cell office:value-type="string">
            <text:p>Popphof</text:p>
          </table:table-cell>
          <table:table-cell office:value-type="float" office:value="38.372658">
            <text:p>38.3726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t. Magdalena Huck am Bach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bg42htkesv22mqmy</text:p>
          </table:table-cell>
          <table:table-cell office:value-type="string">
            <text:p>RED</text:p>
          </table:table-cell>
          <table:table-cell office:value-type="string">
            <text:p>St. Magdalener Classico Huck am Bach</text:p>
          </table:table-cell>
          <table:table-cell office:value-type="string">
            <text:p>Kellerei Bozen / Cantina Bolzano</text:p>
          </table:table-cell>
          <table:table-cell office:value-type="float" office:value="51.868137">
            <text:p>51.8681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alterer See Ausl.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ellerei Kaltern</text:p>
          </table:table-cell>
          <table:table-cell office:value-type="float" office:value="42.115524">
            <text:p>42.115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Aditus 1644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c0xgj5r6sk2ctsjk</text:p>
          </table:table-cell>
          <table:table-cell office:value-type="string">
            <text:p>RED</text:p>
          </table:table-cell>
          <table:table-cell office:value-type="string">
            <text:p>Aditus 1644 Lagrein</text:p>
          </table:table-cell>
          <table:table-cell office:value-type="string">
            <text:p>Kellerei Bozen / Cantina Bolzano</text:p>
          </table:table-cell>
          <table:table-cell office:value-type="float" office:value="54.034195">
            <text:p>54.0341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Frauenhügel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jntsw15kpxxfnfp1</text:p>
          </table:table-cell>
          <table:table-cell office:value-type="string">
            <text:p>RED</text:p>
          </table:table-cell>
          <table:table-cell office:value-type="string">
            <text:p>Lagrein Riserva Frauenhügel</text:p>
          </table:table-cell>
          <table:table-cell office:value-type="string">
            <text:p>Cantina Kurtatsch</text:p>
          </table:table-cell>
          <table:table-cell office:value-type="float" office:value="44.907368">
            <text:p>44.9073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Prestige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50">
            <text:p>60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39.998413">
            <text:p>39.9984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Gries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v0qjxd6szhh34m1f</text:p>
          </table:table-cell>
          <table:table-cell office:value-type="string">
            <text:p>RED</text:p>
          </table:table-cell>
          <table:table-cell office:value-type="string">
            <text:p>Lagrein Riserva Gries</text:p>
          </table:table-cell>
          <table:table-cell office:value-type="string">
            <text:p>Colterenzio (Schreckbichl)</text:p>
          </table:table-cell>
          <table:table-cell office:value-type="float" office:value="35.514503">
            <text:p>35.514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Grafleiten Ober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bq29cm9ea22qpf01</text:p>
          </table:table-cell>
          <table:table-cell office:value-type="string">
            <text:p>RED</text:p>
          </table:table-cell>
          <table:table-cell office:value-type="string">
            <text:p>Grafenleiten Lagrein Riserva</text:p>
          </table:table-cell>
          <table:table-cell office:value-type="string">
            <text:p>Obermoser</text:p>
          </table:table-cell>
          <table:table-cell office:value-type="float" office:value="50.9891">
            <text:p>50.98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Taber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5.948647">
            <text:p>45.948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marein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50">
            <text:p>11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6.82206">
            <text:p>36.822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Steinraffler J.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z8drpdxm807pj2np</text:p>
          </table:table-cell>
          <table:table-cell office:value-type="string">
            <text:p>RED</text:p>
          </table:table-cell>
          <table:table-cell office:value-type="string">
            <text:p>Lagrein Vigna Steinraffler</text:p>
          </table:table-cell>
          <table:table-cell office:value-type="string">
            <text:p>J. Hofstätter</text:p>
          </table:table-cell>
          <table:table-cell office:value-type="float" office:value="49.683064">
            <text:p>49.6830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oblinus Ansitz Wald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73.26074">
            <text:p>73.260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Klosteranger Muri 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58.802208">
            <text:p>58.802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Carano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5.415966">
            <text:p>45.4159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Carano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5.415966">
            <text:p>45.4159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. Ringberg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ym74vn1d8f6a00ek</text:p>
          </table:table-cell>
          <table:table-cell office:value-type="string">
            <text:p>RED</text:p>
          </table:table-cell>
          <table:table-cell office:value-type="string">
            <text:p>Cabernet Sauvignon Riserva Castel Ringberg</text:p>
          </table:table-cell>
          <table:table-cell office:value-type="string">
            <text:p>Elena Walch</text:p>
          </table:table-cell>
          <table:table-cell office:value-type="float" office:value="49.514874">
            <text:p>49.5148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Kirchhügel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j3ae03131n9q396b</text:p>
          </table:table-cell>
          <table:table-cell office:value-type="string">
            <text:p>RED</text:p>
          </table:table-cell>
          <table:table-cell office:value-type="string">
            <text:p>Cabernet Riserva Kirchhügel</text:p>
          </table:table-cell>
          <table:table-cell office:value-type="string">
            <text:p>Cantina Kurtatsch</text:p>
          </table:table-cell>
          <table:table-cell office:value-type="float" office:value="39.871407">
            <text:p>39.871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Kirchhügel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j3ae03131n9q396b</text:p>
          </table:table-cell>
          <table:table-cell office:value-type="string">
            <text:p>RED</text:p>
          </table:table-cell>
          <table:table-cell office:value-type="string">
            <text:p>Cabernet Riserva Kirchhügel</text:p>
          </table:table-cell>
          <table:table-cell office:value-type="string">
            <text:p>Cantina Kurtatsch</text:p>
          </table:table-cell>
          <table:table-cell office:value-type="float" office:value="39.871407">
            <text:p>39.871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213/1 Peter Dip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y24hr0hnm9m3nx0q9k93g9</text:p>
          </table:table-cell>
          <table:table-cell office:value-type="string">
            <text:p>RED</text:p>
          </table:table-cell>
          <table:table-cell office:value-type="string">
            <text:p>Cabernet Sauvignon 213</text:p>
          </table:table-cell>
          <table:table-cell office:value-type="string">
            <text:p>Peter Dipoli</text:p>
          </table:table-cell>
          <table:table-cell office:value-type="float" office:value="51.602722">
            <text:p>51.602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. Ris.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50">
            <text:p>6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2.353035">
            <text:p>42.353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. Ris. Quintessenz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250">
            <text:p>6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2.353035">
            <text:p>42.353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Cor Römigberg Alois Laged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56.970455">
            <text:p>56.9704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Mumelter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350">
            <text:p>6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42.321686">
            <text:p>42.3216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tybvrzv5g9x08zd7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Erbhof Unterganzner</text:p>
          </table:table-cell>
          <table:table-cell office:value-type="float" office:value="29.514366">
            <text:p>29.514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Ris. Pfarrhof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v42gdt04614dpwthzqn23w</text:p>
          </table:table-cell>
          <table:table-cell office:value-type="string">
            <text:p>RED</text:p>
          </table:table-cell>
          <table:table-cell office:value-type="string">
            <text:p>Cabernet Sauvignon Riserva Pfarrhof</text:p>
          </table:table-cell>
          <table:table-cell office:value-type="string">
            <text:p>Kellerei Kaltern</text:p>
          </table:table-cell>
          <table:table-cell office:value-type="float" office:value="48.296207">
            <text:p>48.2962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Freienfeld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Cabernet Sauvignon Riserva Freienfeld</text:p>
          </table:table-cell>
          <table:table-cell office:value-type="string">
            <text:p>Cantina Kurtatsch</text:p>
          </table:table-cell>
          <table:table-cell office:value-type="float" office:value="36.34105">
            <text:p>36.341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Freienfeld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Cabernet Sauvignon Riserva Freienfeld</text:p>
          </table:table-cell>
          <table:table-cell office:value-type="string">
            <text:p>Cantina Kurtatsch</text:p>
          </table:table-cell>
          <table:table-cell office:value-type="float" office:value="36.34105">
            <text:p>36.341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Siebeneich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57.58042">
            <text:p>57.580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. Siebeneich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50">
            <text:p>6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pg4py5d7tbkjynb34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Bozen / Cantina Bolzano</text:p>
          </table:table-cell>
          <table:table-cell office:value-type="float" office:value="40.03794">
            <text:p>40.037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Vigna Kressfeld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Merlot Riserva Kressfeld</text:p>
          </table:table-cell>
          <table:table-cell office:value-type="string">
            <text:p>Kornell</text:p>
          </table:table-cell>
          <table:table-cell office:value-type="float" office:value="44.0381">
            <text:p>44.03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Kornell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qmmf2tym10974h8x</text:p>
          </table:table-cell>
          <table:table-cell office:value-type="string">
            <text:p>RED</text:p>
          </table:table-cell>
          <table:table-cell office:value-type="string">
            <text:p>Cornell Merlot</text:p>
          </table:table-cell>
          <table:table-cell office:value-type="string">
            <text:p>Colterenzio (Schreckbichl)</text:p>
          </table:table-cell>
          <table:table-cell office:value-type="float" office:value="35.377903">
            <text:p>35.3779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Amantus Weingut Eich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gp9963tk23ecr5b9y8</text:p>
          </table:table-cell>
          <table:table-cell office:value-type="string">
            <text:p>RED</text:p>
          </table:table-cell>
          <table:table-cell office:value-type="string">
            <text:p>Blauburgunder Amantus</text:p>
          </table:table-cell>
          <table:table-cell office:value-type="string">
            <text:p>Eichenstein</text:p>
          </table:table-cell>
          <table:table-cell office:value-type="float" office:value="46.903618">
            <text:p>46.903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iserva Saltner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z77serjjy0qk8rht</text:p>
          </table:table-cell>
          <table:table-cell office:value-type="string">
            <text:p>RED</text:p>
          </table:table-cell>
          <table:table-cell office:value-type="string">
            <text:p>Pinot Nero Riserva Saltner</text:p>
          </table:table-cell>
          <table:table-cell office:value-type="string">
            <text:p>Kellerei Kaltern</text:p>
          </table:table-cell>
          <table:table-cell office:value-type="float" office:value="43.279156">
            <text:p>43.2791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Mason di Mason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5.38554">
            <text:p>45.385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iserva Lafó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z5w90zkenw3ygpw</text:p>
          </table:table-cell>
          <table:table-cell office:value-type="string">
            <text:p>RED</text:p>
          </table:table-cell>
          <table:table-cell office:value-type="string">
            <text:p>Pinot Nero Riserva Lafòa</text:p>
          </table:table-cell>
          <table:table-cell office:value-type="string">
            <text:p>Colterenzio (Schreckbichl)</text:p>
          </table:table-cell>
          <table:table-cell office:value-type="float" office:value="32.039764">
            <text:p>32.0397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iserva Zeno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4xq13x0rp8k2h2zt2</text:p>
          </table:table-cell>
          <table:table-cell office:value-type="string">
            <text:p>RED</text:p>
          </table:table-cell>
          <table:table-cell office:value-type="string">
            <text:p>lauburgunder Riserva Zeno</text:p>
          </table:table-cell>
          <table:table-cell office:value-type="string">
            <text:p>Kellerei Meran</text:p>
          </table:table-cell>
          <table:table-cell office:value-type="float" office:value="48.447853">
            <text:p>48.447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is. Burgum N. Castelf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50">
            <text:p>5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326pjr7eptg3ks27</text:p>
          </table:table-cell>
          <table:table-cell office:value-type="string">
            <text:p>RED</text:p>
          </table:table-cell>
          <table:table-cell office:value-type="string">
            <text:p>Lagrein Riserva Burgum Novum</text:p>
          </table:table-cell>
          <table:table-cell office:value-type="string">
            <text:p>Castelfeder</text:p>
          </table:table-cell>
          <table:table-cell office:value-type="float" office:value="32.913864">
            <text:p>32.9138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iserva Matan Pfitsch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d7getsnyf8992dzq</text:p>
          </table:table-cell>
          <table:table-cell office:value-type="string">
            <text:p>RED</text:p>
          </table:table-cell>
          <table:table-cell office:value-type="string">
            <text:p>Pinot Nero Riserva Matan</text:p>
          </table:table-cell>
          <table:table-cell office:value-type="string">
            <text:p>Pfitscher</text:p>
          </table:table-cell>
          <table:table-cell office:value-type="float" office:value="40.498222">
            <text:p>40.4982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San Urbano J.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40.204475">
            <text:p>40.204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San Urbano J. Hofstät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700">
            <text:p>10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40.204475">
            <text:p>40.204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Zeder Weinberg Dolomiten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19628b930zb0hnjke</text:p>
          </table:table-cell>
          <table:table-cell office:value-type="string">
            <text:p>RED</text:p>
          </table:table-cell>
          <table:table-cell office:value-type="string">
            <text:p>Zeder</text:p>
          </table:table-cell>
          <table:table-cell office:value-type="string">
            <text:p>Kornell</text:p>
          </table:table-cell>
          <table:table-cell office:value-type="float" office:value="39.724617">
            <text:p>39.7246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ma Merlot | Cabernet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2.619034">
            <text:p>32.6190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messe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49.540363">
            <text:p>49.540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messe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49.540363">
            <text:p>49.540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nelius Merlot | Cabernet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uenriegel Merlot | Cabernet Franc Peter Dip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55.592594">
            <text:p>55.592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cus Walter Schull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52.287228">
            <text:p>52.2872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cus Walter Schull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52.287228">
            <text:p>52.2872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nticus Riserva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51.32304">
            <text:p>51.323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nticus Riserva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51.32304">
            <text:p>51.323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istar Edizione Riser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32.488293">
            <text:p>32.4882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istar Edizione Riser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32.488293">
            <text:p>32.4882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istar Private Reserve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540z4ge4jxmsnsjfe</text:p>
          </table:table-cell>
          <table:table-cell office:value-type="string">
            <text:p>RED</text:p>
          </table:table-cell>
          <table:table-cell office:value-type="string">
            <text:p>Amistar Private Reserve</text:p>
          </table:table-cell>
          <table:table-cell office:value-type="string">
            <text:p>Peter Sölva</text:p>
          </table:table-cell>
          <table:table-cell office:value-type="float" office:value="37.05288">
            <text:p>37.052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eldherr Cabernet S. | Cabernet F. | Carmenere Liesele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q5662fvs3cm5vaxe</text:p>
          </table:table-cell>
          <table:table-cell office:value-type="string">
            <text:p>RED</text:p>
          </table:table-cell>
          <table:table-cell office:value-type="string">
            <text:p>Feldherr Bio</text:p>
          </table:table-cell>
          <table:table-cell office:value-type="string">
            <text:p>Lieselehof</text:p>
          </table:table-cell>
          <table:table-cell office:value-type="float" office:value="44.078205">
            <text:p>44.078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mposition Reif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4.97731">
            <text:p>44.977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s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3500">
            <text:p>2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Merlot Cabernet Riserva Tres</text:p>
          </table:table-cell>
          <table:table-cell office:value-type="string">
            <text:p>Cantina Kurtatsch</text:p>
          </table:table-cell>
          <table:table-cell office:value-type="float" office:value="27.141474">
            <text:p>27.1414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s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Merlot Cabernet Riserva Tres</text:p>
          </table:table-cell>
          <table:table-cell office:value-type="string">
            <text:p>Cantina Kurtatsch</text:p>
          </table:table-cell>
          <table:table-cell office:value-type="float" office:value="27.141474">
            <text:p>27.1414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s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Merlot Cabernet Riserva Tres</text:p>
          </table:table-cell>
          <table:table-cell office:value-type="string">
            <text:p>Cantina Kurtatsch</text:p>
          </table:table-cell>
          <table:table-cell office:value-type="float" office:value="27.141474">
            <text:p>27.1414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is Neris Merlot | Cabernet Sauvignon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82.95256">
            <text:p>82.952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is Neris Merlot | Cabernet Sauvignon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vsq65fv05vpe35tbm</text:p>
          </table:table-cell>
          <table:table-cell office:value-type="string">
            <text:p>RED</text:p>
          </table:table-cell>
          <table:table-cell office:value-type="string">
            <text:p>Lis Neris Rosso</text:p>
          </table:table-cell>
          <table:table-cell office:value-type="string">
            <text:p>Lis Neris</text:p>
          </table:table-cell>
          <table:table-cell office:value-type="float" office:value="82.95256">
            <text:p>82.952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eroldego Forad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p37mta9qdwkb23w</text:p>
          </table:table-cell>
          <table:table-cell office:value-type="string">
            <text:p>RED</text:p>
          </table:table-cell>
          <table:table-cell office:value-type="string">
            <text:p>Teroldego Foradori Bio</text:p>
          </table:table-cell>
          <table:table-cell office:value-type="string">
            <text:p>Foradori</text:p>
          </table:table-cell>
          <table:table-cell office:value-type="float" office:value="47.375694">
            <text:p>47.3756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 Leonardo T. San Leonardo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94.19123">
            <text:p>94.19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 Leonardo T. San Leonardo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94.19123">
            <text:p>94.19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Poia Corvina Allegr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k9nn59ds3pr5ma5en</text:p>
          </table:table-cell>
          <table:table-cell office:value-type="string">
            <text:p>RED</text:p>
          </table:table-cell>
          <table:table-cell office:value-type="string">
            <text:p>La Poja</text:p>
          </table:table-cell>
          <table:table-cell office:value-type="string">
            <text:p>Allegrini</text:p>
          </table:table-cell>
          <table:table-cell office:value-type="float" office:value="40.28727">
            <text:p>40.28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rvina | Rondinella | Molinar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Pietro dal Cero Cà dei Fr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48.01798">
            <text:p>48.01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Pietro dal Cero Cà dei Fr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1700">
            <text:p>11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48.01798">
            <text:p>48.01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a Florian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n8rm42332zb481jtd</text:p>
          </table:table-cell>
          <table:table-cell office:value-type="string">
            <text:p>DESSERT</text:p>
          </table:table-cell>
          <table:table-cell office:value-type="string">
            <text:p>Ca' Florian Grappa Amarone della Valpolicella</text:p>
          </table:table-cell>
          <table:table-cell office:value-type="string">
            <text:p>Tommasi</text:p>
          </table:table-cell>
          <table:table-cell office:value-type="float" office:value="41.755447">
            <text:p>41.7554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5000">
            <text:p>4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39.795586">
            <text:p>39.7955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Mazzano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24900">
            <text:p>2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jnnanrjdss8n2rq2m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Mazzano</text:p>
          </table:table-cell>
          <table:table-cell office:value-type="float" office:value="29.569963">
            <text:p>29.569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gramaro Jo IGT Gianfranco 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garrg0k1c68vct6c</text:p>
          </table:table-cell>
          <table:table-cell office:value-type="string">
            <text:p>RED</text:p>
          </table:table-cell>
          <table:table-cell office:value-type="string">
            <text:p>Negroamaro Jo</text:p>
          </table:table-cell>
          <table:table-cell office:value-type="string">
            <text:p>Gianfranco Fino</text:p>
          </table:table-cell>
          <table:table-cell office:value-type="float" office:value="51.383186">
            <text:p>51.383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Es Red Gianfranco 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8666">
            <text:p>50.468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tarpanaro Negroamaro Salento Cosimo Taur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cc9x9626eacvtwqdd</text:p>
          </table:table-cell>
          <table:table-cell office:value-type="string">
            <text:p>RED</text:p>
          </table:table-cell>
          <table:table-cell office:value-type="string">
            <text:p>Negroamaro Notarpanaro</text:p>
          </table:table-cell>
          <table:table-cell office:value-type="string">
            <text:p>Taurino</text:p>
          </table:table-cell>
          <table:table-cell office:value-type="float" office:value="50.19671">
            <text:p>50.196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uarnaccio Perricone Tasca d’Almeri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yb53b2c435cq4xg5e</text:p>
          </table:table-cell>
          <table:table-cell office:value-type="string">
            <text:p>RED</text:p>
          </table:table-cell>
          <table:table-cell office:value-type="string">
            <text:p>Guarnaccio Perricone</text:p>
          </table:table-cell>
          <table:table-cell office:value-type="string">
            <text:p>Tasca D'Almerita - Tenuta Regaleali</text:p>
          </table:table-cell>
          <table:table-cell office:value-type="float" office:value="54.54192">
            <text:p>54.541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lari Faro Rosso Pala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fk4nw0p6arrgaes0</text:p>
          </table:table-cell>
          <table:table-cell office:value-type="string">
            <text:p>RED</text:p>
          </table:table-cell>
          <table:table-cell office:value-type="string">
            <text:p>Faro</text:p>
          </table:table-cell>
          <table:table-cell office:value-type="string">
            <text:p>Palari</text:p>
          </table:table-cell>
          <table:table-cell office:value-type="float" office:value="67.14583">
            <text:p>67.14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’Alba Vignota Conterno Fant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m61ccmphkhmpqffmc</text:p>
          </table:table-cell>
          <table:table-cell office:value-type="string">
            <text:p>RED</text:p>
          </table:table-cell>
          <table:table-cell office:value-type="string">
            <text:p>Barbera d'Alba Vignota</text:p>
          </table:table-cell>
          <table:table-cell office:value-type="string">
            <text:p>Conterno Fantino</text:p>
          </table:table-cell>
          <table:table-cell office:value-type="float" office:value="60.2841">
            <text:p>60.28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’Asti Montebruna Brai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cvskr4debpczwvbs</text:p>
          </table:table-cell>
          <table:table-cell office:value-type="string">
            <text:p>RED</text:p>
          </table:table-cell>
          <table:table-cell office:value-type="string">
            <text:p>Barbera d'Asti Montebruna</text:p>
          </table:table-cell>
          <table:table-cell office:value-type="string">
            <text:p>Braida</text:p>
          </table:table-cell>
          <table:table-cell office:value-type="float" office:value="50.073395">
            <text:p>50.073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bbiolo Classico Pio Ces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2cb0p4xp1q8hnt2z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Pio Cesare</text:p>
          </table:table-cell>
          <table:table-cell office:value-type="float" office:value="42.772484">
            <text:p>42.7724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bbiolo d’Alba Cere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xyptq0a9a0rp9jbs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Ceretto</text:p>
          </table:table-cell>
          <table:table-cell office:value-type="float" office:value="41.28204">
            <text:p>41.28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Prunotto Nebbiolo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x44vzvpktjty4pwv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unotto</text:p>
          </table:table-cell>
          <table:table-cell office:value-type="float" office:value="61.164383">
            <text:p>61.164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is. Montestefan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9zh5abyetfdb1es8</text:p>
          </table:table-cell>
          <table:table-cell office:value-type="string">
            <text:p>RED</text:p>
          </table:table-cell>
          <table:table-cell office:value-type="string">
            <text:p>Barbaresco Riserva Montestefano</text:p>
          </table:table-cell>
          <table:table-cell office:value-type="string">
            <text:p>Produttori del Barbaresco</text:p>
          </table:table-cell>
          <table:table-cell office:value-type="float" office:value="68.50594">
            <text:p>68.50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is. Montefico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a5jtzpd42wcb1nj6a</text:p>
          </table:table-cell>
          <table:table-cell office:value-type="string">
            <text:p>RED</text:p>
          </table:table-cell>
          <table:table-cell office:value-type="string">
            <text:p>Barbaresco Riserva Montefico</text:p>
          </table:table-cell>
          <table:table-cell office:value-type="string">
            <text:p>Produttori del Barbaresco</text:p>
          </table:table-cell>
          <table:table-cell office:value-type="float" office:value="64.77947">
            <text:p>64.77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is. Muncagota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kdbgeag83nfdbh8c</text:p>
          </table:table-cell>
          <table:table-cell office:value-type="string">
            <text:p>RED</text:p>
          </table:table-cell>
          <table:table-cell office:value-type="string">
            <text:p>Barbaresco Riserva Muncagota</text:p>
          </table:table-cell>
          <table:table-cell office:value-type="string">
            <text:p>Produttori del Barbaresco</text:p>
          </table:table-cell>
          <table:table-cell office:value-type="float" office:value="70.80368">
            <text:p>70.803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is. Rabaja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fpqfq5ecnb6ftey7</text:p>
          </table:table-cell>
          <table:table-cell office:value-type="string">
            <text:p>RED</text:p>
          </table:table-cell>
          <table:table-cell office:value-type="string">
            <text:p>Barbaresco Riserva Rabajà</text:p>
          </table:table-cell>
          <table:table-cell office:value-type="string">
            <text:p>Produttori del Barbaresco</text:p>
          </table:table-cell>
          <table:table-cell office:value-type="float" office:value="68.01691">
            <text:p>68.016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is. Pora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dbyf6q5dty1pc9sv</text:p>
          </table:table-cell>
          <table:table-cell office:value-type="string">
            <text:p>RED</text:p>
          </table:table-cell>
          <table:table-cell office:value-type="string">
            <text:p>Barbaresco Riserva Pora</text:p>
          </table:table-cell>
          <table:table-cell office:value-type="string">
            <text:p>Produttori del Barbaresco</text:p>
          </table:table-cell>
          <table:table-cell office:value-type="float" office:value="62.68081">
            <text:p>62.680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is. Ovello Nebbiol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97f2edej1m3dgmj6</text:p>
          </table:table-cell>
          <table:table-cell office:value-type="string">
            <text:p>RED</text:p>
          </table:table-cell>
          <table:table-cell office:value-type="string">
            <text:p>Barbaresco Riserva Ovello</text:p>
          </table:table-cell>
          <table:table-cell office:value-type="string">
            <text:p>Produttori del Barbaresco</text:p>
          </table:table-cell>
          <table:table-cell office:value-type="float" office:value="64.4848">
            <text:p>64.48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is. Don Fiorino Prod. del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8bk3gfkxyng43jj49s</text:p>
          </table:table-cell>
          <table:table-cell office:value-type="string">
            <text:p>RED</text:p>
          </table:table-cell>
          <table:table-cell office:value-type="string">
            <text:p>Barbaresco Riserva Don Fiorino</text:p>
          </table:table-cell>
          <table:table-cell office:value-type="string">
            <text:p>Produttori del Barbaresco</text:p>
          </table:table-cell>
          <table:table-cell office:value-type="float" office:value="71.24025">
            <text:p>71.24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Nubiola Nebbiolo Pelisse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t9xkkhhggere8pe70</text:p>
          </table:table-cell>
          <table:table-cell office:value-type="string">
            <text:p>RED</text:p>
          </table:table-cell>
          <table:table-cell office:value-type="string">
            <text:p>Barbaresco Nubiola</text:p>
          </table:table-cell>
          <table:table-cell office:value-type="string">
            <text:p>Pelissero</text:p>
          </table:table-cell>
          <table:table-cell office:value-type="float" office:value="45.23694">
            <text:p>45.236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Vanotu Nebbiolo Pelisse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trdje9dthhee31azb</text:p>
          </table:table-cell>
          <table:table-cell office:value-type="string">
            <text:p>RED</text:p>
          </table:table-cell>
          <table:table-cell office:value-type="string">
            <text:p>Barbaresco Vanotu</text:p>
          </table:table-cell>
          <table:table-cell office:value-type="string">
            <text:p>Pelissero</text:p>
          </table:table-cell>
          <table:table-cell office:value-type="float" office:value="46.909267">
            <text:p>46.9092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Classico Nebbiolo Pio Ces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gnn8fv71bs04f1d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Pio Cesare</text:p>
          </table:table-cell>
          <table:table-cell office:value-type="float" office:value="43.12721">
            <text:p>43.127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Ornato Nebbiolo Pio Ces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6g16anb9vmm2j4yd</text:p>
          </table:table-cell>
          <table:table-cell office:value-type="string">
            <text:p>RED</text:p>
          </table:table-cell>
          <table:table-cell office:value-type="string">
            <text:p>Barolo Ornato</text:p>
          </table:table-cell>
          <table:table-cell office:value-type="string">
            <text:p>Pio Cesare</text:p>
          </table:table-cell>
          <table:table-cell office:value-type="float" office:value="53.313225">
            <text:p>53.3132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Nebbiolo Bruno Giacos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tsvckfc82dvphp0w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float" office:value="41.790188">
            <text:p>41.7901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Le Vigne Nebbiolo Sandrone Luci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55.51144">
            <text:p>55.511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Castiglione Nebbiolo Viet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5.488342">
            <text:p>45.4883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Ginestra C. Maté Nebbiolo Elio Gra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6hecmax2xajjj926</text:p>
          </table:table-cell>
          <table:table-cell office:value-type="string">
            <text:p>RED</text:p>
          </table:table-cell>
          <table:table-cell office:value-type="string">
            <text:p>Barolo Ginestra Casa Maté</text:p>
          </table:table-cell>
          <table:table-cell office:value-type="string">
            <text:p>Elio Grasso</text:p>
          </table:table-cell>
          <table:table-cell office:value-type="float" office:value="57.309654">
            <text:p>57.3096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Ginestra C. Maté Nebbiolo Elio Gra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6hecmax2xajjj926</text:p>
          </table:table-cell>
          <table:table-cell office:value-type="string">
            <text:p>RED</text:p>
          </table:table-cell>
          <table:table-cell office:value-type="string">
            <text:p>Barolo Ginestra Casa Maté</text:p>
          </table:table-cell>
          <table:table-cell office:value-type="string">
            <text:p>Elio Grasso</text:p>
          </table:table-cell>
          <table:table-cell office:value-type="float" office:value="57.309654">
            <text:p>57.3096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Sori Ginestra Nebbiolo Conterno Fant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550">
            <text:p>11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2.879356">
            <text:p>62.879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Sori Ginestra Nebbiolo Conterno Fant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550">
            <text:p>11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2.879356">
            <text:p>62.879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Prapó Nebbiolo Cere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hmbxr0sw4wbs86bm</text:p>
          </table:table-cell>
          <table:table-cell office:value-type="string">
            <text:p>RED</text:p>
          </table:table-cell>
          <table:table-cell office:value-type="string">
            <text:p>Barolo Prapò</text:p>
          </table:table-cell>
          <table:table-cell office:value-type="string">
            <text:p>Ceretto</text:p>
          </table:table-cell>
          <table:table-cell office:value-type="float" office:value="45.887432">
            <text:p>45.8874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Brunate Nebbiolo Cere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yea97wmmagbfda3y</text:p>
          </table:table-cell>
          <table:table-cell office:value-type="string">
            <text:p>RED</text:p>
          </table:table-cell>
          <table:table-cell office:value-type="string">
            <text:p>Barolo Brunate</text:p>
          </table:table-cell>
          <table:table-cell office:value-type="string">
            <text:p>Ceretto</text:p>
          </table:table-cell>
          <table:table-cell office:value-type="float" office:value="44.95472">
            <text:p>44.954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Bussia Nebbiolo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2.79957">
            <text:p>42.799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Bussia Nebbiolo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2.79957">
            <text:p>42.799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emel Pater Blauburgunder Anselm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82wxd43xk0bq6am71</text:p>
          </table:table-cell>
          <table:table-cell office:value-type="string">
            <text:p>RED</text:p>
          </table:table-cell>
          <table:table-cell office:value-type="string">
            <text:p>Semel Pater</text:p>
          </table:table-cell>
          <table:table-cell office:value-type="string">
            <text:p>Anselmet</text:p>
          </table:table-cell>
          <table:table-cell office:value-type="float" office:value="51.59198">
            <text:p>51.59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ggio Del Filare Rosso Piceno Veleno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263hhknwfw03yry0p</text:p>
          </table:table-cell>
          <table:table-cell office:value-type="string">
            <text:p>RED</text:p>
          </table:table-cell>
          <table:table-cell office:value-type="string">
            <text:p>Rosso Piceno Superiore Roggio del Filare</text:p>
          </table:table-cell>
          <table:table-cell office:value-type="string">
            <text:p>Velenosi</text:p>
          </table:table-cell>
          <table:table-cell office:value-type="float" office:value="48.947334">
            <text:p>48.9473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Donna Fra’ Tenuta di Fra’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kdvnnxjw0eg73gbyp</text:p>
          </table:table-cell>
          <table:table-cell office:value-type="string">
            <text:p>RED</text:p>
          </table:table-cell>
          <table:table-cell office:value-type="string">
            <text:p>Donna Frà</text:p>
          </table:table-cell>
          <table:table-cell office:value-type="string">
            <text:p>Tenuta di Fra'</text:p>
          </table:table-cell>
          <table:table-cell office:value-type="float" office:value="76.74074">
            <text:p>76.740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Riserva Sangiovese Branc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yywrwa21v7kdvvsn</text:p>
          </table:table-cell>
          <table:table-cell office:value-type="string">
            <text:p>RED</text:p>
          </table:table-cell>
          <table:table-cell office:value-type="string">
            <text:p>Chianti Classico Riserva</text:p>
          </table:table-cell>
          <table:table-cell office:value-type="string">
            <text:p>Brancaia</text:p>
          </table:table-cell>
          <table:table-cell office:value-type="float" office:value="42.048775">
            <text:p>42.048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Sangiovese Fontod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f0t49p6s4b6nvkdv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Fontodi</text:p>
          </table:table-cell>
          <table:table-cell office:value-type="float" office:value="46.30584">
            <text:p>46.30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Riserva Sangiovese Tenuta Casenuov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kh2p5h73eank5ymg57</text:p>
          </table:table-cell>
          <table:table-cell office:value-type="string">
            <text:p>RED</text:p>
          </table:table-cell>
          <table:table-cell office:value-type="string">
            <text:p>Chianti Classico Riserva</text:p>
          </table:table-cell>
          <table:table-cell office:value-type="string">
            <text:p>Tenuta Casenuove</text:p>
          </table:table-cell>
          <table:table-cell office:value-type="float" office:value="47.988247">
            <text:p>47.9882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no Nobile di Montepulciano La Bracces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m1vq4qrt9p4689hw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ntinori - La Braccesca</text:p>
          </table:table-cell>
          <table:table-cell office:value-type="float" office:value="44.652313">
            <text:p>44.652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bile di Montep. Sangiovese Avignone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81zfn733zbm1gzcr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vignonesi</text:p>
          </table:table-cell>
          <table:table-cell office:value-type="float" office:value="34.37761">
            <text:p>34.377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bile di Montep. Sangiovese Avignone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81zfn733zbm1gzcr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vignonesi</text:p>
          </table:table-cell>
          <table:table-cell office:value-type="float" office:value="34.37761">
            <text:p>34.377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bile di Montep. Asinone Polizi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7b05dgyw9ry5apyj</text:p>
          </table:table-cell>
          <table:table-cell office:value-type="string">
            <text:p>RED</text:p>
          </table:table-cell>
          <table:table-cell office:value-type="string">
            <text:p>Vino Nobile di Montepulciano Asinone</text:p>
          </table:table-cell>
          <table:table-cell office:value-type="string">
            <text:p>Poliziano</text:p>
          </table:table-cell>
          <table:table-cell office:value-type="float" office:value="43.48948">
            <text:p>43.489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andi Annate Sangiovese | Cabernet S. Avignone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wy9td04da4avk05h</text:p>
          </table:table-cell>
          <table:table-cell office:value-type="string">
            <text:p>RED</text:p>
          </table:table-cell>
          <table:table-cell office:value-type="string">
            <text:p>Grandi Annate Sangiovese</text:p>
          </table:table-cell>
          <table:table-cell office:value-type="string">
            <text:p>Avignonesi</text:p>
          </table:table-cell>
          <table:table-cell office:value-type="float" office:value="44.513992">
            <text:p>44.5139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 di Montalcino Sangiovese Tenuta La F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hrk94zbr0mszhd2ew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enuta La Fuga</text:p>
          </table:table-cell>
          <table:table-cell office:value-type="float" office:value="45.96048">
            <text:p>45.960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 di Montalcino Sangiovese Tenuta La F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hrk94zbr0mszhd2ew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enuta La Fuga</text:p>
          </table:table-cell>
          <table:table-cell office:value-type="float" office:value="45.96048">
            <text:p>45.960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 di Montalcino Sangiovese Lis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50">
            <text:p>4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41ysjvmj4af4ea3x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isini</text:p>
          </table:table-cell>
          <table:table-cell office:value-type="float" office:value="43.386276">
            <text:p>43.3862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 di Montalcino La Caduta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x68frks2a96e0cfj6</text:p>
          </table:table-cell>
          <table:table-cell office:value-type="string">
            <text:p>RED</text:p>
          </table:table-cell>
          <table:table-cell office:value-type="string">
            <text:p>La Caduta Rosso di Montalcino</text:p>
          </table:table-cell>
          <table:table-cell office:value-type="string">
            <text:p>Caparzo</text:p>
          </table:table-cell>
          <table:table-cell office:value-type="float" office:value="48.242397">
            <text:p>48.2423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Lis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j14kdd4qpprnfrtg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isini</text:p>
          </table:table-cell>
          <table:table-cell office:value-type="float" office:value="46.06782">
            <text:p>46.067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La Casa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pts0qc6257pa9w557</text:p>
          </table:table-cell>
          <table:table-cell office:value-type="string">
            <text:p>RED</text:p>
          </table:table-cell>
          <table:table-cell office:value-type="string">
            <text:p>Brunello di Montalcino Vigna La Casa</text:p>
          </table:table-cell>
          <table:table-cell office:value-type="string">
            <text:p>Caparzo</text:p>
          </table:table-cell>
          <table:table-cell office:value-type="float" office:value="45.591255">
            <text:p>45.591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Tenuta la F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mr6459rcm3p1vctqh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La Fuga</text:p>
          </table:table-cell>
          <table:table-cell office:value-type="float" office:value="48.642025">
            <text:p>48.642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cino Riserva Tenuta la F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jjn16s5a06w1dmvx8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Tenuta La Fuga</text:p>
          </table:table-cell>
          <table:table-cell office:value-type="float" office:value="49.079235">
            <text:p>49.0792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950">
            <text:p>6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24q2k0cz3vf0ptm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parzo</text:p>
          </table:table-cell>
          <table:table-cell office:value-type="float" office:value="43.655678">
            <text:p>43.6556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.Montalcino Sangiovese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50">
            <text:p>7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24q2k0cz3vf0ptm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parzo</text:p>
          </table:table-cell>
          <table:table-cell office:value-type="float" office:value="39.63341">
            <text:p>39.633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Cost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100">
            <text:p>10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41.10086">
            <text:p>41.100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.Montalcino Sangiovese Cost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37.078594">
            <text:p>37.078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Castiglion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dhtxd58ffrnwvvjq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tiglion del Bosco</text:p>
          </table:table-cell>
          <table:table-cell office:value-type="float" office:value="52.57624">
            <text:p>52.57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Tale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229xpmrxfw5vmnwb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alenti</text:p>
          </table:table-cell>
          <table:table-cell office:value-type="float" office:value="43.907677">
            <text:p>43.9076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Biondi S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w8328ttr5b1njkx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Biondi-Santi</text:p>
          </table:table-cell>
          <table:table-cell office:value-type="float" office:value="49.42385">
            <text:p>49.423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oggio alle Nane Le Mortelle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00hm9p1fy6z0k4q1</text:p>
          </table:table-cell>
          <table:table-cell office:value-type="string">
            <text:p>RED</text:p>
          </table:table-cell>
          <table:table-cell office:value-type="string">
            <text:p>Poggio Alle Nane</text:p>
          </table:table-cell>
          <table:table-cell office:value-type="string">
            <text:p>Le Mortelle</text:p>
          </table:table-cell>
          <table:table-cell office:value-type="float" office:value="50.858086">
            <text:p>50.8580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ignanello Sangiovese | Cabernet Sauvignon Tenuta Tigna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86.05624">
            <text:p>86.05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ia al Vento Merlot | Cabernet Franc Campo al M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rnwby58tjjzh4a59</text:p>
          </table:table-cell>
          <table:table-cell office:value-type="string">
            <text:p>RED</text:p>
          </table:table-cell>
          <table:table-cell office:value-type="string">
            <text:p>Bolgheri Superiore Baia Al Vento</text:p>
          </table:table-cell>
          <table:table-cell office:value-type="string">
            <text:p>Tenuta Campo al Mare</text:p>
          </table:table-cell>
          <table:table-cell office:value-type="float" office:value="56.364777">
            <text:p>56.3647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Serre Nuove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7.49801">
            <text:p>47.498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reo Mytho Sangiovese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t25c2j9z499q7680sd</text:p>
          </table:table-cell>
          <table:table-cell office:value-type="string">
            <text:p>RED</text:p>
          </table:table-cell>
          <table:table-cell office:value-type="string">
            <text:p>Sangiovese Mytho</text:p>
          </table:table-cell>
          <table:table-cell office:value-type="string">
            <text:p>Cabreo</text:p>
          </table:table-cell>
          <table:table-cell office:value-type="float" office:value="78.37911">
            <text:p>78.379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reo Mytho Sangiovese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t25c2j9z499q7680sd</text:p>
          </table:table-cell>
          <table:table-cell office:value-type="string">
            <text:p>RED</text:p>
          </table:table-cell>
          <table:table-cell office:value-type="string">
            <text:p>Sangiovese Mytho</text:p>
          </table:table-cell>
          <table:table-cell office:value-type="string">
            <text:p>Cabreo</text:p>
          </table:table-cell>
          <table:table-cell office:value-type="float" office:value="78.37911">
            <text:p>78.379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tra IGT Toscana Rosso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66.99666">
            <text:p>66.99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cente Merlot | Sangiovese Luce della Vi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33.457466">
            <text:p>33.4574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cente Merlot | Sangiovese Luce della Vi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33.457466">
            <text:p>33.4574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 del Pazzo Sangiovese | Cabernet S. Tenuta Caparz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x43zvm7acvr7k58d9</text:p>
          </table:table-cell>
          <table:table-cell office:value-type="string">
            <text:p>RED</text:p>
          </table:table-cell>
          <table:table-cell office:value-type="string">
            <text:p>Cà Del Pazzo.</text:p>
          </table:table-cell>
          <table:table-cell office:value-type="string">
            <text:p>Caparzo</text:p>
          </table:table-cell>
          <table:table-cell office:value-type="float" office:value="48.74241">
            <text:p>48.742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’Marcanda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4p0rmdx7xagx6347</text:p>
          </table:table-cell>
          <table:table-cell office:value-type="string">
            <text:p>RED</text:p>
          </table:table-cell>
          <table:table-cell office:value-type="string">
            <text:p>Camarcanda</text:p>
          </table:table-cell>
          <table:table-cell office:value-type="string">
            <text:p>Gaja - Ca' Marcanda</text:p>
          </table:table-cell>
          <table:table-cell office:value-type="float" office:value="56.636253">
            <text:p>56.6362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epparello Sangiovese Isole e Ole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950">
            <text:p>1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51.617474">
            <text:p>51.6174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laccianello Sangiovese Fontod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rhqhdsmryrgcar3vn9tx8</text:p>
          </table:table-cell>
          <table:table-cell office:value-type="string">
            <text:p>RED</text:p>
          </table:table-cell>
          <table:table-cell office:value-type="string">
            <text:p>Flaccianello della Pieve Bio</text:p>
          </table:table-cell>
          <table:table-cell office:value-type="string">
            <text:p>Fontodi</text:p>
          </table:table-cell>
          <table:table-cell office:value-type="float" office:value="46.927696">
            <text:p>46.9276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ce Merlot | Sangiovese Luce della Vi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54.43142">
            <text:p>54.431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enuta di Trinoro Cabernet Franc | Merlot Tenuta di Trin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117.020355">
            <text:p>117.0203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dicato a Walter Cabernet Franc Poggio al Tes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h54v8hf7ph1gh46z</text:p>
          </table:table-cell>
          <table:table-cell office:value-type="string">
            <text:p>RED</text:p>
          </table:table-cell>
          <table:table-cell office:value-type="string">
            <text:p>Dedicato a Walter Bolgheri Superiore</text:p>
          </table:table-cell>
          <table:table-cell office:value-type="string">
            <text:p>Poggio Al Tesoro</text:p>
          </table:table-cell>
          <table:table-cell office:value-type="float" office:value="51.118504">
            <text:p>51.118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Quercegobbe Merlot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xfw3dd85tbvca53b</text:p>
          </table:table-cell>
          <table:table-cell office:value-type="string">
            <text:p>RED</text:p>
          </table:table-cell>
          <table:table-cell office:value-type="string">
            <text:p>Quercegobbe Merlot (Querce Gobbe)</text:p>
          </table:table-cell>
          <table:table-cell office:value-type="string">
            <text:p>Petra</text:p>
          </table:table-cell>
          <table:table-cell office:value-type="float" office:value="36.50328">
            <text:p>36.503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ltrovino Merlot | Cabernet Franc Dueman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dzf22y4hpzrmqha</text:p>
          </table:table-cell>
          <table:table-cell office:value-type="string">
            <text:p>RED</text:p>
          </table:table-cell>
          <table:table-cell office:value-type="string">
            <text:p>Altrovino Merlot e Cabernet Franc</text:p>
          </table:table-cell>
          <table:table-cell office:value-type="string">
            <text:p>Duemani</text:p>
          </table:table-cell>
          <table:table-cell office:value-type="float" office:value="51.16457">
            <text:p>51.16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lauda Cabernet Franc | Merlot | Colorino Ruff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850">
            <text:p>11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93qyy8m2904esf09jh</text:p>
          </table:table-cell>
          <table:table-cell office:value-type="string">
            <text:p>RED</text:p>
          </table:table-cell>
          <table:table-cell office:value-type="string">
            <text:p>Alàuda</text:p>
          </table:table-cell>
          <table:table-cell office:value-type="string">
            <text:p>Ruffino</text:p>
          </table:table-cell>
          <table:table-cell office:value-type="float" office:value="36.76439">
            <text:p>36.764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uemani Cabernet Franc Duemani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8650">
            <text:p>18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8e4ne1eqt4kapfrq</text:p>
          </table:table-cell>
          <table:table-cell office:value-type="string">
            <text:p>RED</text:p>
          </table:table-cell>
          <table:table-cell office:value-type="string">
            <text:p>Cabernet Franc Bio</text:p>
          </table:table-cell>
          <table:table-cell office:value-type="string">
            <text:p>Duemani</text:p>
          </table:table-cell>
          <table:table-cell office:value-type="float" office:value="76.89612">
            <text:p>76.896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iadema Rosso Diadem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b7p5eb68bqwbc3tde</text:p>
          </table:table-cell>
          <table:table-cell office:value-type="string">
            <text:p>RED</text:p>
          </table:table-cell>
          <table:table-cell office:value-type="string">
            <text:p>Rosso</text:p>
          </table:table-cell>
          <table:table-cell office:value-type="string">
            <text:p>Diadema</text:p>
          </table:table-cell>
          <table:table-cell office:value-type="float" office:value="63.668415">
            <text:p>63.6684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alferro Merlot Barone Ricas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89sdb9trpc7xz7xm</text:p>
          </table:table-cell>
          <table:table-cell office:value-type="string">
            <text:p>RED</text:p>
          </table:table-cell>
          <table:table-cell office:value-type="string">
            <text:p>Merlot Casalferro</text:p>
          </table:table-cell>
          <table:table-cell office:value-type="string">
            <text:p>Ricasoli</text:p>
          </table:table-cell>
          <table:table-cell office:value-type="float" office:value="42.06437">
            <text:p>42.06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l Passo Sangiovese | Merlot Tola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b8h8h3wk6ssa2y2s</text:p>
          </table:table-cell>
          <table:table-cell office:value-type="string">
            <text:p>RED</text:p>
          </table:table-cell>
          <table:table-cell office:value-type="string">
            <text:p>Al Passo Toscana</text:p>
          </table:table-cell>
          <table:table-cell office:value-type="string">
            <text:p>Tolaini</text:p>
          </table:table-cell>
          <table:table-cell office:value-type="float" office:value="46.645905">
            <text:p>46.645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odovico Cabernet Franc | Merlot | Petit Verdot Tenuta di Bise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8000">
            <text:p>5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74yzfbj0q7yfkkmg7</text:p>
          </table:table-cell>
          <table:table-cell office:value-type="string">
            <text:p>RED</text:p>
          </table:table-cell>
          <table:table-cell office:value-type="string">
            <text:p>Lodovico</text:p>
          </table:table-cell>
          <table:table-cell office:value-type="string">
            <text:p>Tenuta di Biserno</text:p>
          </table:table-cell>
          <table:table-cell office:value-type="float" office:value="49.20221">
            <text:p>49.202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sodi Sangiovese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kt9h5gqgv603dqxw</text:p>
          </table:table-cell>
          <table:table-cell office:value-type="string">
            <text:p>RED</text:p>
          </table:table-cell>
          <table:table-cell office:value-type="string">
            <text:p>Sangiovese Montesodi</text:p>
          </table:table-cell>
          <table:table-cell office:value-type="string">
            <text:p>Frescobaldi - Castello Nipozzano</text:p>
          </table:table-cell>
          <table:table-cell office:value-type="float" office:value="35.85814">
            <text:p>35.858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oalloro Sangiovese Biondi S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50">
            <text:p>6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vk2hh1msygv47h6sd</text:p>
          </table:table-cell>
          <table:table-cell office:value-type="string">
            <text:p>RED</text:p>
          </table:table-cell>
          <table:table-cell office:value-type="string">
            <text:p>Sangiovese Sassoalloro</text:p>
          </table:table-cell>
          <table:table-cell office:value-type="string">
            <text:p>Jacopo Biondi Santi</text:p>
          </table:table-cell>
          <table:table-cell office:value-type="float" office:value="48.422203">
            <text:p>48.4222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Sughere Di Frasinello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drxn0zxevg995yt</text:p>
          </table:table-cell>
          <table:table-cell office:value-type="string">
            <text:p>RED</text:p>
          </table:table-cell>
          <table:table-cell office:value-type="string">
            <text:p>Maremma Toscana Le Sughere di Frassinello</text:p>
          </table:table-cell>
          <table:table-cell office:value-type="string">
            <text:p>Rocca di Frassinello</text:p>
          </table:table-cell>
          <table:table-cell office:value-type="float" office:value="89.48157">
            <text:p>89.481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ffonero Merlot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4900">
            <text:p>3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7gny05ccg8y6g3k35</text:p>
          </table:table-cell>
          <table:table-cell office:value-type="string">
            <text:p>RED</text:p>
          </table:table-cell>
          <table:table-cell office:value-type="string">
            <text:p>Baffonero Maremma Toscana</text:p>
          </table:table-cell>
          <table:table-cell office:value-type="string">
            <text:p>Rocca di Frassinello</text:p>
          </table:table-cell>
          <table:table-cell office:value-type="float" office:value="46.65392">
            <text:p>46.653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ffonero Merlot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2200">
            <text:p>32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7gny05ccg8y6g3k35</text:p>
          </table:table-cell>
          <table:table-cell office:value-type="string">
            <text:p>RED</text:p>
          </table:table-cell>
          <table:table-cell office:value-type="string">
            <text:p>Baffonero Maremma Toscana</text:p>
          </table:table-cell>
          <table:table-cell office:value-type="string">
            <text:p>Rocca di Frassinello</text:p>
          </table:table-cell>
          <table:table-cell office:value-type="float" office:value="46.65392">
            <text:p>46.653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lein Redston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xjbxhbb6vrf8yz56</text:p>
          </table:table-cell>
          <table:table-cell office:value-type="string">
            <text:p>RED</text:p>
          </table:table-cell>
          <table:table-cell office:value-type="string">
            <text:p>Klein Redstone Cabernet Sauvignon - Malbec</text:p>
          </table:table-cell>
          <table:table-cell office:value-type="string">
            <text:p>Capelands</text:p>
          </table:table-cell>
          <table:table-cell office:value-type="float" office:value="45.606422">
            <text:p>45.6064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1 Redston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79nasy6zyp7bekz</text:p>
          </table:table-cell>
          <table:table-cell office:value-type="string">
            <text:p>RED</text:p>
          </table:table-cell>
          <table:table-cell office:value-type="string">
            <text:p>Redstone</text:p>
          </table:table-cell>
          <table:table-cell office:value-type="string">
            <text:p>Capelands</text:p>
          </table:table-cell>
          <table:table-cell office:value-type="float" office:value="43.91661">
            <text:p>43.916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bec Corvina | Malbec Masi Tupunga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rd9d31tjmxc7yasm</text:p>
          </table:table-cell>
          <table:table-cell office:value-type="string">
            <text:p>RED</text:p>
          </table:table-cell>
          <table:table-cell office:value-type="string">
            <text:p>Corvina-Malbec Corbec Bio</text:p>
          </table:table-cell>
          <table:table-cell office:value-type="string">
            <text:p>Masi Tupungato</text:p>
          </table:table-cell>
          <table:table-cell office:value-type="float" office:value="58.33474">
            <text:p>58.334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30 Blaufränkisch Alter Berg BIO Heinr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jta8zhqgcb2s5750</text:p>
          </table:table-cell>
          <table:table-cell office:value-type="string">
            <text:p>RED</text:p>
          </table:table-cell>
          <table:table-cell office:value-type="string">
            <text:p>Blaufränkisch Alter Berg</text:p>
          </table:table-cell>
          <table:table-cell office:value-type="string">
            <text:p>Heinrich</text:p>
          </table:table-cell>
          <table:table-cell office:value-type="float" office:value="38.34899">
            <text:p>38.348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eude am Leben Pinot Noir Sattl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9batsb139hgraf5vs2</text:p>
          </table:table-cell>
          <table:table-cell office:value-type="string">
            <text:p>RED</text:p>
          </table:table-cell>
          <table:table-cell office:value-type="string">
            <text:p>Freude am Leben</text:p>
          </table:table-cell>
          <table:table-cell office:value-type="string">
            <text:p>Sattlerhof</text:p>
          </table:table-cell>
          <table:table-cell office:value-type="float" office:value="50.262753">
            <text:p>50.2627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Noir Seguin Manu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9eqjgh9egbdvdtngp</text:p>
          </table:table-cell>
          <table:table-cell office:value-type="string">
            <text:p>RED</text:p>
          </table:table-cell>
          <table:table-cell office:value-type="string">
            <text:p>Pinot Noir Bourgogne</text:p>
          </table:table-cell>
          <table:table-cell office:value-type="string">
            <text:p>Seguin-Manuel</text:p>
          </table:table-cell>
          <table:table-cell office:value-type="float" office:value="39.170807">
            <text:p>39.1708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osne Romanee Domaine des Perdi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3900">
            <text:p>2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avphghcty0xcgezr3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des Perdrix</text:p>
          </table:table-cell>
          <table:table-cell office:value-type="float" office:value="39.308037">
            <text:p>39.3080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los de Vougeot Grand Cru Dom. Jacques Prieu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800">
            <text:p>6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3fzcj1xk83rb8ny3wn</text:p>
          </table:table-cell>
          <table:table-cell office:value-type="string">
            <text:p>RED</text:p>
          </table:table-cell>
          <table:table-cell office:value-type="string">
            <text:p>Clos Vougeot Grand Cru</text:p>
          </table:table-cell>
          <table:table-cell office:value-type="string">
            <text:p>Domaine Jacques Prieur</text:p>
          </table:table-cell>
          <table:table-cell office:value-type="float" office:value="43.685844">
            <text:p>43.6858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uits  Saint Georges 1er cru Domaine des Perdi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500">
            <text:p>2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j4gywhcb38aqmmk9wb</text:p>
          </table:table-cell>
          <table:table-cell office:value-type="string">
            <text:p>RED</text:p>
          </table:table-cell>
          <table:table-cell office:value-type="string">
            <text:p>Nuits-Saint-Georges Premier Cru Aux Perdrix</text:p>
          </table:table-cell>
          <table:table-cell office:value-type="string">
            <text:p>Domaine des Perdrix</text:p>
          </table:table-cell>
          <table:table-cell office:value-type="float" office:value="40.73996">
            <text:p>40.739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uits St. Georges Domaine Faivele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szeggp9zwy23j4cd7</text:p>
          </table:table-cell>
          <table:table-cell office:value-type="string">
            <text:p>RED</text:p>
          </table:table-cell>
          <table:table-cell office:value-type="string">
            <text:p>Nuits-Saint-Georges</text:p>
          </table:table-cell>
          <table:table-cell office:value-type="string">
            <text:p>Domaine Faiveley</text:p>
          </table:table-cell>
          <table:table-cell office:value-type="float" office:value="36.52925">
            <text:p>36.529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los de Cortons Domaine Faivele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500">
            <text:p>3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smcqz1287wfmkjmwm</text:p>
          </table:table-cell>
          <table:table-cell office:value-type="string">
            <text:p>RED</text:p>
          </table:table-cell>
          <table:table-cell office:value-type="string">
            <text:p>Corton Clos des Cortons Faiveley Grand Cru (Monopole)</text:p>
          </table:table-cell>
          <table:table-cell office:value-type="string">
            <text:p>Domaine Faiveley</text:p>
          </table:table-cell>
          <table:table-cell office:value-type="float" office:value="42.167686">
            <text:p>42.1676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Tronquoy-Lalande Merlot | Cabernet S. | Petit Verd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9w0z4hkts7606wq0h</text:p>
          </table:table-cell>
          <table:table-cell office:value-type="string">
            <text:p>RED</text:p>
          </table:table-cell>
          <table:table-cell office:value-type="string">
            <text:p>Tronquoy de Sainte-Anne Saint-Estèphe</text:p>
          </table:table-cell>
          <table:table-cell office:value-type="string">
            <text:p>Château Tronquoy-Lalande</text:p>
          </table:table-cell>
          <table:table-cell office:value-type="float" office:value="48.800804">
            <text:p>48.8008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Tronquoy-Lalande Merlot | Cabernet S. | Petit Verdot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7">
            <text:p>2017</text:p>
          </table:table-cell>
          <table:table-cell office:value-type="float" office:value="26900">
            <text:p>2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9w0z4hkts7606wq0h</text:p>
          </table:table-cell>
          <table:table-cell office:value-type="string">
            <text:p>RED</text:p>
          </table:table-cell>
          <table:table-cell office:value-type="string">
            <text:p>Tronquoy de Sainte-Anne Saint-Estèphe</text:p>
          </table:table-cell>
          <table:table-cell office:value-type="string">
            <text:p>Château Tronquoy-Lalande</text:p>
          </table:table-cell>
          <table:table-cell office:value-type="float" office:value="48.800804">
            <text:p>48.8008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Phelan-Segur Cabernet S | Merlot | Petit Verdot | Cabernet F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yt0hqf89w2c209ge</text:p>
          </table:table-cell>
          <table:table-cell office:value-type="string">
            <text:p>RED</text:p>
          </table:table-cell>
          <table:table-cell office:value-type="string">
            <text:p>Château Phélan Ségur Saint-Estèphe</text:p>
          </table:table-cell>
          <table:table-cell office:value-type="string">
            <text:p>Château Phélan Ségur</text:p>
          </table:table-cell>
          <table:table-cell office:value-type="float" office:value="57.58373">
            <text:p>57.583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Haut Batailley Cabernet S. | Mer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400">
            <text:p>1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2dgcjsm4ysfemqvxs</text:p>
          </table:table-cell>
          <table:table-cell office:value-type="string">
            <text:p>RED</text:p>
          </table:table-cell>
          <table:table-cell office:value-type="string">
            <text:p>Château Batailley Pauillac Grand Cru Classé</text:p>
          </table:table-cell>
          <table:table-cell office:value-type="string">
            <text:p>Château Batailley</text:p>
          </table:table-cell>
          <table:table-cell office:value-type="float" office:value="42.386616">
            <text:p>42.3866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Mouton Rothschild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64000">
            <text:p>6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47.915874">
            <text:p>47.9158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Mouton Rothschild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65000">
            <text:p>6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47.915874">
            <text:p>47.9158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Mouton Rothschild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87">
            <text:p>1987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47.915874">
            <text:p>47.9158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Mouton Rothschild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83">
            <text:p>1983</text:p>
          </table:table-cell>
          <table:table-cell office:value-type="float" office:value="85000">
            <text:p>8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47.915874">
            <text:p>47.9158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Chasse Spleen Cabernet S. | Merlot | Petit V. | Cabernet F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stdhv0hab2qdhht3d</text:p>
          </table:table-cell>
          <table:table-cell office:value-type="string">
            <text:p>RED</text:p>
          </table:table-cell>
          <table:table-cell office:value-type="string">
            <text:p>Château Chasse-Spleen Moulis-en-Médoc</text:p>
          </table:table-cell>
          <table:table-cell office:value-type="string">
            <text:p>Château Chasse-Spleen</text:p>
          </table:table-cell>
          <table:table-cell office:value-type="float" office:value="58.89344">
            <text:p>58.893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Petit Ducru Chat.D. Beaucaillo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53z4xn0r3x78aqfam</text:p>
          </table:table-cell>
          <table:table-cell office:value-type="string">
            <text:p>RED</text:p>
          </table:table-cell>
          <table:table-cell office:value-type="string">
            <text:p>Le Petit Ducru de Ducru Beaucaillou Saint-Julien</text:p>
          </table:table-cell>
          <table:table-cell office:value-type="string">
            <text:p>Château Ducru-Beaucaillou</text:p>
          </table:table-cell>
          <table:table-cell office:value-type="float" office:value="62.334435">
            <text:p>62.334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Brane Cantenac Cabernet Sauvignon | Mer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nvjqp3f6f4hft91z</text:p>
          </table:table-cell>
          <table:table-cell office:value-type="string">
            <text:p>RED</text:p>
          </table:table-cell>
          <table:table-cell office:value-type="string">
            <text:p>Château Brane-Cantenac Margaux Grand Cru Classé</text:p>
          </table:table-cell>
          <table:table-cell office:value-type="string">
            <text:p>Château Brane-Cantenac</text:p>
          </table:table-cell>
          <table:table-cell office:value-type="float" office:value="50.776028">
            <text:p>50.7760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âteau Cantemer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mfbj2ydxfw2rxb0kvh</text:p>
          </table:table-cell>
          <table:table-cell office:value-type="string">
            <text:p>RED</text:p>
          </table:table-cell>
          <table:table-cell office:value-type="string">
            <text:p>Château Cantemerle Haut-Médoc Grand Cru Classé</text:p>
          </table:table-cell>
          <table:table-cell office:value-type="string">
            <text:p>Château Cantemerle</text:p>
          </table:table-cell>
          <table:table-cell office:value-type="float" office:value="35.890984">
            <text:p>35.8909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âteau Le Boscq Cru Bourgeois Médo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dz09arbr80z4zjd4ge</text:p>
          </table:table-cell>
          <table:table-cell office:value-type="string">
            <text:p>RED</text:p>
          </table:table-cell>
          <table:table-cell office:value-type="string">
            <text:p>Château Le Boscq Saint-Estèphe Cru Bourgeois Exceptionnel</text:p>
          </table:table-cell>
          <table:table-cell office:value-type="string">
            <text:p>Château Le Boscq</text:p>
          </table:table-cell>
          <table:table-cell office:value-type="float" office:value="42.62948">
            <text:p>42.629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s Tours de Laroque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fa9w40swh4wrdvj7hd</text:p>
          </table:table-cell>
          <table:table-cell office:value-type="string">
            <text:p>RED</text:p>
          </table:table-cell>
          <table:table-cell office:value-type="string">
            <text:p>Les Tours de Laroque Saint-Émilion Grand Cru</text:p>
          </table:table-cell>
          <table:table-cell office:value-type="string">
            <text:p>Château Laroque</text:p>
          </table:table-cell>
          <table:table-cell office:value-type="float" office:value="35.329937">
            <text:p>35.329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Daugay Grand Cru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yjfzq66w4yfweerkak</text:p>
          </table:table-cell>
          <table:table-cell office:value-type="string">
            <text:p>RED</text:p>
          </table:table-cell>
          <table:table-cell office:value-type="string">
            <text:p>Pavillon Daugay Saint-Émilion Grand Cru</text:p>
          </table:table-cell>
          <table:table-cell office:value-type="string">
            <text:p>Château Daugay</text:p>
          </table:table-cell>
          <table:table-cell office:value-type="float" office:value="44.921734">
            <text:p>44.9217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Grand Corbin Desp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epxkdtj0khjv1v29</text:p>
          </table:table-cell>
          <table:table-cell office:value-type="string">
            <text:p>RED</text:p>
          </table:table-cell>
          <table:table-cell office:value-type="string">
            <text:p>Château Grand Corbin-Despagne Saint-Émilion Grand Cru Classé</text:p>
          </table:table-cell>
          <table:table-cell office:value-type="string">
            <text:p>Château Grand Corbin-Despagne</text:p>
          </table:table-cell>
          <table:table-cell office:value-type="float" office:value="56.445065">
            <text:p>56.4450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Grand Corbin Desp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epxkdtj0khjv1v29</text:p>
          </table:table-cell>
          <table:table-cell office:value-type="string">
            <text:p>RED</text:p>
          </table:table-cell>
          <table:table-cell office:value-type="string">
            <text:p>Château Grand Corbin-Despagne Saint-Émilion Grand Cru Classé</text:p>
          </table:table-cell>
          <table:table-cell office:value-type="string">
            <text:p>Château Grand Corbin-Despagne</text:p>
          </table:table-cell>
          <table:table-cell office:value-type="float" office:value="56.445065">
            <text:p>56.4450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Grand Corbin Desp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epxkdtj0khjv1v29</text:p>
          </table:table-cell>
          <table:table-cell office:value-type="string">
            <text:p>RED</text:p>
          </table:table-cell>
          <table:table-cell office:value-type="string">
            <text:p>Château Grand Corbin-Despagne Saint-Émilion Grand Cru Classé</text:p>
          </table:table-cell>
          <table:table-cell office:value-type="string">
            <text:p>Château Grand Corbin-Despagne</text:p>
          </table:table-cell>
          <table:table-cell office:value-type="float" office:value="56.445065">
            <text:p>56.4450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Canon Grand Crus Classe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tj7d60a046v98ppwv</text:p>
          </table:table-cell>
          <table:table-cell office:value-type="string">
            <text:p>RED</text:p>
          </table:table-cell>
          <table:table-cell office:value-type="string">
            <text:p>Château Canon Saint-Émilion Premier Grand Cru Classé</text:p>
          </table:table-cell>
          <table:table-cell office:value-type="string">
            <text:p>Château Canon</text:p>
          </table:table-cell>
          <table:table-cell office:value-type="float" office:value="38.836227">
            <text:p>38.8362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La Pointe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300">
            <text:p>10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cemtwbmv6r5th34n</text:p>
          </table:table-cell>
          <table:table-cell office:value-type="string">
            <text:p>RED</text:p>
          </table:table-cell>
          <table:table-cell office:value-type="string">
            <text:p>Château La Pointe Pomerol</text:p>
          </table:table-cell>
          <table:table-cell office:value-type="string">
            <text:p>Château La Pointe</text:p>
          </table:table-cell>
          <table:table-cell office:value-type="float" office:value="38.127464">
            <text:p>38.1274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llade de la Point Merlot | Cabernet F. Chateau La Poi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stskha9h55d23fvyrh</text:p>
          </table:table-cell>
          <table:table-cell office:value-type="string">
            <text:p>RED</text:p>
          </table:table-cell>
          <table:table-cell office:value-type="string">
            <text:p>Ballade de La Pointe Pomerol</text:p>
          </table:table-cell>
          <table:table-cell office:value-type="string">
            <text:p>Château La Pointe</text:p>
          </table:table-cell>
          <table:table-cell office:value-type="float" office:value="66.62799">
            <text:p>66.627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Gazin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a2amsthaysqgywbxqd</text:p>
          </table:table-cell>
          <table:table-cell office:value-type="string">
            <text:p>RED</text:p>
          </table:table-cell>
          <table:table-cell office:value-type="string">
            <text:p>Château Gazin Pomerol</text:p>
          </table:table-cell>
          <table:table-cell office:value-type="string">
            <text:p>Château Gazin</text:p>
          </table:table-cell>
          <table:table-cell office:value-type="float" office:value="41.798203">
            <text:p>41.7982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eigneur de Grezette Malbec Chateau Lagrezet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wyr76v01t1vb2gcyb</text:p>
          </table:table-cell>
          <table:table-cell office:value-type="string">
            <text:p>RED</text:p>
          </table:table-cell>
          <table:table-cell office:value-type="string">
            <text:p>Seigneur de Grezette Malbec Cahors</text:p>
          </table:table-cell>
          <table:table-cell office:value-type="string">
            <text:p>Château Lagrézette</text:p>
          </table:table-cell>
          <table:table-cell office:value-type="float" office:value="53.912872">
            <text:p>53.9128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Montus Rouge Chateau  Mont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22h0fr110r99hkb5w</text:p>
          </table:table-cell>
          <table:table-cell office:value-type="string">
            <text:p>RED</text:p>
          </table:table-cell>
          <table:table-cell office:value-type="string">
            <text:p>Château Montus Madiran</text:p>
          </table:table-cell>
          <table:table-cell office:value-type="string">
            <text:p>Château Montus</text:p>
          </table:table-cell>
          <table:table-cell office:value-type="float" office:value="74.84723">
            <text:p>74.84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Hermitage Rouge Syrah Dom. du Colomb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tbeg1x1wbvx0hsg5m</text:p>
          </table:table-cell>
          <table:table-cell office:value-type="string">
            <text:p>RED</text:p>
          </table:table-cell>
          <table:table-cell office:value-type="string">
            <text:p>Hermitage Rouge</text:p>
          </table:table-cell>
          <table:table-cell office:value-type="string">
            <text:p>Domaine du Colombier</text:p>
          </table:table-cell>
          <table:table-cell office:value-type="float" office:value="32.65258">
            <text:p>32.65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ozes Hermitage Shiraz Gra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s1b0zywwwpscz9qme</text:p>
          </table:table-cell>
          <table:table-cell office:value-type="string">
            <text:p>RED</text:p>
          </table:table-cell>
          <table:table-cell office:value-type="string">
            <text:p>Crozes-Hermitage Rouge</text:p>
          </table:table-cell>
          <table:table-cell office:value-type="string">
            <text:p>Alain Graillot</text:p>
          </table:table-cell>
          <table:table-cell office:value-type="float" office:value="35.774475">
            <text:p>35.774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oja Riserva Finca Ygay Marqués de Murrie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dt4d9ttm4px5smcea</text:p>
          </table:table-cell>
          <table:table-cell office:value-type="string">
            <text:p>RED</text:p>
          </table:table-cell>
          <table:table-cell office:value-type="string">
            <text:p>Rioja Reserva Finca Ygay</text:p>
          </table:table-cell>
          <table:table-cell office:value-type="string">
            <text:p>Marqués de Murrieta</text:p>
          </table:table-cell>
          <table:table-cell office:value-type="float" office:value="57.60903">
            <text:p>57.609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Altkirch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q5j6pqynm7112vj</text:p>
          </table:table-cell>
          <table:table-cell office:value-type="string">
            <text:p>WHITE</text:p>
          </table:table-cell>
          <table:table-cell office:value-type="string">
            <text:p>Altkirch Chardonnay</text:p>
          </table:table-cell>
          <table:table-cell office:value-type="string">
            <text:p>Colterenzio (Schreckbichl)</text:p>
          </table:table-cell>
          <table:table-cell office:value-type="float" office:value="39.441723">
            <text:p>39.441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ner Praepositus Kloster Neustift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663406">
            <text:p>33.6634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Quarz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50.374443">
            <text:p>50.374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Sirmian Nals Margreid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0.978306">
            <text:p>50.978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50432">
            <text:p>35.504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Kreuth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8b7921b25az154dy</text:p>
          </table:table-cell>
          <table:table-cell office:value-type="string">
            <text:p>WHITE</text:p>
          </table:table-cell>
          <table:table-cell office:value-type="string">
            <text:p>Chardonnay Selection Kreuth</text:p>
          </table:table-cell>
          <table:table-cell office:value-type="string">
            <text:p>Kellerei Terlan / Cantina Terlano</text:p>
          </table:table-cell>
          <table:table-cell office:value-type="float" office:value="50.04991">
            <text:p>50.049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eyond the Clouds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191185">
            <text:p>53.1911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Vorberg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6.941544">
            <text:p>46.941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no del Passo Solaris Liesele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y68k5r6f4457naw</text:p>
          </table:table-cell>
          <table:table-cell office:value-type="string">
            <text:p>WHITE</text:p>
          </table:table-cell>
          <table:table-cell office:value-type="string">
            <text:p>Solaris Vino del Passo Bio</text:p>
          </table:table-cell>
          <table:table-cell office:value-type="string">
            <text:p>Lieselehof</text:p>
          </table:table-cell>
          <table:table-cell office:value-type="float" office:value="51.03293">
            <text:p>51.032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1772">
            <text:p>35.01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erva Freienfeld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600">
            <text:p>15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z61c48n6cea8e6rtf</text:p>
          </table:table-cell>
          <table:table-cell office:value-type="string">
            <text:p>WHITE</text:p>
          </table:table-cell>
          <table:table-cell office:value-type="string">
            <text:p>Chardonnay Riserva Freienfeld</text:p>
          </table:table-cell>
          <table:table-cell office:value-type="string">
            <text:p>Cantina Kurtatsch</text:p>
          </table:table-cell>
          <table:table-cell office:value-type="float" office:value="38.798477">
            <text:p>38.798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Hofstatt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7c5rqz4rwa8p28wax</text:p>
          </table:table-cell>
          <table:table-cell office:value-type="string">
            <text:p>WHITE</text:p>
          </table:table-cell>
          <table:table-cell office:value-type="string">
            <text:p>Hofstatt Weissburgunder</text:p>
          </table:table-cell>
          <table:table-cell office:value-type="string">
            <text:p>Cantina Kurtatsch</text:p>
          </table:table-cell>
          <table:table-cell office:value-type="float" office:value="41.17342">
            <text:p>41.173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Vorberg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6.941544">
            <text:p>46.941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va Domus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6800">
            <text:p>1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562683">
            <text:p>52.5626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kunst.stück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mke9bn1nkb8nesq3j</text:p>
          </table:table-cell>
          <table:table-cell office:value-type="string">
            <text:p>WHITE</text:p>
          </table:table-cell>
          <table:table-cell office:value-type="string">
            <text:p>Pinot Bianco Kunst.Stück</text:p>
          </table:table-cell>
          <table:table-cell office:value-type="string">
            <text:p>Kellerei Kaltern</text:p>
          </table:table-cell>
          <table:table-cell office:value-type="float" office:value="50.729404">
            <text:p>50.7294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Vorberg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6.941544">
            <text:p>46.941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Formigar Cornell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59xnrk33rwwhzkdb</text:p>
          </table:table-cell>
          <table:table-cell office:value-type="string">
            <text:p>WHITE</text:p>
          </table:table-cell>
          <table:table-cell office:value-type="string">
            <text:p>Chardonnay Cornell Formigar</text:p>
          </table:table-cell>
          <table:table-cell office:value-type="string">
            <text:p>Colterenzio (Schreckbichl)</text:p>
          </table:table-cell>
          <table:table-cell office:value-type="float" office:value="45.921318">
            <text:p>45.9213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Sonnenuhr Wehlen S.A. Prü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f3nnxhwmvhes883nr9</text:p>
          </table:table-cell>
          <table:table-cell office:value-type="string">
            <text:p>WHITE</text:p>
          </table:table-cell>
          <table:table-cell office:value-type="string">
            <text:p>Wehlener Sonnenuhr Riesling Spätlese</text:p>
          </table:table-cell>
          <table:table-cell office:value-type="string">
            <text:p>S.A. Prüm</text:p>
          </table:table-cell>
          <table:table-cell office:value-type="float" office:value="45.685547">
            <text:p>45.6855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Sonnenuhr Wehlen S.A. Prüm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28500">
            <text:p>2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f3nnxhwmvhes883nr9</text:p>
          </table:table-cell>
          <table:table-cell office:value-type="string">
            <text:p>WHITE</text:p>
          </table:table-cell>
          <table:table-cell office:value-type="string">
            <text:p>Wehlener Sonnenuhr Riesling Spätlese</text:p>
          </table:table-cell>
          <table:table-cell office:value-type="string">
            <text:p>S.A. Prüm</text:p>
          </table:table-cell>
          <table:table-cell office:value-type="float" office:value="45.685547">
            <text:p>45.6855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orsheim Riesling Joj. Bapt. Schäf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n94p396f671pr292b</text:p>
          </table:table-cell>
          <table:table-cell office:value-type="string">
            <text:p>WHITE</text:p>
          </table:table-cell>
          <table:table-cell office:value-type="string">
            <text:p>Dorsheim Riesling</text:p>
          </table:table-cell>
          <table:table-cell office:value-type="string">
            <text:p>Joh. Bapt. Sch­āfer</text:p>
          </table:table-cell>
          <table:table-cell office:value-type="float" office:value="37.74447">
            <text:p>37.744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17/21/23 La Rose de Manincor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88.01172">
            <text:p>88.011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q9tnae6gf7ykec8g</text:p>
          </table:table-cell>
          <table:table-cell office:value-type="string">
            <text:p>RED</text:p>
          </table:table-cell>
          <table:table-cell office:value-type="string">
            <text:p>Blauburgunder</text:p>
          </table:table-cell>
          <table:table-cell office:value-type="string">
            <text:p>Colterenzio (Schreckbichl)</text:p>
          </table:table-cell>
          <table:table-cell office:value-type="float" office:value="27.682129">
            <text:p>27.6821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Kellerei Trami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3150">
            <text:p>3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sjwga0x64t8fsfjq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Tramin</text:p>
          </table:table-cell>
          <table:table-cell office:value-type="float" office:value="35.370796">
            <text:p>35.3707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Siebeneich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olterenzio (Schreckbichl)</text:p>
          </table:table-cell>
          <table:table-cell office:value-type="float" office:value="39.502346">
            <text:p>39.5023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nelius Merlot | Cabernet Sauvignon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Vigna Sori Ginestra Conterno Fantin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2.879356">
            <text:p>62.879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 Cabernet S. | Cabernet F. Tenuta di San Guid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1995">
            <text:p>1995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8.253975">
            <text:p>48.253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Taber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5.948647">
            <text:p>45.948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Frauenrigl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g6p05dtb3mt48nevbyebg4</text:p>
          </table:table-cell>
          <table:table-cell office:value-type="string">
            <text:p>RED</text:p>
          </table:table-cell>
          <table:table-cell office:value-type="string">
            <text:p>Lagrein Riserva Frauenrigl</text:p>
          </table:table-cell>
          <table:table-cell office:value-type="string">
            <text:p>Cantina Kurtatsch</text:p>
          </table:table-cell>
          <table:table-cell office:value-type="float" office:value="44.390003">
            <text:p>44.390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Frauenrigl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g6p05dtb3mt48nevbyebg4</text:p>
          </table:table-cell>
          <table:table-cell office:value-type="string">
            <text:p>RED</text:p>
          </table:table-cell>
          <table:table-cell office:value-type="string">
            <text:p>Lagrein Riserva Frauenrigl</text:p>
          </table:table-cell>
          <table:table-cell office:value-type="string">
            <text:p>Cantina Kurtatsch</text:p>
          </table:table-cell>
          <table:table-cell office:value-type="float" office:value="44.390003">
            <text:p>44.390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Taber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5.948647">
            <text:p>45.948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Mason di Mason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8100">
            <text:p>28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5.38554">
            <text:p>45.385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Mason di Mason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8100">
            <text:p>28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5.38554">
            <text:p>45.385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Ludwig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48.27736">
            <text:p>48.277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Ludwig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48.27736">
            <text:p>48.277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Ludwig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48.27736">
            <text:p>48.277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iserva Mazon J. Hofstätt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jbg57e1h6ts3237p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J. Hofstätter</text:p>
          </table:table-cell>
          <table:table-cell office:value-type="float" office:value="39.14622">
            <text:p>39.146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San Urbano J. Hofstätt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40.204475">
            <text:p>40.204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Freienfeld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Cabernet Sauvignon Riserva Freienfeld</text:p>
          </table:table-cell>
          <table:table-cell office:value-type="string">
            <text:p>Cantina Kurtatsch</text:p>
          </table:table-cell>
          <table:table-cell office:value-type="float" office:value="36.34105">
            <text:p>36.341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Quintessenz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5.449287">
            <text:p>45.4492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8200">
            <text:p>1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8200">
            <text:p>18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kunst.stück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r2a29wese6gmcd1f</text:p>
          </table:table-cell>
          <table:table-cell office:value-type="string">
            <text:p>RED</text:p>
          </table:table-cell>
          <table:table-cell office:value-type="string">
            <text:p>Kunst.Stück Cabernet Sauvignon Riserva</text:p>
          </table:table-cell>
          <table:table-cell office:value-type="string">
            <text:p>Kellerei Kaltern</text:p>
          </table:table-cell>
          <table:table-cell office:value-type="float" office:value="53.851875">
            <text:p>53.8518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Pfarrhof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2200">
            <text:p>12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v42gdt04614dpwthzqn23w</text:p>
          </table:table-cell>
          <table:table-cell office:value-type="string">
            <text:p>RED</text:p>
          </table:table-cell>
          <table:table-cell office:value-type="string">
            <text:p>Cabernet Sauvignon Riserva Pfarrhof</text:p>
          </table:table-cell>
          <table:table-cell office:value-type="string">
            <text:p>Kellerei Kaltern</text:p>
          </table:table-cell>
          <table:table-cell office:value-type="float" office:value="48.932266">
            <text:p>48.9322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Lafoa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4">
            <text:p>2004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00635">
            <text:p>35.900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tel Campan Merlot | Cabernet Franc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4100">
            <text:p>2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50.247536">
            <text:p>50.247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cus Cabernet franc | Merlot Walter Schull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0400">
            <text:p>20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52.287228">
            <text:p>52.2872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istar Edizione Sölva &amp; Söh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0800">
            <text:p>20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32.488293">
            <text:p>32.4882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if Unterganz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3.294586">
            <text:p>33.2945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if Unterganz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0300">
            <text:p>20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3.294586">
            <text:p>33.2945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if Unterganz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3.294586">
            <text:p>33.2945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if Unterganz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0900">
            <text:p>20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3.294586">
            <text:p>33.2945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cus Selection Cabernet Franc | Merlot Walter Schull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52.287228">
            <text:p>52.2872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ugum Merlot I Cabernet Sauvignon Peter Dipol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7.73259">
            <text:p>57.732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nelius Merlot | Cabernet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nelius Merlot | Cabernet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5">
            <text:p>2005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nelius Merlot | Cabernet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1999">
            <text:p>1999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Colterenzio (Schreckbichl)</text:p>
          </table:table-cell>
          <table:table-cell office:value-type="float" office:value="38.16667">
            <text:p>38.16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 Leonardo BIO Tenuta San Leonar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94.19123">
            <text:p>94.19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 Leonardo BIO Tenuta San Leonard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3">
            <text:p>2013</text:p>
          </table:table-cell>
          <table:table-cell office:value-type="float" office:value="41600">
            <text:p>41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94.19123">
            <text:p>94.19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Tom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7200">
            <text:p>1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Pietro dal Cero Cà dei Fra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4200">
            <text:p>2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48.01798">
            <text:p>48.01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Tommasi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3">
            <text:p>2013</text:p>
          </table:table-cell>
          <table:table-cell office:value-type="float" office:value="41000">
            <text:p>4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2">
            <text:p>2012</text:p>
          </table:table-cell>
          <table:table-cell office:value-type="float" office:value="35500">
            <text:p>3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Tom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Tom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7jvwzm9fs59scz3p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Tommasi</text:p>
          </table:table-cell>
          <table:table-cell office:value-type="float" office:value="29.45158">
            <text:p>29.45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0443">
            <text:p>28.950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stasera Riserv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6ajfw8xnmfax6dmj</text:p>
          </table:table-cell>
          <table:table-cell office:value-type="string">
            <text:p>RED</text:p>
          </table:table-cell>
          <table:table-cell office:value-type="string">
            <text:p>Amarone della Valpolicella Classico Riserva Costasera</text:p>
          </table:table-cell>
          <table:table-cell office:value-type="string">
            <text:p>Masi</text:p>
          </table:table-cell>
          <table:table-cell office:value-type="float" office:value="30.10965">
            <text:p>30.109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Sangiovese Fontodi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100">
            <text:p>10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f0t49p6s4b6nvkdv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Fontodi</text:p>
          </table:table-cell>
          <table:table-cell office:value-type="float" office:value="46.30584">
            <text:p>46.30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epparello Sangiovese Isole ed Olen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9900">
            <text:p>2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46.882835">
            <text:p>46.8828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Serre Nuove Tenuta d. Ornell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7.49801">
            <text:p>47.498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l Blu Merlot I Cabernet Sauvingon I Sangiovese Branc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3.516083">
            <text:p>43.516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62000">
            <text:p>6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Caparz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24q2k0cz3vf0ptm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parzo</text:p>
          </table:table-cell>
          <table:table-cell office:value-type="float" office:value="43.655678">
            <text:p>43.6556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ignanello Sangiovese | Cabernet Sauvignon Tenuta Tignanell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9500">
            <text:p>2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86.05624">
            <text:p>86.05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Costan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41.10086">
            <text:p>41.100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Tenuta la Fug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mr6459rcm3p1vctqh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La Fuga</text:p>
          </table:table-cell>
          <table:table-cell office:value-type="float" office:value="48.642025">
            <text:p>48.642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63000">
            <text:p>6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Castel Giocon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285446">
            <text:p>40.285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63500">
            <text:p>6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CastelGiocon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300">
            <text:p>16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285446">
            <text:p>40.285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Sangiovese Costan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41.10086">
            <text:p>41.100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uemani Cabernet Franc Duemani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37500">
            <text:p>3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8e4ne1eqt4kapfrq</text:p>
          </table:table-cell>
          <table:table-cell office:value-type="string">
            <text:p>RED</text:p>
          </table:table-cell>
          <table:table-cell office:value-type="string">
            <text:p>Cabernet Franc Bio</text:p>
          </table:table-cell>
          <table:table-cell office:value-type="string">
            <text:p>Duemani</text:p>
          </table:table-cell>
          <table:table-cell office:value-type="float" office:value="76.89612">
            <text:p>76.896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tra Cabernet Sauvignon | Merlot Pet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66.99666">
            <text:p>66.99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tra Cabernet Sauvignon | Merlot Pet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66.99666">
            <text:p>66.99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ltrovino Merlot | Cabernet Franc Duemani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dzf22y4hpzrmqha</text:p>
          </table:table-cell>
          <table:table-cell office:value-type="string">
            <text:p>RED</text:p>
          </table:table-cell>
          <table:table-cell office:value-type="string">
            <text:p>Altrovino Merlot e Cabernet Franc</text:p>
          </table:table-cell>
          <table:table-cell office:value-type="string">
            <text:p>Duemani</text:p>
          </table:table-cell>
          <table:table-cell office:value-type="float" office:value="51.16457">
            <text:p>51.16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ce Merlot | Sangiovese Luce della Vi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9500">
            <text:p>2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54.43142">
            <text:p>54.431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 Sodi di San Nicolo Castellar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6800">
            <text:p>2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2hxt8mx9sfhqn7vs</text:p>
          </table:table-cell>
          <table:table-cell office:value-type="string">
            <text:p>RED</text:p>
          </table:table-cell>
          <table:table-cell office:value-type="string">
            <text:p>I Sodi di S. Niccolò</text:p>
          </table:table-cell>
          <table:table-cell office:value-type="string">
            <text:p>Castellare</text:p>
          </table:table-cell>
          <table:table-cell office:value-type="float" office:value="45.371315">
            <text:p>45.371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l Pareto Cabernet Sauvignon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7400">
            <text:p>17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ptp4r68vg492ppq5</text:p>
          </table:table-cell>
          <table:table-cell office:value-type="string">
            <text:p>RED</text:p>
          </table:table-cell>
          <table:table-cell office:value-type="string">
            <text:p>Cabernet Sauvignon Il Pareto</text:p>
          </table:table-cell>
          <table:table-cell office:value-type="string">
            <text:p>Tenuta di Nozzole</text:p>
          </table:table-cell>
          <table:table-cell office:value-type="float" office:value="38.926414">
            <text:p>38.9264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Ornellaia Tenuta d. Ornellaia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5">
            <text:p>2015</text:p>
          </table:table-cell>
          <table:table-cell office:value-type="float" office:value="119900">
            <text:p>1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86.315">
            <text:p>86.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uemani Cabernet Franc Duemani BI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5">
            <text:p>2015</text:p>
          </table:table-cell>
          <table:table-cell office:value-type="float" office:value="75200">
            <text:p>7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8e4ne1eqt4kapfrq</text:p>
          </table:table-cell>
          <table:table-cell office:value-type="string">
            <text:p>RED</text:p>
          </table:table-cell>
          <table:table-cell office:value-type="string">
            <text:p>Cabernet Franc Bio</text:p>
          </table:table-cell>
          <table:table-cell office:value-type="string">
            <text:p>Duemani</text:p>
          </table:table-cell>
          <table:table-cell office:value-type="float" office:value="76.89612">
            <text:p>76.896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uidalberto Merlot Tenuta di San Guid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0">
            <text:p>2010</text:p>
          </table:table-cell>
          <table:table-cell office:value-type="float" office:value="28500">
            <text:p>2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51.022053">
            <text:p>51.0220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lari Faro Rosso Palar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3900">
            <text:p>1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fk4nw0p6arrgaes0</text:p>
          </table:table-cell>
          <table:table-cell office:value-type="string">
            <text:p>RED</text:p>
          </table:table-cell>
          <table:table-cell office:value-type="string">
            <text:p>Faro</text:p>
          </table:table-cell>
          <table:table-cell office:value-type="string">
            <text:p>Palari</text:p>
          </table:table-cell>
          <table:table-cell office:value-type="float" office:value="67.14583">
            <text:p>67.14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is. Montestefano Prod. del Barbare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9200">
            <text:p>1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9zh5abyetfdb1es8</text:p>
          </table:table-cell>
          <table:table-cell office:value-type="string">
            <text:p>RED</text:p>
          </table:table-cell>
          <table:table-cell office:value-type="string">
            <text:p>Barbaresco Riserva Montestefano</text:p>
          </table:table-cell>
          <table:table-cell office:value-type="string">
            <text:p>Produttori del Barbaresco</text:p>
          </table:table-cell>
          <table:table-cell office:value-type="float" office:value="68.50594">
            <text:p>68.50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is. Rabaja Nebbiolo Prod. del Barbare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9200">
            <text:p>1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fpqfq5ecnb6ftey7</text:p>
          </table:table-cell>
          <table:table-cell office:value-type="string">
            <text:p>RED</text:p>
          </table:table-cell>
          <table:table-cell office:value-type="string">
            <text:p>Barbaresco Riserva Rabajà</text:p>
          </table:table-cell>
          <table:table-cell office:value-type="string">
            <text:p>Produttori del Barbaresco</text:p>
          </table:table-cell>
          <table:table-cell office:value-type="float" office:value="68.01691">
            <text:p>68.016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’Asti Montebruna Braid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cvskr4debpczwvbs</text:p>
          </table:table-cell>
          <table:table-cell office:value-type="string">
            <text:p>RED</text:p>
          </table:table-cell>
          <table:table-cell office:value-type="string">
            <text:p>Barbera d'Asti Montebruna</text:p>
          </table:table-cell>
          <table:table-cell office:value-type="string">
            <text:p>Braida</text:p>
          </table:table-cell>
          <table:table-cell office:value-type="float" office:value="50.073395">
            <text:p>50.073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Vanotu Nebbiolo Pelisser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trdje9dthhee31azb</text:p>
          </table:table-cell>
          <table:table-cell office:value-type="string">
            <text:p>RED</text:p>
          </table:table-cell>
          <table:table-cell office:value-type="string">
            <text:p>Barbaresco Vanotu</text:p>
          </table:table-cell>
          <table:table-cell office:value-type="string">
            <text:p>Pelissero</text:p>
          </table:table-cell>
          <table:table-cell office:value-type="float" office:value="46.909267">
            <text:p>46.9092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pra Langhe Rosso Conterno Fantin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cxj45kvtaz1ykbh0</text:p>
          </table:table-cell>
          <table:table-cell office:value-type="string">
            <text:p>RED</text:p>
          </table:table-cell>
          <table:table-cell office:value-type="string">
            <text:p>Monprà</text:p>
          </table:table-cell>
          <table:table-cell office:value-type="string">
            <text:p>Conterno Fantino</text:p>
          </table:table-cell>
          <table:table-cell office:value-type="float" office:value="53.15905">
            <text:p>53.15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Martinenga Nebbiolo Marchesi di Gresy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vfefewmwzk9bd1hq</text:p>
          </table:table-cell>
          <table:table-cell office:value-type="string">
            <text:p>RED</text:p>
          </table:table-cell>
          <table:table-cell office:value-type="string">
            <text:p>Barbaresco Martinenga</text:p>
          </table:table-cell>
          <table:table-cell office:value-type="string">
            <text:p>Marchesi di Gresy</text:p>
          </table:table-cell>
          <table:table-cell office:value-type="float" office:value="54.029945">
            <text:p>54.029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Castiglione Nebbiolo Viet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5.488342">
            <text:p>45.4883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s Magnum Primitivo Gianfranco Fin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8666">
            <text:p>50.468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tivo Primitivo | Negroamaro Cante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y256b4g3k400p4kqw</text:p>
          </table:table-cell>
          <table:table-cell office:value-type="string">
            <text:p>RED</text:p>
          </table:table-cell>
          <table:table-cell office:value-type="string">
            <text:p>Amativo</text:p>
          </table:table-cell>
          <table:table-cell office:value-type="string">
            <text:p>Cantele</text:p>
          </table:table-cell>
          <table:table-cell office:value-type="float" office:value="40.22093">
            <text:p>40.220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30 Blaufränkisch Alter Berg BIO Heinri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700">
            <text:p>17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jta8zhqgcb2s5750</text:p>
          </table:table-cell>
          <table:table-cell office:value-type="string">
            <text:p>RED</text:p>
          </table:table-cell>
          <table:table-cell office:value-type="string">
            <text:p>Blaufränkisch Alter Berg</text:p>
          </table:table-cell>
          <table:table-cell office:value-type="string">
            <text:p>Heinrich</text:p>
          </table:table-cell>
          <table:table-cell office:value-type="float" office:value="38.34899">
            <text:p>38.348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30 Blaufränkisch Alter Berg BIO Heinrich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35900">
            <text:p>3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jta8zhqgcb2s5750</text:p>
          </table:table-cell>
          <table:table-cell office:value-type="string">
            <text:p>RED</text:p>
          </table:table-cell>
          <table:table-cell office:value-type="string">
            <text:p>Blaufränkisch Alter Berg</text:p>
          </table:table-cell>
          <table:table-cell office:value-type="string">
            <text:p>Heinrich</text:p>
          </table:table-cell>
          <table:table-cell office:value-type="float" office:value="38.34899">
            <text:p>38.348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1 Redstone Reserve Capelands Estate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5">
            <text:p>2015</text:p>
          </table:table-cell>
          <table:table-cell office:value-type="float" office:value="29900">
            <text:p>2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7.08452">
            <text:p>47.08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scato Rosa Franz Haas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22">
            <text:p>2022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0s127wjc6zgn9vet</text:p>
          </table:table-cell>
          <table:table-cell office:value-type="string">
            <text:p>DESSERT</text:p>
          </table:table-cell>
          <table:table-cell office:value-type="string">
            <text:p>Moscato Rosa Schweizer</text:p>
          </table:table-cell>
          <table:table-cell office:value-type="string">
            <text:p>Franz Haas</text:p>
          </table:table-cell>
          <table:table-cell office:value-type="float" office:value="37.31471">
            <text:p>37.314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runa Gewürztraminer Kellerei Kurtatsch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hz00t59h6cbpvjyb</text:p>
          </table:table-cell>
          <table:table-cell office:value-type="string">
            <text:p>DESSERT</text:p>
          </table:table-cell>
          <table:table-cell office:value-type="string">
            <text:p>Passito ARUNA</text:p>
          </table:table-cell>
          <table:table-cell office:value-type="string">
            <text:p>Cantina Kurtatsch</text:p>
          </table:table-cell>
          <table:table-cell office:value-type="float" office:value="31.524614">
            <text:p>31.5246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nthus Petit Manseng Schreckbichl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btsck03hp1c4s7r</text:p>
          </table:table-cell>
          <table:table-cell office:value-type="string">
            <text:p>DESSERT</text:p>
          </table:table-cell>
          <table:table-cell office:value-type="string">
            <text:p>Passito Canthus</text:p>
          </table:table-cell>
          <table:table-cell office:value-type="string">
            <text:p>Colterenzio (Schreckbichl)</text:p>
          </table:table-cell>
          <table:table-cell office:value-type="float" office:value="32.735405">
            <text:p>32.7354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Petit Petit Manseng Manincor BI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pkd3v8xn0y8j9vbw</text:p>
          </table:table-cell>
          <table:table-cell office:value-type="string">
            <text:p>DESSERT</text:p>
          </table:table-cell>
          <table:table-cell office:value-type="string">
            <text:p>Le Petit Bio</text:p>
          </table:table-cell>
          <table:table-cell office:value-type="string">
            <text:p>Manincor</text:p>
          </table:table-cell>
          <table:table-cell office:value-type="float" office:value="49.077682">
            <text:p>49.077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Petit Petit Manseng Manincor BI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pkd3v8xn0y8j9vbw</text:p>
          </table:table-cell>
          <table:table-cell office:value-type="string">
            <text:p>DESSERT</text:p>
          </table:table-cell>
          <table:table-cell office:value-type="string">
            <text:p>Le Petit Bio</text:p>
          </table:table-cell>
          <table:table-cell office:value-type="string">
            <text:p>Manincor</text:p>
          </table:table-cell>
          <table:table-cell office:value-type="float" office:value="49.077682">
            <text:p>49.077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ssi Goldmuskateller Kellerei Mera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mmfgvpx93fc7z0sn</text:p>
          </table:table-cell>
          <table:table-cell office:value-type="string">
            <text:p>DESSERT</text:p>
          </table:table-cell>
          <table:table-cell office:value-type="string">
            <text:p>Goldmuskateller Passito Sissi</text:p>
          </table:table-cell>
          <table:table-cell office:value-type="string">
            <text:p>Kellerei Meran</text:p>
          </table:table-cell>
          <table:table-cell office:value-type="float" office:value="51.333595">
            <text:p>51.3335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scato d’Asti Sarac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50">
            <text:p>3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rw7835n9rgta1xv34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Saracco</text:p>
          </table:table-cell>
          <table:table-cell office:value-type="float" office:value="41.91883">
            <text:p>41.91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scato d’Asti Saracc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rw7835n9rgta1xv34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Saracco</text:p>
          </table:table-cell>
          <table:table-cell office:value-type="float" office:value="41.91883">
            <text:p>41.91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ux Chai , Jurancon doux Cave de G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0evw78t9tj8jtz1zdt</text:p>
          </table:table-cell>
          <table:table-cell office:value-type="string">
            <text:p>DESSERT</text:p>
          </table:table-cell>
          <table:table-cell office:value-type="string">
            <text:p>Le Vieux Chai</text:p>
          </table:table-cell>
          <table:table-cell office:value-type="string">
            <text:p>Cave des Producteurs de Jurançon</text:p>
          </table:table-cell>
          <table:table-cell office:value-type="float" office:value="40.444992">
            <text:p>40.4449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ternes Carmes de Rieussec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qt3x10w77883zszj</text:p>
          </table:table-cell>
          <table:table-cell office:value-type="string">
            <text:p>DESSERT</text:p>
          </table:table-cell>
          <table:table-cell office:value-type="string">
            <text:p>Sauternes Carmes de Rieussec</text:p>
          </table:table-cell>
          <table:table-cell office:value-type="string">
            <text:p>Château Rieussec</text:p>
          </table:table-cell>
          <table:table-cell office:value-type="float" office:value="49.449516">
            <text:p>49.4495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d’Yqueme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42900">
            <text:p>4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cp5fb4jqaz1epampm</text:p>
          </table:table-cell>
          <table:table-cell office:value-type="string">
            <text:p>DESSERT</text:p>
          </table:table-cell>
          <table:table-cell office:value-type="string">
            <text:p>Sauternes d'Yquem</text:p>
          </table:table-cell>
          <table:table-cell office:value-type="string">
            <text:p>Château d'Yquem</text:p>
          </table:table-cell>
          <table:table-cell office:value-type="float" office:value="39.39214">
            <text:p>39.39214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Arun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Arund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Rosé Arun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Rosé Arund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Extra Brut Metodo Classico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Souvignier Gris Liesele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Rosè Bronner | Johanniter Liesele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nciacorta Gr. Cuvée Brut Alma Bellavis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nciacorta Gr. Cuvée Brut Alma Bellavis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nciacorta Rosé Montenis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lavio Trento Doc Chardonnay Rota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Cristal Louis Roedere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3500">
            <text:p>4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Brut Rosé Dom Perign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53900">
            <text:p>5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Brut Evidence Bernard Bremo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Parcellaire Millesime Bernard Bremo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Brut Blanc de Noirs Philippe Gilbe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Grand Cuvee 172 Edition Kru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500">
            <text:p>3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Cuveé Louise Millésimé Pomme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Pinot Noir | Chardonnay Ruina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Pinot Noir | Chardonnay Ruinart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7500">
            <text:p>2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Rosé Chardonnay | Pinot Noir Ruina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Rosé Chardonnay | Pinot Noir Ruinart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3500">
            <text:p>3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nc de Blanc Chardonnay Ruina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nc de Blanc Chardonnay Ruinart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 Alcohol Free Sparkling Tea Com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yserod Alcohol Free Sparkling Tea Com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ysegron Alcohol Free Sparkling Tea Com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„La Maiena“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50">
            <text:p>3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Luma Rom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St. Valentin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St. Valentin Kellerei St. Micha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St. Valentin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Weingut Doná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Luma Weingut Rom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Tannenberg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Tannenberg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Exclusiv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Riserva Grand Lafoa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Vinschgau Falk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würztraminer Nussbaumer Traminer Kellere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würztraminer Epokale Traminer Kellere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ylvaner Alte Reben Riserva Pa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 Aristos Eisacktaler Kellere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scato Giallo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Ebeneich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 Contessa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Nörder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DJJ Weiss Weingut Nikl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Nama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erlaner Grande Cuveé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1800">
            <text:p>21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 Liv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bolla Gialla Roncalto Liv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Vie di Roman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50">
            <text:p>5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erdicchio Franz ‘’Superiore’’ Tenuta di F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50">
            <text:p>6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Pomino Benef. Ris.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Pomino Benef. Ris.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ncerre Sauvignon Francois Mill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njou Chauvigne Chenin Blanc Richo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blis Chardonnay Domaine Fev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Jacques Prieu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ursault Dom. Andre Goich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ssagne Montrachet Andre Goich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ote du Rhone Blanc Dom. de la Solitud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acherenc Blanc Petit Courbu Chateau Mont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stone Ros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stone Ros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ernatsch „La Maiena“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Abtei Abtei Mu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Porphyr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. Kristan Egger Ram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Riserva Istrice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istar Cabernet Franc Riserva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Sauvignon Ris. Staffes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Franc Nicolussi Leck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Brenntal Kellerei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Nussleiten Castel Saleg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Ris. Ludwig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Marinus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Schweizer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Ris. St. Valentin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Jura Nals -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50">
            <text:p>52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Luma Rom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Ris. Exclusiv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Ris. Exclusiv LIM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Ris. Exclusiv LIM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The Wine Collection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900">
            <text:p>1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Aton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Lehmont Riserva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Il Conte Manincor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istar Rot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istar Rot Sölva &amp; Söh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ccará Merlot | Cabernet Franc Weingut Eich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iareblu Merlot | Cabernet Sauvignon Liv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eroldego Luigi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passo della Valpolicell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passo della Valpolicella Tom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policella Superiore De Bu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Corvina | Rondinella | Molinara Allegr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50">
            <text:p>11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della Valpolicella Romano dal Fo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47500">
            <text:p>4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della Valpolicella Romano dal Fo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8500">
            <text:p>4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della Valpolicella Romano dal Fo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49500">
            <text:p>4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Campolongo di Torbe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24900">
            <text:p>2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arrubium Riserva del Bono Masseria le Fabric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cca di Lupo Aglianico Tormaresca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cca di Lupo Aglianico Tormaresca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Sauvignon Tasca d’Almeri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Duca Enrico Duca di Salaparu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nsella Nizza Riserva Barbera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icco dell’ Uccellone Barbera Brai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ntepulciano Don Giovanni Tenuta di Fra’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grantino di Montefalco Lungarot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ubesco Rosso Riserva Lungarot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ubesco Rosso Riserva Lungarot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Sangioves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50">
            <text:p>46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Gran Selezione Tenuta Tigna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Riserva La Forra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Gran Selezion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850">
            <text:p>68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nello di Montalcino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nello di Montalcino Banf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CastelGiocon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nello di Montalcino Riserva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3400">
            <text:p>13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La Mag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nello di Montalcino Sangiovese Poggio Anti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nello di Montalcino Riserva Col d’Orcia B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elvante Cabernet Franc T. Campo al M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agari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alazzi Merlot Tenuta di Trin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ontugo Merlot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ontugo Merlot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 Maione Merlot Frescoba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Il Borro IGT Tenuta Ferragam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olaia Tenuta Tigna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 Nino Sangiovese Tenute del Cabre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atarocchio Cabernet Franc Ten. Guado al Ta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43500">
            <text:p>4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ignale Cabernet Sauvignon | Merlot Cast. di Querc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ignale Cabernet Sauvignon | Merlot Cast. di Querc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 Corte Sangiovese Cast. di Querc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 Corte Sangiovese Cast. di Querc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Ornello Di Frasinello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cca di Frasinello Rocca di Frasinell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asseto Merlot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9900">
            <text:p>13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asseto Merlot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0500">
            <text:p>14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asseto Merlot Tenuta d.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25000">
            <text:p>12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50 &amp; 50 Sangiovese I Merlot Avignonesi &amp; Cap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50 &amp; 50 Sangiovese I Merlot Avignonesi &amp; Cap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Il Pareto Collezione Annate Stor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0550">
            <text:p>10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Il Pareto Collezione Annate Stor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2550">
            <text:p>12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Il Pareto Collezione Annate Storiche Tenuta di Nozzo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87">
            <text:p>1987</text:p>
          </table:table-cell>
          <table:table-cell office:value-type="float" office:value="13550">
            <text:p>135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e Pergole Tort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e Pergole Tort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0200">
            <text:p>30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e Pergole Torte Montever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9800">
            <text:p>2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inata Montever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600">
            <text:p>1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R1 Redstone Grand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R1 Malbec Special Reserve Capelands Esta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vrey Chambertin Les Platieres Domaine Guy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700">
            <text:p>1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Lynch Bages Cabernet S. | Merlot | Cabernet F. | Petit Verd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1500">
            <text:p>3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omtesse de Lalande Pichon Longuevil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7500">
            <text:p>3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omtesse de Lalande Pichon Longuevil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39500">
            <text:p>3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Mauvesin Barton Cabernet F. | Cabernet S. | Mer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âteau Poujeaux Cabernet Sauvignon |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Ducru Beaucaillou Cabernet S. | Merlot | Cabernet F. | PV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2500">
            <text:p>4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Pontac Lynch Cabernet S. | Cabernet F. | Merlot | Petit Verd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du Tertre Cabernet S. | Merlot | Cabernet F. | Petit Verd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âteau Labegorc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Croix Mouton Cabernet Sauvignon | Mer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Sociando Mallet Merlot | Cabernet Sauvignon | Cabernet F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Ampelia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Puygueraud Merlot | Cabernet Sauvignon | Malbe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âteau La Lagu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Cermes Haut Brion Cabernet F. | Merlot | Cabernet S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500">
            <text:p>3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Daugay Merlot | Cabernet Franc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5800">
            <text:p>25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Angelus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3700">
            <text:p>83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Pavie Macquin Merlot | Cabernet Franc | Cabernet Sauvign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1600">
            <text:p>21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Vieux Merlot | Cabernet Franc Chateau Certa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5600">
            <text:p>45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Vieux Merlot | Cabernet Franc Chateau Certa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85">
            <text:p>1985</text:p>
          </table:table-cell>
          <table:table-cell office:value-type="float" office:value="49500">
            <text:p>4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 L'Evangile Merlot | Cabernet Fr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24600">
            <text:p>2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âteau La Croix de Ga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ote du Rhone Dom. de la Solitud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teauneuf du Pape Dom. de la Solitud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Nova Domus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Exclusiv Plon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Tannenberg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Tannenberg Manincor BI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stelli di Jesi Verdicchio Tenuta di F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stelli di Jesi Verdicchio Tenuta di F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della Valpolicella Masi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erva Steinraffler Josef Hofstätte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Cornell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erva Sigis Mundus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erva Sigis Mundus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4">
            <text:p>2004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erva Sigis Mundus Schreckbich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1">
            <text:p>2001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Jura Nals Margreid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Franz Haas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Siebeneich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Siebeneich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Riserva Istrice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350">
            <text:p>103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13/14/18 Cabernet Mumelter Kellerei Boze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200">
            <text:p>13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Riserva One by One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istar Rot Sölva &amp; Söh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istar Rot Sölva &amp; Söhne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29300">
            <text:p>29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istar Edizione Riserva Sölva &amp; Söh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5200">
            <text:p>25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13/14/19 Soma Merlot | Cabernet Kellerei Kurtats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– Lagrein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ccara Merlot | Cabernet Weingut Eichenstei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– Lagrein Kellerei Meran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15">
            <text:p>2015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Sangiovese Tenuta di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Sangiovese Tenuta di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Riserva La Forra Tenuta di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Riserva La Forra Tenuta di Nozzol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Sangiovese Tenuta Tignanell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 Corte Sangiovese Cast. di Quercet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ucente Merlot | Sangiovese Luce della Vi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ignale Cabernet Sauvignon | Merlot Cast. di Quercet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200">
            <text:p>17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disanti Tolain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iserno Merlot | Cabernet | Petit Verdot Tenuta di Bisern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0500">
            <text:p>30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 Nino Sangiovese Tenuta del Cabre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23500">
            <text:p>2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 il Borgo Tenute del Cabreo</text:p>
          </table:table-cell>
          <table:table-cell office:value-type="string"/>
          <table:table-cell office:value-type="string"/>
          <table:table-cell office:value-type="string">
            <text:p>BORDEAUX_JEROBOAM</text:p>
          </table:table-cell>
          <table:table-cell office:value-type="float" office:value="2020">
            <text:p>2020</text:p>
          </table:table-cell>
          <table:table-cell office:value-type="float" office:value="46800">
            <text:p>4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ul Merlot | Refosco | Cabernet Sauvignon Ermaco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Tasca d’Almerit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200">
            <text:p>12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R1 Redstone Grand Reserve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R1 Redstone Cabernet Sauvignon | Malbec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R1 Redstone Cabernet Sauvignon | Malbec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edstone Cabernet Sauvignon | Malbec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edstone Cabernet Sauvignon | Malbec Capelands Estat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en Rye Zibibbo Donnafugata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ternes Chateau Coutet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